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2mm"/>
    </style:style>
    <style:style style:name="co2" style:family="table-column">
      <style:table-column-properties fo:break-before="auto" style:column-width="15.58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26.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elium in Helium (gas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/>
          <table:table-cell office:value-type="string" calcext:value-type="string">
            <text:p><text:s/>Ion</text:p>
          </table:table-cell>
          <table:table-cell table:number-columns-repeated="2" office:value-type="string" calcext:value-type="string">
            <text:p><text:s text:c="6"/>dE/dx</text:p>
          </table:table-cell>
          <table:table-cell office:value-type="string" calcext:value-type="string">
            <text:p><text:s text:c="4"/>Pro</text:p>
          </table:table-cell>
          <table:table-cell office:value-type="string" calcext:value-type="string">
            <text:p>ject</text:p>
          </table:table-cell>
          <table:table-cell office:value-type="string" calcext:value-type="string">
            <text:p>ed <text:s/>Long</text:p>
          </table:table-cell>
          <table:table-cell office:value-type="string" calcext:value-type="string">
            <text:p>itud</text:p>
          </table:table-cell>
          <table:table-cell office:value-type="string" calcext:value-type="string">
            <text:p>inal <text:s text:c="2"/>Later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<text:s text:c="6"/>Elec.</text:p>
          </table:table-cell>
          <table:table-cell office:value-type="string" calcext:value-type="string">
            <text:p><text:s text:c="6"/>Nuclea</text:p>
          </table:table-cell>
          <table:table-cell office:value-type="string" calcext:value-type="string">
            <text:p>r <text:s text:c="4"/>R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<text:s text:c="5"/>Str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ing <text:s text:c="2"/>Straggl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 <text:s/>------</text:p>
          </table:table-cell>
          <table:table-cell office:value-type="string" calcext:value-type="string">
            <text:p>---- -------</text:p>
          </table:table-cell>
          <table:table-cell office:value-type="string" calcext:value-type="string">
            <text:p>--- 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 <text:s/>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 <text:s/>----------</text:p>
          </table:table-cell>
          <table:table-cell table:number-columns-repeated="9"/>
        </table:table-row>
        <table:table-row table:style-name="ro1">
          <table:table-cell office:value-type="float" office:value="9.99999" calcext:value-type="float">
            <text:p>9,99999</text:p>
          </table:table-cell>
          <table:table-cell office:value-type="string" calcext:value-type="string">
            <text:p><text:s/>eV</text:p>
          </table:table-cell>
          <table:table-cell office:value-type="float" office:value="0.01094" calcext:value-type="float">
            <text:p>0,01094</text:p>
          </table:table-cell>
          <table:table-cell office:value-type="float" office:value="0.2181" calcext:value-type="float">
            <text:p>0,2181</text:p>
          </table:table-cell>
          <table:table-cell office:value-type="float" office:value="2.31" calcext:value-type="float">
            <text:p>2,31</text:p>
          </table:table-cell>
          <table:table-cell office:value-type="string" calcext:value-type="string">
            <text:p>um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07 um</text:p>
          </table:table-cell>
          <table:table-cell table:number-columns-repeated="2"/>
          <table:table-cell table:formula="of:=[.E4]*0.000001" office:value-type="float" office:value="0.00000231" calcext:value-type="float">
            <text:p>2,31E-06</text:p>
          </table:table-cell>
          <table:table-cell table:formula="of:=[.A4]" office:value-type="float" office:value="9.99999" calcext:value-type="float">
            <text:p>9,99999</text:p>
          </table:table-cell>
          <table:table-cell table:number-columns-repeated="3"/>
          <table:table-cell table:formula="of:=([.$L$160]-[.L4])/[.$L$160]" office:value-type="float" office:value="0.99999595354459" calcext:value-type="float">
            <text:p>0,99999595354459</text:p>
          </table:table-cell>
          <table:table-cell table:formula="of:=[.M4]/[.$M$160]" office:value-type="float" office:value="0.000000999999" calcext:value-type="float">
            <text:p>9,99999E-07</text:p>
          </table:table-cell>
        </table:table-row>
        <table:table-row table:style-name="ro1">
          <table:table-cell office:value-type="float" office:value="10.9999" calcext:value-type="float">
            <text:p>10,9999</text:p>
          </table:table-cell>
          <table:table-cell office:value-type="string" calcext:value-type="string">
            <text:p><text:s/>eV</text:p>
          </table:table-cell>
          <table:table-cell office:value-type="float" office:value="0.01148" calcext:value-type="float">
            <text:p>0,01148</text:p>
          </table:table-cell>
          <table:table-cell office:value-type="float" office:value="0.2253" calcext:value-type="float">
            <text:p>0,2253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um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13 um</text:p>
          </table:table-cell>
          <table:table-cell table:number-columns-repeated="2"/>
          <table:table-cell table:formula="of:=[.E5]*0.000001" office:value-type="float" office:value="0.00000244" calcext:value-type="float">
            <text:p>2,44E-06</text:p>
          </table:table-cell>
          <table:table-cell table:formula="of:=[.A5]" office:value-type="float" office:value="10.9999" calcext:value-type="float">
            <text:p>10,9999</text:p>
          </table:table-cell>
          <table:table-cell table:number-columns-repeated="3"/>
          <table:table-cell table:formula="of:=([.$L$160]-[.L5])/[.$L$160]" office:value-type="float" office:value="0.999995725821991" calcext:value-type="float">
            <text:p>0,999995725821991</text:p>
          </table:table-cell>
          <table:table-cell table:formula="of:=[.M5]/[.$M$160]" office:value-type="float" office:value="0.00000109999" calcext:value-type="float">
            <text:p>1,09999E-06</text:p>
          </table:table-cell>
        </table:table-row>
        <table:table-row table:style-name="ro1">
          <table:table-cell office:value-type="float" office:value="11.9999" calcext:value-type="float">
            <text:p>11,9999</text:p>
          </table:table-cell>
          <table:table-cell office:value-type="string" calcext:value-type="string">
            <text:p><text:s/>eV</text:p>
          </table:table-cell>
          <table:table-cell office:value-type="float" office:value="0.01199" calcext:value-type="float">
            <text:p>0,01199</text:p>
          </table:table-cell>
          <table:table-cell office:value-type="float" office:value="0.232" calcext:value-type="float">
            <text:p>0,232</text:p>
          </table:table-cell>
          <table:table-cell office:value-type="float" office:value="2.57" calcext:value-type="float">
            <text:p>2,57</text:p>
          </table:table-cell>
          <table:table-cell office:value-type="string" calcext:value-type="string">
            <text:p>um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18 um</text:p>
          </table:table-cell>
          <table:table-cell table:number-columns-repeated="2"/>
          <table:table-cell table:formula="of:=[.E6]*0.000001" office:value-type="float" office:value="0.00000257" calcext:value-type="float">
            <text:p>2,57E-06</text:p>
          </table:table-cell>
          <table:table-cell table:formula="of:=[.A6]" office:value-type="float" office:value="11.9999" calcext:value-type="float">
            <text:p>11,9999</text:p>
          </table:table-cell>
          <table:table-cell table:number-columns-repeated="3"/>
          <table:table-cell table:formula="of:=([.$L$160]-[.L6])/[.$L$160]" office:value-type="float" office:value="0.999995498099392" calcext:value-type="float">
            <text:p>0,999995498099392</text:p>
          </table:table-cell>
          <table:table-cell table:formula="of:=[.M6]/[.$M$160]" office:value-type="float" office:value="0.00000119999" calcext:value-type="float">
            <text:p>1,19999E-06</text:p>
          </table:table-cell>
        </table:table-row>
        <table:table-row table:style-name="ro1">
          <table:table-cell office:value-type="float" office:value="12.9999" calcext:value-type="float">
            <text:p>12,9999</text:p>
          </table:table-cell>
          <table:table-cell office:value-type="string" calcext:value-type="string">
            <text:p><text:s/>eV</text:p>
          </table:table-cell>
          <table:table-cell office:value-type="float" office:value="0.01248" calcext:value-type="float">
            <text:p>0,01248</text:p>
          </table:table-cell>
          <table:table-cell office:value-type="float" office:value="0.2381" calcext:value-type="float">
            <text:p>0,2381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um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24 um</text:p>
          </table:table-cell>
          <table:table-cell table:number-columns-repeated="2"/>
          <table:table-cell table:formula="of:=[.E7]*0.000001" office:value-type="float" office:value="0.0000027" calcext:value-type="float">
            <text:p>2,7E-06</text:p>
          </table:table-cell>
          <table:table-cell table:formula="of:=[.A7]" office:value-type="float" office:value="12.9999" calcext:value-type="float">
            <text:p>12,9999</text:p>
          </table:table-cell>
          <table:table-cell table:number-columns-repeated="3"/>
          <table:table-cell table:formula="of:=([.$L$160]-[.L7])/[.$L$160]" office:value-type="float" office:value="0.999995270376793" calcext:value-type="float">
            <text:p>0,999995270376793</text:p>
          </table:table-cell>
          <table:table-cell table:formula="of:=[.M7]/[.$M$160]" office:value-type="float" office:value="0.00000129999" calcext:value-type="float">
            <text:p>1,29999E-06</text:p>
          </table:table-cell>
        </table:table-row>
        <table:table-row table:style-name="ro1">
          <table:table-cell office:value-type="float" office:value="13.9999" calcext:value-type="float">
            <text:p>13,9999</text:p>
          </table:table-cell>
          <table:table-cell office:value-type="string" calcext:value-type="string">
            <text:p><text:s/>eV</text:p>
          </table:table-cell>
          <table:table-cell office:value-type="float" office:value="0.01295" calcext:value-type="float">
            <text:p>0,01295</text:p>
          </table:table-cell>
          <table:table-cell office:value-type="float" office:value="0.2438" calcext:value-type="float">
            <text:p>0,2438</text:p>
          </table:table-cell>
          <table:table-cell office:value-type="float" office:value="2.83" calcext:value-type="float">
            <text:p>2,83</text:p>
          </table:table-cell>
          <table:table-cell office:value-type="string" calcext:value-type="string">
            <text:p>um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29 um</text:p>
          </table:table-cell>
          <table:table-cell table:number-columns-repeated="2"/>
          <table:table-cell table:formula="of:=[.E8]*0.000001" office:value-type="float" office:value="0.00000283" calcext:value-type="float">
            <text:p>2,83E-06</text:p>
          </table:table-cell>
          <table:table-cell table:formula="of:=[.A8]" office:value-type="float" office:value="13.9999" calcext:value-type="float">
            <text:p>13,9999</text:p>
          </table:table-cell>
          <table:table-cell table:number-columns-repeated="3"/>
          <table:table-cell table:formula="of:=([.$L$160]-[.L8])/[.$L$160]" office:value-type="float" office:value="0.999995042654195" calcext:value-type="float">
            <text:p>0,999995042654195</text:p>
          </table:table-cell>
          <table:table-cell table:formula="of:=[.M8]/[.$M$160]" office:value-type="float" office:value="0.00000139999" calcext:value-type="float">
            <text:p>1,39999E-06</text:p>
          </table:table-cell>
        </table:table-row>
        <table:table-row table:style-name="ro1">
          <table:table-cell office:value-type="float" office:value="14.9999" calcext:value-type="float">
            <text:p>14,9999</text:p>
          </table:table-cell>
          <table:table-cell office:value-type="string" calcext:value-type="string">
            <text:p><text:s/>eV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2491" calcext:value-type="float">
            <text:p>0,2491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um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34 um</text:p>
          </table:table-cell>
          <table:table-cell table:number-columns-repeated="2"/>
          <table:table-cell table:formula="of:=[.E9]*0.000001" office:value-type="float" office:value="0.00000295" calcext:value-type="float">
            <text:p>2,95E-06</text:p>
          </table:table-cell>
          <table:table-cell table:formula="of:=[.A9]" office:value-type="float" office:value="14.9999" calcext:value-type="float">
            <text:p>14,9999</text:p>
          </table:table-cell>
          <table:table-cell table:number-columns-repeated="3"/>
          <table:table-cell table:formula="of:=([.$L$160]-[.L9])/[.$L$160]" office:value-type="float" office:value="0.999994832448719" calcext:value-type="float">
            <text:p>0,999994832448719</text:p>
          </table:table-cell>
          <table:table-cell table:formula="of:=[.M9]/[.$M$160]" office:value-type="float" office:value="0.00000149999" calcext:value-type="float">
            <text:p>1,49999E-06</text:p>
          </table:table-cell>
        </table:table-row>
        <table:table-row table:style-name="ro1">
          <table:table-cell office:value-type="float" office:value="15.9999" calcext:value-type="float">
            <text:p>15,9999</text:p>
          </table:table-cell>
          <table:table-cell office:value-type="string" calcext:value-type="string">
            <text:p><text:s/>eV</text:p>
          </table:table-cell>
          <table:table-cell office:value-type="float" office:value="0.01384" calcext:value-type="float">
            <text:p>0,01384</text:p>
          </table:table-cell>
          <table:table-cell office:value-type="float" office:value="0.254" calcext:value-type="float">
            <text:p>0,254</text:p>
          </table:table-cell>
          <table:table-cell office:value-type="float" office:value="3.08" calcext:value-type="float">
            <text:p>3,08</text:p>
          </table:table-cell>
          <table:table-cell office:value-type="string" calcext:value-type="string">
            <text:p>um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39 um</text:p>
          </table:table-cell>
          <table:table-cell table:number-columns-repeated="2"/>
          <table:table-cell table:formula="of:=[.E10]*0.000001" office:value-type="float" office:value="0.00000308" calcext:value-type="float">
            <text:p>3,08E-06</text:p>
          </table:table-cell>
          <table:table-cell table:formula="of:=[.A10]" office:value-type="float" office:value="15.9999" calcext:value-type="float">
            <text:p>15,9999</text:p>
          </table:table-cell>
          <table:table-cell table:number-columns-repeated="3"/>
          <table:table-cell table:formula="of:=([.$L$160]-[.L10])/[.$L$160]" office:value-type="float" office:value="0.99999460472612" calcext:value-type="float">
            <text:p>0,99999460472612</text:p>
          </table:table-cell>
          <table:table-cell table:formula="of:=[.M10]/[.$M$160]" office:value-type="float" office:value="0.00000159999" calcext:value-type="float">
            <text:p>1,59999E-06</text:p>
          </table:table-cell>
        </table:table-row>
        <table:table-row table:style-name="ro1">
          <table:table-cell office:value-type="float" office:value="16.9999" calcext:value-type="float">
            <text:p>16,9999</text:p>
          </table:table-cell>
          <table:table-cell office:value-type="string" calcext:value-type="string">
            <text:p><text:s/>eV</text:p>
          </table:table-cell>
          <table:table-cell office:value-type="float" office:value="0.01427" calcext:value-type="float">
            <text:p>0,01427</text:p>
          </table:table-cell>
          <table:table-cell office:value-type="float" office:value="0.2587" calcext:value-type="float">
            <text:p>0,2587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44 um</text:p>
          </table:table-cell>
          <table:table-cell table:number-columns-repeated="2"/>
          <table:table-cell table:formula="of:=[.E11]*0.000001" office:value-type="float" office:value="0.0000032" calcext:value-type="float">
            <text:p>3,2E-06</text:p>
          </table:table-cell>
          <table:table-cell table:formula="of:=[.A11]" office:value-type="float" office:value="16.9999" calcext:value-type="float">
            <text:p>16,9999</text:p>
          </table:table-cell>
          <table:table-cell table:number-columns-repeated="3"/>
          <table:table-cell table:formula="of:=([.$L$160]-[.L11])/[.$L$160]" office:value-type="float" office:value="0.999994394520644" calcext:value-type="float">
            <text:p>0,999994394520644</text:p>
          </table:table-cell>
          <table:table-cell table:formula="of:=[.M11]/[.$M$160]" office:value-type="float" office:value="0.00000169999" calcext:value-type="float">
            <text:p>1,69999E-06</text:p>
          </table:table-cell>
        </table:table-row>
        <table:table-row table:style-name="ro1">
          <table:table-cell office:value-type="float" office:value="17.9999" calcext:value-type="float">
            <text:p>17,9999</text:p>
          </table:table-cell>
          <table:table-cell office:value-type="string" calcext:value-type="string">
            <text:p><text:s/>eV</text:p>
          </table:table-cell>
          <table:table-cell office:value-type="float" office:value="0.01468" calcext:value-type="float">
            <text:p>0,01468</text:p>
          </table:table-cell>
          <table:table-cell office:value-type="float" office:value="0.2631" calcext:value-type="float">
            <text:p>0,2631</text:p>
          </table:table-cell>
          <table:table-cell office:value-type="float" office:value="3.32" calcext:value-type="float">
            <text:p>3,32</text:p>
          </table:table-cell>
          <table:table-cell office:value-type="string" calcext:value-type="string">
            <text:p>um</text:p>
          </table:table-cell>
          <table:table-cell office:value-type="float" office:value="2.06" calcext:value-type="float">
            <text:p>2,0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48 um</text:p>
          </table:table-cell>
          <table:table-cell table:number-columns-repeated="2"/>
          <table:table-cell table:formula="of:=[.E12]*0.000001" office:value-type="float" office:value="0.00000332" calcext:value-type="float">
            <text:p>3,32E-06</text:p>
          </table:table-cell>
          <table:table-cell table:formula="of:=[.A12]" office:value-type="float" office:value="17.9999" calcext:value-type="float">
            <text:p>17,9999</text:p>
          </table:table-cell>
          <table:table-cell table:number-columns-repeated="3"/>
          <table:table-cell table:formula="of:=([.$L$160]-[.L12])/[.$L$160]" office:value-type="float" office:value="0.999994184315168" calcext:value-type="float">
            <text:p>0,999994184315168</text:p>
          </table:table-cell>
          <table:table-cell table:formula="of:=[.M12]/[.$M$160]" office:value-type="float" office:value="0.00000179999" calcext:value-type="float">
            <text:p>1,79999E-06</text:p>
          </table:table-cell>
        </table:table-row>
        <table:table-row table:style-name="ro1">
          <table:table-cell office:value-type="float" office:value="19.9999" calcext:value-type="float">
            <text:p>19,9999</text:p>
          </table:table-cell>
          <table:table-cell office:value-type="string" calcext:value-type="string">
            <text:p><text:s/>eV</text:p>
          </table:table-cell>
          <table:table-cell office:value-type="float" office:value="0.01548" calcext:value-type="float">
            <text:p>0,01548</text:p>
          </table:table-cell>
          <table:table-cell office:value-type="float" office:value="0.2712" calcext:value-type="float">
            <text:p>0,2712</text:p>
          </table:table-cell>
          <table:table-cell office:value-type="float" office:value="3.55" calcext:value-type="float">
            <text:p>3,55</text:p>
          </table:table-cell>
          <table:table-cell office:value-type="string" calcext:value-type="string">
            <text:p>um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58 um</text:p>
          </table:table-cell>
          <table:table-cell table:number-columns-repeated="2"/>
          <table:table-cell table:formula="of:=[.E13]*0.000001" office:value-type="float" office:value="0.00000355" calcext:value-type="float">
            <text:p>3,55E-06</text:p>
          </table:table-cell>
          <table:table-cell table:formula="of:=[.A13]" office:value-type="float" office:value="19.9999" calcext:value-type="float">
            <text:p>19,9999</text:p>
          </table:table-cell>
          <table:table-cell table:number-columns-repeated="3"/>
          <table:table-cell table:formula="of:=([.$L$160]-[.L13])/[.$L$160]" office:value-type="float" office:value="0.999993781421339" calcext:value-type="float">
            <text:p>0,999993781421339</text:p>
          </table:table-cell>
          <table:table-cell table:formula="of:=[.M13]/[.$M$160]" office:value-type="float" office:value="0.00000199999" calcext:value-type="float">
            <text:p>1,99999E-06</text:p>
          </table:table-cell>
        </table:table-row>
        <table:table-row table:style-name="ro1">
          <table:table-cell office:value-type="float" office:value="22.4999" calcext:value-type="float">
            <text:p>22,4999</text:p>
          </table:table-cell>
          <table:table-cell office:value-type="string" calcext:value-type="string">
            <text:p><text:s/>eV</text:p>
          </table:table-cell>
          <table:table-cell office:value-type="float" office:value="0.01641" calcext:value-type="float">
            <text:p>0,01641</text:p>
          </table:table-cell>
          <table:table-cell office:value-type="float" office:value="0.2801" calcext:value-type="float">
            <text:p>0,2801</text:p>
          </table:table-cell>
          <table:table-cell office:value-type="float" office:value="3.83" calcext:value-type="float">
            <text:p>3,83</text:p>
          </table:table-cell>
          <table:table-cell office:value-type="string" calcext:value-type="string">
            <text:p>um</text:p>
          </table:table-cell>
          <table:table-cell office:value-type="float" office:value="2.34" calcext:value-type="float">
            <text:p>2,3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69 um</text:p>
          </table:table-cell>
          <table:table-cell table:number-columns-repeated="2"/>
          <table:table-cell table:formula="of:=[.E14]*0.000001" office:value-type="float" office:value="0.00000383" calcext:value-type="float">
            <text:p>3,83E-06</text:p>
          </table:table-cell>
          <table:table-cell table:formula="of:=[.A14]" office:value-type="float" office:value="22.4999" calcext:value-type="float">
            <text:p>22,4999</text:p>
          </table:table-cell>
          <table:table-cell table:number-columns-repeated="3"/>
          <table:table-cell table:formula="of:=([.$L$160]-[.L14])/[.$L$160]" office:value-type="float" office:value="0.999993290941896" calcext:value-type="float">
            <text:p>0,999993290941896</text:p>
          </table:table-cell>
          <table:table-cell table:formula="of:=[.M14]/[.$M$160]" office:value-type="float" office:value="0.00000224999" calcext:value-type="float">
            <text:p>2,24999E-06</text:p>
          </table:table-cell>
        </table:table-row>
        <table:table-row table:style-name="ro1">
          <table:table-cell office:value-type="float" office:value="24.9999" calcext:value-type="float">
            <text:p>24,9999</text:p>
          </table:table-cell>
          <table:table-cell office:value-type="string" calcext:value-type="string">
            <text:p><text:s/>eV</text:p>
          </table:table-cell>
          <table:table-cell office:value-type="float" office:value="0.0173" calcext:value-type="float">
            <text:p>0,0173</text:p>
          </table:table-cell>
          <table:table-cell office:value-type="float" office:value="0.288" calcext:value-type="float">
            <text:p>0,288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um</text:p>
          </table:table-cell>
          <table:table-cell office:value-type="float" office:value="2.49" calcext:value-type="float">
            <text:p>2,4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80 um</text:p>
          </table:table-cell>
          <table:table-cell table:number-columns-repeated="2"/>
          <table:table-cell table:formula="of:=[.E15]*0.000001" office:value-type="float" office:value="0.00000411" calcext:value-type="float">
            <text:p>4,11E-06</text:p>
          </table:table-cell>
          <table:table-cell table:formula="of:=[.A15]" office:value-type="float" office:value="24.9999" calcext:value-type="float">
            <text:p>24,9999</text:p>
          </table:table-cell>
          <table:table-cell table:number-columns-repeated="3"/>
          <table:table-cell table:formula="of:=([.$L$160]-[.L15])/[.$L$160]" office:value-type="float" office:value="0.999992800462452" calcext:value-type="float">
            <text:p>0,999992800462452</text:p>
          </table:table-cell>
          <table:table-cell table:formula="of:=[.M15]/[.$M$160]" office:value-type="float" office:value="0.00000249999" calcext:value-type="float">
            <text:p>2,49999E-06</text:p>
          </table:table-cell>
        </table:table-row>
        <table:table-row table:style-name="ro1">
          <table:table-cell office:value-type="float" office:value="27.4999" calcext:value-type="float">
            <text:p>27,4999</text:p>
          </table:table-cell>
          <table:table-cell office:value-type="string" calcext:value-type="string">
            <text:p><text:s/>eV</text:p>
          </table:table-cell>
          <table:table-cell office:value-type="float" office:value="0.01815" calcext:value-type="float">
            <text:p>0,01815</text:p>
          </table:table-cell>
          <table:table-cell office:value-type="float" office:value="0.2951" calcext:value-type="float">
            <text:p>0,2951</text:p>
          </table:table-cell>
          <table:table-cell office:value-type="float" office:value="4.38" calcext:value-type="float">
            <text:p>4,38</text:p>
          </table:table-cell>
          <table:table-cell office:value-type="string" calcext:value-type="string">
            <text:p>um</text:p>
          </table:table-cell>
          <table:table-cell office:value-type="float" office:value="2.63" calcext:value-type="float">
            <text:p>2,6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90 um</text:p>
          </table:table-cell>
          <table:table-cell table:number-columns-repeated="2"/>
          <table:table-cell table:formula="of:=[.E16]*0.000001" office:value-type="float" office:value="0.00000438" calcext:value-type="float">
            <text:p>4,38E-06</text:p>
          </table:table-cell>
          <table:table-cell table:formula="of:=[.A16]" office:value-type="float" office:value="27.4999" calcext:value-type="float">
            <text:p>27,4999</text:p>
          </table:table-cell>
          <table:table-cell table:number-columns-repeated="3"/>
          <table:table-cell table:formula="of:=([.$L$160]-[.L16])/[.$L$160]" office:value-type="float" office:value="0.999992327500131" calcext:value-type="float">
            <text:p>0,999992327500131</text:p>
          </table:table-cell>
          <table:table-cell table:formula="of:=[.M16]/[.$M$160]" office:value-type="float" office:value="0.00000274999" calcext:value-type="float">
            <text:p>2,74999E-06</text:p>
          </table:table-cell>
        </table:table-row>
        <table:table-row table:style-name="ro1">
          <table:table-cell office:value-type="float" office:value="29.9999" calcext:value-type="float">
            <text:p>29,9999</text:p>
          </table:table-cell>
          <table:table-cell office:value-type="string" calcext:value-type="string">
            <text:p><text:s/>eV</text:p>
          </table:table-cell>
          <table:table-cell office:value-type="float" office:value="0.01895" calcext:value-type="float">
            <text:p>0,01895</text:p>
          </table:table-cell>
          <table:table-cell office:value-type="float" office:value="0.3015" calcext:value-type="float">
            <text:p>0,3015</text:p>
          </table:table-cell>
          <table:table-cell office:value-type="float" office:value="4.65" calcext:value-type="float">
            <text:p>4,65</text:p>
          </table:table-cell>
          <table:table-cell office:value-type="string" calcext:value-type="string">
            <text:p>um</text:p>
          </table:table-cell>
          <table:table-cell office:value-type="float" office:value="2.77" calcext:value-type="float">
            <text:p>2,7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00 um</text:p>
          </table:table-cell>
          <table:table-cell table:number-columns-repeated="2"/>
          <table:table-cell table:formula="of:=[.E17]*0.000001" office:value-type="float" office:value="0.00000465" calcext:value-type="float">
            <text:p>4,65E-06</text:p>
          </table:table-cell>
          <table:table-cell table:formula="of:=[.A17]" office:value-type="float" office:value="29.9999" calcext:value-type="float">
            <text:p>29,9999</text:p>
          </table:table-cell>
          <table:table-cell table:number-columns-repeated="3"/>
          <table:table-cell table:formula="of:=([.$L$160]-[.L17])/[.$L$160]" office:value-type="float" office:value="0.99999185453781" calcext:value-type="float">
            <text:p>0,99999185453781</text:p>
          </table:table-cell>
          <table:table-cell table:formula="of:=[.M17]/[.$M$160]" office:value-type="float" office:value="0.00000299999" calcext:value-type="float">
            <text:p>2,99999E-06</text:p>
          </table:table-cell>
        </table:table-row>
        <table:table-row table:style-name="ro1">
          <table:table-cell office:value-type="float" office:value="32.4999" calcext:value-type="float">
            <text:p>32,4999</text:p>
          </table:table-cell>
          <table:table-cell office:value-type="string" calcext:value-type="string">
            <text:p><text:s/>eV</text:p>
          </table:table-cell>
          <table:table-cell office:value-type="float" office:value="0.01973" calcext:value-type="float">
            <text:p>0,01973</text:p>
          </table:table-cell>
          <table:table-cell office:value-type="float" office:value="0.3072" calcext:value-type="float">
            <text:p>0,3072</text:p>
          </table:table-cell>
          <table:table-cell office:value-type="float" office:value="4.91" calcext:value-type="float">
            <text:p>4,91</text:p>
          </table:table-cell>
          <table:table-cell office:value-type="string" calcext:value-type="string">
            <text:p>um</text:p>
          </table:table-cell>
          <table:table-cell office:value-type="float" office:value="2.91" calcext:value-type="float">
            <text:p>2,9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10 um</text:p>
          </table:table-cell>
          <table:table-cell table:number-columns-repeated="2"/>
          <table:table-cell table:formula="of:=[.E18]*0.000001" office:value-type="float" office:value="0.00000491" calcext:value-type="float">
            <text:p>4,91E-06</text:p>
          </table:table-cell>
          <table:table-cell table:formula="of:=[.A18]" office:value-type="float" office:value="32.4999" calcext:value-type="float">
            <text:p>32,4999</text:p>
          </table:table-cell>
          <table:table-cell table:number-columns-repeated="3"/>
          <table:table-cell table:formula="of:=([.$L$160]-[.L18])/[.$L$160]" office:value-type="float" office:value="0.999991399092613" calcext:value-type="float">
            <text:p>0,999991399092613</text:p>
          </table:table-cell>
          <table:table-cell table:formula="of:=[.M18]/[.$M$160]" office:value-type="float" office:value="0.00000324999" calcext:value-type="float">
            <text:p>3,24999E-06</text:p>
          </table:table-cell>
        </table:table-row>
        <table:table-row table:style-name="ro1">
          <table:table-cell office:value-type="float" office:value="34.9999" calcext:value-type="float">
            <text:p>34,9999</text:p>
          </table:table-cell>
          <table:table-cell office:value-type="string" calcext:value-type="string">
            <text:p><text:s/>eV</text:p>
          </table:table-cell>
          <table:table-cell office:value-type="float" office:value="0.02047" calcext:value-type="float">
            <text:p>0,02047</text:p>
          </table:table-cell>
          <table:table-cell office:value-type="float" office:value="0.3125" calcext:value-type="float">
            <text:p>0,3125</text:p>
          </table:table-cell>
          <table:table-cell office:value-type="float" office:value="5.17" calcext:value-type="float">
            <text:p>5,17</text:p>
          </table:table-cell>
          <table:table-cell office:value-type="string" calcext:value-type="string">
            <text:p>um</text:p>
          </table:table-cell>
          <table:table-cell office:value-type="float" office:value="3.05" calcext:value-type="float">
            <text:p>3,0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20 um</text:p>
          </table:table-cell>
          <table:table-cell table:number-columns-repeated="2"/>
          <table:table-cell table:formula="of:=[.E19]*0.000001" office:value-type="float" office:value="0.00000517" calcext:value-type="float">
            <text:p>5,17E-06</text:p>
          </table:table-cell>
          <table:table-cell table:formula="of:=[.A19]" office:value-type="float" office:value="34.9999" calcext:value-type="float">
            <text:p>34,9999</text:p>
          </table:table-cell>
          <table:table-cell table:number-columns-repeated="3"/>
          <table:table-cell table:formula="of:=([.$L$160]-[.L19])/[.$L$160]" office:value-type="float" office:value="0.999990943647415" calcext:value-type="float">
            <text:p>0,999990943647415</text:p>
          </table:table-cell>
          <table:table-cell table:formula="of:=[.M19]/[.$M$160]" office:value-type="float" office:value="0.00000349999" calcext:value-type="float">
            <text:p>3,49999E-06</text:p>
          </table:table-cell>
        </table:table-row>
        <table:table-row table:style-name="ro1">
          <table:table-cell office:value-type="float" office:value="37.4999" calcext:value-type="float">
            <text:p>37,4999</text:p>
          </table:table-cell>
          <table:table-cell office:value-type="string" calcext:value-type="string">
            <text:p><text:s/>eV</text:p>
          </table:table-cell>
          <table:table-cell office:value-type="float" office:value="0.02119" calcext:value-type="float">
            <text:p>0,02119</text:p>
          </table:table-cell>
          <table:table-cell office:value-type="float" office:value="0.3173" calcext:value-type="float">
            <text:p>0,3173</text:p>
          </table:table-cell>
          <table:table-cell office:value-type="float" office:value="5.42" calcext:value-type="float">
            <text:p>5,42</text:p>
          </table:table-cell>
          <table:table-cell office:value-type="string" calcext:value-type="string">
            <text:p>um</text:p>
          </table:table-cell>
          <table:table-cell office:value-type="float" office:value="3.18" calcext:value-type="float">
            <text:p>3,1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30 um</text:p>
          </table:table-cell>
          <table:table-cell table:number-columns-repeated="2"/>
          <table:table-cell table:formula="of:=[.E20]*0.000001" office:value-type="float" office:value="0.00000542" calcext:value-type="float">
            <text:p>5,42E-06</text:p>
          </table:table-cell>
          <table:table-cell table:formula="of:=[.A20]" office:value-type="float" office:value="37.4999" calcext:value-type="float">
            <text:p>37,4999</text:p>
          </table:table-cell>
          <table:table-cell table:number-columns-repeated="3"/>
          <table:table-cell table:formula="of:=([.$L$160]-[.L20])/[.$L$160]" office:value-type="float" office:value="0.999990505719341" calcext:value-type="float">
            <text:p>0,999990505719341</text:p>
          </table:table-cell>
          <table:table-cell table:formula="of:=[.M20]/[.$M$160]" office:value-type="float" office:value="0.00000374999" calcext:value-type="float">
            <text:p>3,74999E-06</text:p>
          </table:table-cell>
        </table:table-row>
        <table:table-row table:style-name="ro1">
          <table:table-cell office:value-type="float" office:value="39.9999" calcext:value-type="float">
            <text:p>39,9999</text:p>
          </table:table-cell>
          <table:table-cell office:value-type="string" calcext:value-type="string">
            <text:p><text:s/>eV</text:p>
          </table:table-cell>
          <table:table-cell office:value-type="float" office:value="0.02189" calcext:value-type="float">
            <text:p>0,02189</text:p>
          </table:table-cell>
          <table:table-cell office:value-type="float" office:value="0.3217" calcext:value-type="float">
            <text:p>0,3217</text:p>
          </table:table-cell>
          <table:table-cell office:value-type="float" office:value="5.67" calcext:value-type="float">
            <text:p>5,67</text:p>
          </table:table-cell>
          <table:table-cell office:value-type="string" calcext:value-type="string">
            <text:p>um</text:p>
          </table:table-cell>
          <table:table-cell office:value-type="float" office:value="3.31" calcext:value-type="float">
            <text:p>3,3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39 um</text:p>
          </table:table-cell>
          <table:table-cell table:number-columns-repeated="2"/>
          <table:table-cell table:formula="of:=[.E21]*0.000001" office:value-type="float" office:value="0.00000567" calcext:value-type="float">
            <text:p>5,67E-06</text:p>
          </table:table-cell>
          <table:table-cell table:formula="of:=[.A21]" office:value-type="float" office:value="39.9999" calcext:value-type="float">
            <text:p>39,9999</text:p>
          </table:table-cell>
          <table:table-cell table:number-columns-repeated="3"/>
          <table:table-cell table:formula="of:=([.$L$160]-[.L21])/[.$L$160]" office:value-type="float" office:value="0.999990067791266" calcext:value-type="float">
            <text:p>0,999990067791266</text:p>
          </table:table-cell>
          <table:table-cell table:formula="of:=[.M21]/[.$M$160]" office:value-type="float" office:value="0.00000399999" calcext:value-type="float">
            <text:p>3,99999E-06</text:p>
          </table:table-cell>
        </table:table-row>
        <table:table-row table:style-name="ro1">
          <table:table-cell office:value-type="float" office:value="44.9999" calcext:value-type="float">
            <text:p>44,9999</text:p>
          </table:table-cell>
          <table:table-cell office:value-type="string" calcext:value-type="string">
            <text:p><text:s/>eV</text:p>
          </table:table-cell>
          <table:table-cell office:value-type="float" office:value="0.02321" calcext:value-type="float">
            <text:p>0,02321</text:p>
          </table:table-cell>
          <table:table-cell office:value-type="float" office:value="0.3295" calcext:value-type="float">
            <text:p>0,3295</text:p>
          </table:table-cell>
          <table:table-cell office:value-type="float" office:value="6.17" calcext:value-type="float">
            <text:p>6,17</text:p>
          </table:table-cell>
          <table:table-cell office:value-type="string" calcext:value-type="string">
            <text:p>um</text:p>
          </table:table-cell>
          <table:table-cell office:value-type="float" office:value="3.56" calcext:value-type="float">
            <text:p>3,5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57 um</text:p>
          </table:table-cell>
          <table:table-cell table:number-columns-repeated="2"/>
          <table:table-cell table:formula="of:=[.E22]*0.000001" office:value-type="float" office:value="0.00000617" calcext:value-type="float">
            <text:p>6,17E-06</text:p>
          </table:table-cell>
          <table:table-cell table:formula="of:=[.A22]" office:value-type="float" office:value="44.9999" calcext:value-type="float">
            <text:p>44,9999</text:p>
          </table:table-cell>
          <table:table-cell table:number-columns-repeated="3"/>
          <table:table-cell table:formula="of:=([.$L$160]-[.L22])/[.$L$160]" office:value-type="float" office:value="0.999989191935116" calcext:value-type="float">
            <text:p>0,999989191935116</text:p>
          </table:table-cell>
          <table:table-cell table:formula="of:=[.M22]/[.$M$160]" office:value-type="float" office:value="0.00000449999" calcext:value-type="float">
            <text:p>4,49999E-06</text:p>
          </table:table-cell>
        </table:table-row>
        <table:table-row table:style-name="ro1">
          <table:table-cell office:value-type="float" office:value="49.9999" calcext:value-type="float">
            <text:p>49,9999</text:p>
          </table:table-cell>
          <table:table-cell office:value-type="string" calcext:value-type="string">
            <text:p><text:s/>eV</text:p>
          </table:table-cell>
          <table:table-cell office:value-type="float" office:value="0.02447" calcext:value-type="float">
            <text:p>0,02447</text:p>
          </table:table-cell>
          <table:table-cell office:value-type="float" office:value="0.3361" calcext:value-type="float">
            <text:p>0,3361</text:p>
          </table:table-cell>
          <table:table-cell office:value-type="float" office:value="6.66" calcext:value-type="float">
            <text:p>6,66</text:p>
          </table:table-cell>
          <table:table-cell office:value-type="string" calcext:value-type="string">
            <text:p>um</text:p>
          </table:table-cell>
          <table:table-cell office:value-type="float" office:value="3.81" calcext:value-type="float">
            <text:p>3,8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75 um</text:p>
          </table:table-cell>
          <table:table-cell table:number-columns-repeated="2"/>
          <table:table-cell table:formula="of:=[.E23]*0.000001" office:value-type="float" office:value="0.00000666" calcext:value-type="float">
            <text:p>6,66E-06</text:p>
          </table:table-cell>
          <table:table-cell table:formula="of:=[.A23]" office:value-type="float" office:value="49.9999" calcext:value-type="float">
            <text:p>49,9999</text:p>
          </table:table-cell>
          <table:table-cell table:number-columns-repeated="3"/>
          <table:table-cell table:formula="of:=([.$L$160]-[.L23])/[.$L$160]" office:value-type="float" office:value="0.99998833359609" calcext:value-type="float">
            <text:p>0,99998833359609</text:p>
          </table:table-cell>
          <table:table-cell table:formula="of:=[.M23]/[.$M$160]" office:value-type="float" office:value="0.00000499999" calcext:value-type="float">
            <text:p>4,99999E-06</text:p>
          </table:table-cell>
        </table:table-row>
        <table:table-row table:style-name="ro1">
          <table:table-cell office:value-type="float" office:value="54.9999" calcext:value-type="float">
            <text:p>54,9999</text:p>
          </table:table-cell>
          <table:table-cell office:value-type="string" calcext:value-type="string">
            <text:p><text:s/>eV</text:p>
          </table:table-cell>
          <table:table-cell office:value-type="float" office:value="0.02566" calcext:value-type="float">
            <text:p>0,02566</text:p>
          </table:table-cell>
          <table:table-cell office:value-type="float" office:value="0.3419" calcext:value-type="float">
            <text:p>0,3419</text:p>
          </table:table-cell>
          <table:table-cell office:value-type="float" office:value="7.14" calcext:value-type="float">
            <text:p>7,14</text:p>
          </table:table-cell>
          <table:table-cell office:value-type="string" calcext:value-type="string">
            <text:p>um</text:p>
          </table:table-cell>
          <table:table-cell office:value-type="float" office:value="4.05" calcext:value-type="float">
            <text:p>4,0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93 um</text:p>
          </table:table-cell>
          <table:table-cell table:number-columns-repeated="2"/>
          <table:table-cell table:formula="of:=[.E24]*0.000001" office:value-type="float" office:value="0.00000714" calcext:value-type="float">
            <text:p>7,14E-06</text:p>
          </table:table-cell>
          <table:table-cell table:formula="of:=[.A24]" office:value-type="float" office:value="54.9999" calcext:value-type="float">
            <text:p>54,9999</text:p>
          </table:table-cell>
          <table:table-cell table:number-columns-repeated="3"/>
          <table:table-cell table:formula="of:=([.$L$160]-[.L24])/[.$L$160]" office:value-type="float" office:value="0.999987492774187" calcext:value-type="float">
            <text:p>0,999987492774187</text:p>
          </table:table-cell>
          <table:table-cell table:formula="of:=[.M24]/[.$M$160]" office:value-type="float" office:value="0.00000549999" calcext:value-type="float">
            <text:p>5,49999E-06</text:p>
          </table:table-cell>
        </table:table-row>
        <table:table-row table:style-name="ro1">
          <table:table-cell office:value-type="float" office:value="59.9999" calcext:value-type="float">
            <text:p>59,9999</text:p>
          </table:table-cell>
          <table:table-cell office:value-type="string" calcext:value-type="string">
            <text:p><text:s/>eV</text:p>
          </table:table-cell>
          <table:table-cell office:value-type="float" office:value="0.0268" calcext:value-type="float">
            <text:p>0,0268</text:p>
          </table:table-cell>
          <table:table-cell office:value-type="float" office:value="0.347" calcext:value-type="float">
            <text:p>0,347</text:p>
          </table:table-cell>
          <table:table-cell office:value-type="float" office:value="7.62" calcext:value-type="float">
            <text:p>7,62</text:p>
          </table:table-cell>
          <table:table-cell office:value-type="string" calcext:value-type="string">
            <text:p>um</text:p>
          </table:table-cell>
          <table:table-cell office:value-type="float" office:value="4.28" calcext:value-type="float">
            <text:p>4,2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3,10 um</text:p>
          </table:table-cell>
          <table:table-cell table:number-columns-repeated="2"/>
          <table:table-cell table:formula="of:=[.E25]*0.000001" office:value-type="float" office:value="0.00000762" calcext:value-type="float">
            <text:p>7,62E-06</text:p>
          </table:table-cell>
          <table:table-cell table:formula="of:=[.A25]" office:value-type="float" office:value="59.9999" calcext:value-type="float">
            <text:p>59,9999</text:p>
          </table:table-cell>
          <table:table-cell table:number-columns-repeated="3"/>
          <table:table-cell table:formula="of:=([.$L$160]-[.L25])/[.$L$160]" office:value-type="float" office:value="0.999986651952283" calcext:value-type="float">
            <text:p>0,999986651952283</text:p>
          </table:table-cell>
          <table:table-cell table:formula="of:=[.M25]/[.$M$160]" office:value-type="float" office:value="0.00000599999" calcext:value-type="float">
            <text:p>5,99999E-06</text:p>
          </table:table-cell>
        </table:table-row>
        <table:table-row table:style-name="ro1">
          <table:table-cell office:value-type="float" office:value="64.9999" calcext:value-type="float">
            <text:p>64,9999</text:p>
          </table:table-cell>
          <table:table-cell office:value-type="string" calcext:value-type="string">
            <text:p><text:s/>eV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3514" calcext:value-type="float">
            <text:p>0,3514</text:p>
          </table:table-cell>
          <table:table-cell office:value-type="float" office:value="8.09" calcext:value-type="float">
            <text:p>8,09</text:p>
          </table:table-cell>
          <table:table-cell office:value-type="string" calcext:value-type="string">
            <text:p>um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3,26 um</text:p>
          </table:table-cell>
          <table:table-cell table:number-columns-repeated="2"/>
          <table:table-cell table:formula="of:=[.E26]*0.000001" office:value-type="float" office:value="0.00000809" calcext:value-type="float">
            <text:p>8,09E-06</text:p>
          </table:table-cell>
          <table:table-cell table:formula="of:=[.A26]" office:value-type="float" office:value="64.9999" calcext:value-type="float">
            <text:p>64,9999</text:p>
          </table:table-cell>
          <table:table-cell table:number-columns-repeated="3"/>
          <table:table-cell table:formula="of:=([.$L$160]-[.L26])/[.$L$160]" office:value-type="float" office:value="0.999985828647503" calcext:value-type="float">
            <text:p>0,999985828647503</text:p>
          </table:table-cell>
          <table:table-cell table:formula="of:=[.M26]/[.$M$160]" office:value-type="float" office:value="0.00000649999" calcext:value-type="float">
            <text:p>6,49999E-06</text:p>
          </table:table-cell>
        </table:table-row>
        <table:table-row table:style-name="ro1">
          <table:table-cell office:value-type="float" office:value="69.9999" calcext:value-type="float">
            <text:p>69,9999</text:p>
          </table:table-cell>
          <table:table-cell office:value-type="string" calcext:value-type="string">
            <text:p><text:s/>eV</text:p>
          </table:table-cell>
          <table:table-cell office:value-type="float" office:value="0.02895" calcext:value-type="float">
            <text:p>0,02895</text:p>
          </table:table-cell>
          <table:table-cell office:value-type="float" office:value="0.3553" calcext:value-type="float">
            <text:p>0,3553</text:p>
          </table:table-cell>
          <table:table-cell office:value-type="float" office:value="8.56" calcext:value-type="float">
            <text:p>8,56</text:p>
          </table:table-cell>
          <table:table-cell office:value-type="string" calcext:value-type="string">
            <text:p>um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3,43 um</text:p>
          </table:table-cell>
          <table:table-cell table:number-columns-repeated="2"/>
          <table:table-cell table:formula="of:=[.E27]*0.000001" office:value-type="float" office:value="0.00000856" calcext:value-type="float">
            <text:p>8,56E-06</text:p>
          </table:table-cell>
          <table:table-cell table:formula="of:=[.A27]" office:value-type="float" office:value="69.9999" calcext:value-type="float">
            <text:p>69,9999</text:p>
          </table:table-cell>
          <table:table-cell table:number-columns-repeated="3"/>
          <table:table-cell table:formula="of:=([.$L$160]-[.L27])/[.$L$160]" office:value-type="float" office:value="0.999985005342722" calcext:value-type="float">
            <text:p>0,999985005342722</text:p>
          </table:table-cell>
          <table:table-cell table:formula="of:=[.M27]/[.$M$160]" office:value-type="float" office:value="0.00000699999" calcext:value-type="float">
            <text:p>6,99999E-06</text:p>
          </table:table-cell>
        </table:table-row>
        <table:table-row table:style-name="ro1">
          <table:table-cell office:value-type="float" office:value="79.9999" calcext:value-type="float">
            <text:p>79,9999</text:p>
          </table:table-cell>
          <table:table-cell office:value-type="string" calcext:value-type="string">
            <text:p><text:s/>eV</text:p>
          </table:table-cell>
          <table:table-cell office:value-type="float" office:value="0.03095" calcext:value-type="float">
            <text:p>0,03095</text:p>
          </table:table-cell>
          <table:table-cell office:value-type="float" office:value="0.3618" calcext:value-type="float">
            <text:p>0,3618</text:p>
          </table:table-cell>
          <table:table-cell office:value-type="float" office:value="9.49" calcext:value-type="float">
            <text:p>9,49</text:p>
          </table:table-cell>
          <table:table-cell office:value-type="string" calcext:value-type="string">
            <text:p>um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3,75 um</text:p>
          </table:table-cell>
          <table:table-cell table:number-columns-repeated="2"/>
          <table:table-cell table:formula="of:=[.E28]*0.000001" office:value-type="float" office:value="0.00000949" calcext:value-type="float">
            <text:p>9,49E-06</text:p>
          </table:table-cell>
          <table:table-cell table:formula="of:=[.A28]" office:value-type="float" office:value="79.9999" calcext:value-type="float">
            <text:p>79,9999</text:p>
          </table:table-cell>
          <table:table-cell table:number-columns-repeated="3"/>
          <table:table-cell table:formula="of:=([.$L$160]-[.L28])/[.$L$160]" office:value-type="float" office:value="0.999983376250285" calcext:value-type="float">
            <text:p>0,999983376250285</text:p>
          </table:table-cell>
          <table:table-cell table:formula="of:=[.M28]/[.$M$160]" office:value-type="float" office:value="0.00000799999" calcext:value-type="float">
            <text:p>7,99999E-06</text:p>
          </table:table-cell>
        </table:table-row>
        <table:table-row table:style-name="ro1">
          <table:table-cell office:value-type="float" office:value="89.9999" calcext:value-type="float">
            <text:p>89,9999</text:p>
          </table:table-cell>
          <table:table-cell office:value-type="string" calcext:value-type="string">
            <text:p><text:s/>eV</text:p>
          </table:table-cell>
          <table:table-cell office:value-type="float" office:value="0.03283" calcext:value-type="float">
            <text:p>0,03283</text:p>
          </table:table-cell>
          <table:table-cell office:value-type="float" office:value="0.3669" calcext:value-type="float">
            <text:p>0,3669</text:p>
          </table:table-cell>
          <table:table-cell office:value-type="float" office:value="10.41" calcext:value-type="float">
            <text:p>10,41</text:p>
          </table:table-cell>
          <table:table-cell office:value-type="string" calcext:value-type="string">
            <text:p>um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4,06 um</text:p>
          </table:table-cell>
          <table:table-cell table:number-columns-repeated="2"/>
          <table:table-cell table:formula="of:=[.E29]*0.000001" office:value-type="float" office:value="0.00001041" calcext:value-type="float">
            <text:p>1,041E-05</text:p>
          </table:table-cell>
          <table:table-cell table:formula="of:=[.A29]" office:value-type="float" office:value="89.9999" calcext:value-type="float">
            <text:p>89,9999</text:p>
          </table:table-cell>
          <table:table-cell table:number-columns-repeated="3"/>
          <table:table-cell table:formula="of:=([.$L$160]-[.L29])/[.$L$160]" office:value-type="float" office:value="0.99998176467497" calcext:value-type="float">
            <text:p>0,99998176467497</text:p>
          </table:table-cell>
          <table:table-cell table:formula="of:=[.M29]/[.$M$160]" office:value-type="float" office:value="0.00000899999" calcext:value-type="float">
            <text:p>8,99999E-06</text:p>
          </table:table-cell>
        </table:table-row>
        <table:table-row table:style-name="ro1">
          <table:table-cell office:value-type="float" office:value="99.9999" calcext:value-type="float">
            <text:p>99,9999</text:p>
          </table:table-cell>
          <table:table-cell office:value-type="string" calcext:value-type="string">
            <text:p><text:s/>eV</text:p>
          </table:table-cell>
          <table:table-cell office:value-type="float" office:value="0.0346" calcext:value-type="float">
            <text:p>0,0346</text:p>
          </table:table-cell>
          <table:table-cell office:value-type="float" office:value="0.3709" calcext:value-type="float">
            <text:p>0,3709</text:p>
          </table:table-cell>
          <table:table-cell office:value-type="float" office:value="11.32" calcext:value-type="float">
            <text:p>11,32</text:p>
          </table:table-cell>
          <table:table-cell office:value-type="string" calcext:value-type="string">
            <text:p>um</text:p>
          </table:table-cell>
          <table:table-cell office:value-type="float" office:value="6.07" calcext:value-type="float">
            <text:p>6,0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4,37 um</text:p>
          </table:table-cell>
          <table:table-cell table:number-columns-repeated="2"/>
          <table:table-cell table:formula="of:=[.E30]*0.000001" office:value-type="float" office:value="0.00001132" calcext:value-type="float">
            <text:p>1,132E-05</text:p>
          </table:table-cell>
          <table:table-cell table:formula="of:=[.A30]" office:value-type="float" office:value="99.9999" calcext:value-type="float">
            <text:p>99,9999</text:p>
          </table:table-cell>
          <table:table-cell table:number-columns-repeated="3"/>
          <table:table-cell table:formula="of:=([.$L$160]-[.L30])/[.$L$160]" office:value-type="float" office:value="0.999980170616778" calcext:value-type="float">
            <text:p>0,999980170616778</text:p>
          </table:table-cell>
          <table:table-cell table:formula="of:=[.M30]/[.$M$160]" office:value-type="float" office:value="0.00000999999" calcext:value-type="float">
            <text:p>9,99999E-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eV</text:p>
          </table:table-cell>
          <table:table-cell office:value-type="float" office:value="0.03629" calcext:value-type="float">
            <text:p>0,03629</text:p>
          </table:table-cell>
          <table:table-cell office:value-type="float" office:value="0.3741" calcext:value-type="float">
            <text:p>0,3741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um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4,67 um</text:p>
          </table:table-cell>
          <table:table-cell table:number-columns-repeated="2"/>
          <table:table-cell table:formula="of:=[.E31]*0.000001" office:value-type="float" office:value="0.00001222" calcext:value-type="float">
            <text:p>1,222E-05</text:p>
          </table:table-cell>
          <table:table-cell table:formula="of:=[.A31]" office:value-type="float" office:value="110" calcext:value-type="float">
            <text:p>110</text:p>
          </table:table-cell>
          <table:table-cell table:number-columns-repeated="3"/>
          <table:table-cell table:formula="of:=([.$L$160]-[.L31])/[.$L$160]" office:value-type="float" office:value="0.999978594075709" calcext:value-type="float">
            <text:p>0,999978594075709</text:p>
          </table:table-cell>
          <table:table-cell table:formula="of:=[.M31]/[.$M$160]" office:value-type="float" office:value="0.000011" calcext:value-type="float">
            <text:p>1,1E-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eV</text:p>
          </table:table-cell>
          <table:table-cell office:value-type="float" office:value="0.03791" calcext:value-type="float">
            <text:p>0,03791</text:p>
          </table:table-cell>
          <table:table-cell office:value-type="float" office:value="0.3766" calcext:value-type="float">
            <text:p>0,3766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um</text:p>
          </table:table-cell>
          <table:table-cell office:value-type="float" office:value="6.92" calcext:value-type="float">
            <text:p>6,9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4,96 um</text:p>
          </table:table-cell>
          <table:table-cell table:number-columns-repeated="2"/>
          <table:table-cell table:formula="of:=[.E32]*0.000001" office:value-type="float" office:value="0.00001312" calcext:value-type="float">
            <text:p>1,312E-05</text:p>
          </table:table-cell>
          <table:table-cell table:formula="of:=[.A32]" office:value-type="float" office:value="120" calcext:value-type="float">
            <text:p>120</text:p>
          </table:table-cell>
          <table:table-cell table:number-columns-repeated="3"/>
          <table:table-cell table:formula="of:=([.$L$160]-[.L32])/[.$L$160]" office:value-type="float" office:value="0.99997701753464" calcext:value-type="float">
            <text:p>0,99997701753464</text:p>
          </table:table-cell>
          <table:table-cell table:formula="of:=[.M32]/[.$M$160]" office:value-type="float" office:value="0.000012" calcext:value-type="float">
            <text:p>1,2E-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eV</text:p>
          </table:table-cell>
          <table:table-cell office:value-type="float" office:value="0.03945" calcext:value-type="float">
            <text:p>0,03945</text:p>
          </table:table-cell>
          <table:table-cell office:value-type="float" office:value="0.3786" calcext:value-type="float">
            <text:p>0,3786</text:p>
          </table:table-cell>
          <table:table-cell office:value-type="float" office:value="14.02" calcext:value-type="float">
            <text:p>14,02</text:p>
          </table:table-cell>
          <table:table-cell office:value-type="string" calcext:value-type="string">
            <text:p>um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5,25 um</text:p>
          </table:table-cell>
          <table:table-cell table:number-columns-repeated="2"/>
          <table:table-cell table:formula="of:=[.E33]*0.000001" office:value-type="float" office:value="0.00001402" calcext:value-type="float">
            <text:p>1,402E-05</text:p>
          </table:table-cell>
          <table:table-cell table:formula="of:=[.A33]" office:value-type="float" office:value="130" calcext:value-type="float">
            <text:p>130</text:p>
          </table:table-cell>
          <table:table-cell table:number-columns-repeated="3"/>
          <table:table-cell table:formula="of:=([.$L$160]-[.L33])/[.$L$160]" office:value-type="float" office:value="0.999975440993571" calcext:value-type="float">
            <text:p>0,999975440993571</text:p>
          </table:table-cell>
          <table:table-cell table:formula="of:=[.M33]/[.$M$160]" office:value-type="float" office:value="0.000013" calcext:value-type="float">
            <text:p>1,3E-05</text:p>
          </table:table-cell>
        </table:table-row>
        <table:table-row table:style-name="ro1">
          <table:table-cell office:value-type="float" office:value="139.999" calcext:value-type="float">
            <text:p>139,999</text:p>
          </table:table-cell>
          <table:table-cell office:value-type="string" calcext:value-type="string">
            <text:p><text:s/>eV</text:p>
          </table:table-cell>
          <table:table-cell office:value-type="float" office:value="0.04094" calcext:value-type="float">
            <text:p>0,04094</text:p>
          </table:table-cell>
          <table:table-cell office:value-type="float" office:value="0.3801" calcext:value-type="float">
            <text:p>0,3801</text:p>
          </table:table-cell>
          <table:table-cell office:value-type="float" office:value="14.91" calcext:value-type="float">
            <text:p>14,91</text:p>
          </table:table-cell>
          <table:table-cell office:value-type="string" calcext:value-type="string">
            <text:p>um</text:p>
          </table:table-cell>
          <table:table-cell office:value-type="float" office:value="7.76" calcext:value-type="float">
            <text:p>7,7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5,54 um</text:p>
          </table:table-cell>
          <table:table-cell table:number-columns-repeated="2"/>
          <table:table-cell table:formula="of:=[.E34]*0.000001" office:value-type="float" office:value="0.00001491" calcext:value-type="float">
            <text:p>1,491E-05</text:p>
          </table:table-cell>
          <table:table-cell table:formula="of:=[.A34]" office:value-type="float" office:value="139.999" calcext:value-type="float">
            <text:p>139,999</text:p>
          </table:table-cell>
          <table:table-cell table:number-columns-repeated="3"/>
          <table:table-cell table:formula="of:=([.$L$160]-[.L34])/[.$L$160]" office:value-type="float" office:value="0.999973881969625" calcext:value-type="float">
            <text:p>0,999973881969625</text:p>
          </table:table-cell>
          <table:table-cell table:formula="of:=[.M34]/[.$M$160]" office:value-type="float" office:value="0.0000139999" calcext:value-type="float">
            <text:p>1,39999E-05</text:p>
          </table:table-cell>
        </table:table-row>
        <table:table-row table:style-name="ro1">
          <table:table-cell office:value-type="float" office:value="149.999" calcext:value-type="float">
            <text:p>149,999</text:p>
          </table:table-cell>
          <table:table-cell office:value-type="string" calcext:value-type="string">
            <text:p><text:s/>eV</text:p>
          </table:table-cell>
          <table:table-cell office:value-type="float" office:value="0.04238" calcext:value-type="float">
            <text:p>0,04238</text:p>
          </table:table-cell>
          <table:table-cell office:value-type="float" office:value="0.3812" calcext:value-type="float">
            <text:p>0,3812</text:p>
          </table:table-cell>
          <table:table-cell office:value-type="float" office:value="15.8" calcext:value-type="float">
            <text:p>15,8</text:p>
          </table:table-cell>
          <table:table-cell office:value-type="string" calcext:value-type="string">
            <text:p>um</text:p>
          </table:table-cell>
          <table:table-cell office:value-type="float" office:value="8.17" calcext:value-type="float">
            <text:p>8,1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5,82 um</text:p>
          </table:table-cell>
          <table:table-cell table:number-columns-repeated="2"/>
          <table:table-cell table:formula="of:=[.E35]*0.000001" office:value-type="float" office:value="0.0000158" calcext:value-type="float">
            <text:p>1,58E-05</text:p>
          </table:table-cell>
          <table:table-cell table:formula="of:=[.A35]" office:value-type="float" office:value="149.999" calcext:value-type="float">
            <text:p>149,999</text:p>
          </table:table-cell>
          <table:table-cell table:number-columns-repeated="3"/>
          <table:table-cell table:formula="of:=([.$L$160]-[.L35])/[.$L$160]" office:value-type="float" office:value="0.999972322945679" calcext:value-type="float">
            <text:p>0,999972322945679</text:p>
          </table:table-cell>
          <table:table-cell table:formula="of:=[.M35]/[.$M$160]" office:value-type="float" office:value="0.0000149999" calcext:value-type="float">
            <text:p>1,49999E-05</text:p>
          </table:table-cell>
        </table:table-row>
        <table:table-row table:style-name="ro1">
          <table:table-cell office:value-type="float" office:value="159.999" calcext:value-type="float">
            <text:p>159,999</text:p>
          </table:table-cell>
          <table:table-cell office:value-type="string" calcext:value-type="string">
            <text:p><text:s/>eV</text:p>
          </table:table-cell>
          <table:table-cell office:value-type="float" office:value="0.04377" calcext:value-type="float">
            <text:p>0,04377</text:p>
          </table:table-cell>
          <table:table-cell office:value-type="float" office:value="0.382" calcext:value-type="float">
            <text:p>0,382</text:p>
          </table:table-cell>
          <table:table-cell office:value-type="float" office:value="16.69" calcext:value-type="float">
            <text:p>16,69</text:p>
          </table:table-cell>
          <table:table-cell office:value-type="string" calcext:value-type="string">
            <text:p>um</text:p>
          </table:table-cell>
          <table:table-cell office:value-type="float" office:value="8.58" calcext:value-type="float">
            <text:p>8,5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6,10 um</text:p>
          </table:table-cell>
          <table:table-cell table:number-columns-repeated="2"/>
          <table:table-cell table:formula="of:=[.E36]*0.000001" office:value-type="float" office:value="0.00001669" calcext:value-type="float">
            <text:p>1,669E-05</text:p>
          </table:table-cell>
          <table:table-cell table:formula="of:=[.A36]" office:value-type="float" office:value="159.999" calcext:value-type="float">
            <text:p>159,999</text:p>
          </table:table-cell>
          <table:table-cell table:number-columns-repeated="3"/>
          <table:table-cell table:formula="of:=([.$L$160]-[.L36])/[.$L$160]" office:value-type="float" office:value="0.999970763921733" calcext:value-type="float">
            <text:p>0,999970763921733</text:p>
          </table:table-cell>
          <table:table-cell table:formula="of:=[.M36]/[.$M$160]" office:value-type="float" office:value="0.0000159999" calcext:value-type="float">
            <text:p>1,59999E-05</text:p>
          </table:table-cell>
        </table:table-row>
        <table:table-row table:style-name="ro1">
          <table:table-cell office:value-type="float" office:value="169.999" calcext:value-type="float">
            <text:p>169,999</text:p>
          </table:table-cell>
          <table:table-cell office:value-type="string" calcext:value-type="string">
            <text:p><text:s/>eV</text:p>
          </table:table-cell>
          <table:table-cell office:value-type="float" office:value="0.04512" calcext:value-type="float">
            <text:p>0,04512</text:p>
          </table:table-cell>
          <table:table-cell office:value-type="float" office:value="0.3825" calcext:value-type="float">
            <text:p>0,3825</text:p>
          </table:table-cell>
          <table:table-cell office:value-type="float" office:value="17.59" calcext:value-type="float">
            <text:p>17,59</text:p>
          </table:table-cell>
          <table:table-cell office:value-type="string" calcext:value-type="string">
            <text:p>um</text:p>
          </table:table-cell>
          <table:table-cell office:value-type="float" office:value="8.99" calcext:value-type="float">
            <text:p>8,9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6,38 um</text:p>
          </table:table-cell>
          <table:table-cell table:number-columns-repeated="2"/>
          <table:table-cell table:formula="of:=[.E37]*0.000001" office:value-type="float" office:value="0.00001759" calcext:value-type="float">
            <text:p>1,759E-05</text:p>
          </table:table-cell>
          <table:table-cell table:formula="of:=[.A37]" office:value-type="float" office:value="169.999" calcext:value-type="float">
            <text:p>169,999</text:p>
          </table:table-cell>
          <table:table-cell table:number-columns-repeated="3"/>
          <table:table-cell table:formula="of:=([.$L$160]-[.L37])/[.$L$160]" office:value-type="float" office:value="0.999969187380665" calcext:value-type="float">
            <text:p>0,999969187380665</text:p>
          </table:table-cell>
          <table:table-cell table:formula="of:=[.M37]/[.$M$160]" office:value-type="float" office:value="0.0000169999" calcext:value-type="float">
            <text:p>1,69999E-05</text:p>
          </table:table-cell>
        </table:table-row>
        <table:table-row table:style-name="ro1">
          <table:table-cell office:value-type="float" office:value="179.999" calcext:value-type="float">
            <text:p>179,999</text:p>
          </table:table-cell>
          <table:table-cell office:value-type="string" calcext:value-type="string">
            <text:p><text:s/>eV</text:p>
          </table:table-cell>
          <table:table-cell office:value-type="float" office:value="0.04643" calcext:value-type="float">
            <text:p>0,04643</text:p>
          </table:table-cell>
          <table:table-cell office:value-type="float" office:value="0.3828" calcext:value-type="float">
            <text:p>0,3828</text:p>
          </table:table-cell>
          <table:table-cell office:value-type="float" office:value="18.48" calcext:value-type="float">
            <text:p>18,48</text:p>
          </table:table-cell>
          <table:table-cell office:value-type="string" calcext:value-type="string">
            <text:p>um</text:p>
          </table:table-cell>
          <table:table-cell office:value-type="float" office:value="9.39" calcext:value-type="float">
            <text:p>9,3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6,66 um</text:p>
          </table:table-cell>
          <table:table-cell table:number-columns-repeated="2"/>
          <table:table-cell table:formula="of:=[.E38]*0.000001" office:value-type="float" office:value="0.00001848" calcext:value-type="float">
            <text:p>1,848E-05</text:p>
          </table:table-cell>
          <table:table-cell table:formula="of:=[.A38]" office:value-type="float" office:value="179.999" calcext:value-type="float">
            <text:p>179,999</text:p>
          </table:table-cell>
          <table:table-cell table:number-columns-repeated="3"/>
          <table:table-cell table:formula="of:=([.$L$160]-[.L38])/[.$L$160]" office:value-type="float" office:value="0.999967628356719" calcext:value-type="float">
            <text:p>0,999967628356719</text:p>
          </table:table-cell>
          <table:table-cell table:formula="of:=[.M38]/[.$M$160]" office:value-type="float" office:value="0.0000179999" calcext:value-type="float">
            <text:p>1,79999E-05</text:p>
          </table:table-cell>
        </table:table-row>
        <table:table-row table:style-name="ro1">
          <table:table-cell office:value-type="float" office:value="199.999" calcext:value-type="float">
            <text:p>199,999</text:p>
          </table:table-cell>
          <table:table-cell office:value-type="string" calcext:value-type="string">
            <text:p><text:s/>eV</text:p>
          </table:table-cell>
          <table:table-cell office:value-type="float" office:value="0.04894" calcext:value-type="float">
            <text:p>0,04894</text:p>
          </table:table-cell>
          <table:table-cell office:value-type="float" office:value="0.3827" calcext:value-type="float">
            <text:p>0,3827</text:p>
          </table:table-cell>
          <table:table-cell office:value-type="float" office:value="20.26" calcext:value-type="float">
            <text:p>20,26</text:p>
          </table:table-cell>
          <table:table-cell office:value-type="string" calcext:value-type="string">
            <text:p>um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7,20 um</text:p>
          </table:table-cell>
          <table:table-cell table:number-columns-repeated="2"/>
          <table:table-cell table:formula="of:=[.E39]*0.000001" office:value-type="float" office:value="0.00002026" calcext:value-type="float">
            <text:p>2,026E-05</text:p>
          </table:table-cell>
          <table:table-cell table:formula="of:=[.A39]" office:value-type="float" office:value="199.999" calcext:value-type="float">
            <text:p>199,999</text:p>
          </table:table-cell>
          <table:table-cell table:number-columns-repeated="3"/>
          <table:table-cell table:formula="of:=([.$L$160]-[.L39])/[.$L$160]" office:value-type="float" office:value="0.999964510308827" calcext:value-type="float">
            <text:p>0,999964510308827</text:p>
          </table:table-cell>
          <table:table-cell table:formula="of:=[.M39]/[.$M$160]" office:value-type="float" office:value="0.0000199999" calcext:value-type="float">
            <text:p>1,99999E-05</text:p>
          </table:table-cell>
        </table:table-row>
        <table:table-row table:style-name="ro1">
          <table:table-cell office:value-type="float" office:value="224.999" calcext:value-type="float">
            <text:p>224,999</text:p>
          </table:table-cell>
          <table:table-cell office:value-type="string" calcext:value-type="string">
            <text:p><text:s/>eV</text:p>
          </table:table-cell>
          <table:table-cell office:value-type="float" office:value="0.05191" calcext:value-type="float">
            <text:p>0,05191</text:p>
          </table:table-cell>
          <table:table-cell office:value-type="float" office:value="0.3818" calcext:value-type="float">
            <text:p>0,3818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um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7,88 um</text:p>
          </table:table-cell>
          <table:table-cell table:number-columns-repeated="2"/>
          <table:table-cell table:formula="of:=[.E40]*0.000001" office:value-type="float" office:value="0.0000225" calcext:value-type="float">
            <text:p>2,25E-05</text:p>
          </table:table-cell>
          <table:table-cell table:formula="of:=[.A40]" office:value-type="float" office:value="224.999" calcext:value-type="float">
            <text:p>224,999</text:p>
          </table:table-cell>
          <table:table-cell table:number-columns-repeated="3"/>
          <table:table-cell table:formula="of:=([.$L$160]-[.L40])/[.$L$160]" office:value-type="float" office:value="0.999960586473278" calcext:value-type="float">
            <text:p>0,999960586473278</text:p>
          </table:table-cell>
          <table:table-cell table:formula="of:=[.M40]/[.$M$160]" office:value-type="float" office:value="0.0000224999" calcext:value-type="float">
            <text:p>2,24999E-05</text:p>
          </table:table-cell>
        </table:table-row>
        <table:table-row table:style-name="ro1">
          <table:table-cell office:value-type="float" office:value="249.999" calcext:value-type="float">
            <text:p>249,999</text:p>
          </table:table-cell>
          <table:table-cell office:value-type="string" calcext:value-type="string">
            <text:p><text:s/>eV</text:p>
          </table:table-cell>
          <table:table-cell office:value-type="float" office:value="0.05471" calcext:value-type="float">
            <text:p>0,05471</text:p>
          </table:table-cell>
          <table:table-cell office:value-type="float" office:value="0.3803" calcext:value-type="float">
            <text:p>0,3803</text:p>
          </table:table-cell>
          <table:table-cell office:value-type="float" office:value="24.75" calcext:value-type="float">
            <text:p>24,75</text:p>
          </table:table-cell>
          <table:table-cell office:value-type="string" calcext:value-type="string">
            <text:p>um</text:p>
          </table:table-cell>
          <table:table-cell office:value-type="float" office:value="12.17" calcext:value-type="float">
            <text:p>12,1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8,55 um</text:p>
          </table:table-cell>
          <table:table-cell table:number-columns-repeated="2"/>
          <table:table-cell table:formula="of:=[.E41]*0.000001" office:value-type="float" office:value="0.00002475" calcext:value-type="float">
            <text:p>2,475E-05</text:p>
          </table:table-cell>
          <table:table-cell table:formula="of:=[.A41]" office:value-type="float" office:value="249.999" calcext:value-type="float">
            <text:p>249,999</text:p>
          </table:table-cell>
          <table:table-cell table:number-columns-repeated="3"/>
          <table:table-cell table:formula="of:=([.$L$160]-[.L41])/[.$L$160]" office:value-type="float" office:value="0.999956645120605" calcext:value-type="float">
            <text:p>0,999956645120605</text:p>
          </table:table-cell>
          <table:table-cell table:formula="of:=[.M41]/[.$M$160]" office:value-type="float" office:value="0.0000249999" calcext:value-type="float">
            <text:p>2,49999E-05</text:p>
          </table:table-cell>
        </table:table-row>
        <table:table-row table:style-name="ro1">
          <table:table-cell office:value-type="float" office:value="274.999" calcext:value-type="float">
            <text:p>274,999</text:p>
          </table:table-cell>
          <table:table-cell office:value-type="string" calcext:value-type="string">
            <text:p><text:s/>eV</text:p>
          </table:table-cell>
          <table:table-cell office:value-type="float" office:value="0.05738" calcext:value-type="float">
            <text:p>0,05738</text:p>
          </table:table-cell>
          <table:table-cell office:value-type="float" office:value="0.3782" calcext:value-type="float">
            <text:p>0,3782</text:p>
          </table:table-cell>
          <table:table-cell office:value-type="float" office:value="27.01" calcext:value-type="float">
            <text:p>27,01</text:p>
          </table:table-cell>
          <table:table-cell office:value-type="string" calcext:value-type="string">
            <text:p>um</text:p>
          </table:table-cell>
          <table:table-cell office:value-type="float" office:value="13.15" calcext:value-type="float">
            <text:p>13,1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9,21 um</text:p>
          </table:table-cell>
          <table:table-cell table:number-columns-repeated="2"/>
          <table:table-cell table:formula="of:=[.E42]*0.000001" office:value-type="float" office:value="0.00002701" calcext:value-type="float">
            <text:p>2,701E-05</text:p>
          </table:table-cell>
          <table:table-cell table:formula="of:=[.A42]" office:value-type="float" office:value="274.999" calcext:value-type="float">
            <text:p>274,999</text:p>
          </table:table-cell>
          <table:table-cell table:number-columns-repeated="3"/>
          <table:table-cell table:formula="of:=([.$L$160]-[.L42])/[.$L$160]" office:value-type="float" office:value="0.99995268625081" calcext:value-type="float">
            <text:p>0,99995268625081</text:p>
          </table:table-cell>
          <table:table-cell table:formula="of:=[.M42]/[.$M$160]" office:value-type="float" office:value="0.0000274999" calcext:value-type="float">
            <text:p>2,74999E-05</text:p>
          </table:table-cell>
        </table:table-row>
        <table:table-row table:style-name="ro1">
          <table:table-cell office:value-type="float" office:value="299.999" calcext:value-type="float">
            <text:p>299,999</text:p>
          </table:table-cell>
          <table:table-cell office:value-type="string" calcext:value-type="string">
            <text:p><text:s/>eV</text:p>
          </table:table-cell>
          <table:table-cell office:value-type="float" office:value="0.05994" calcext:value-type="float">
            <text:p>0,05994</text:p>
          </table:table-cell>
          <table:table-cell office:value-type="float" office:value="0.3758" calcext:value-type="float">
            <text:p>0,3758</text:p>
          </table:table-cell>
          <table:table-cell office:value-type="float" office:value="29.28" calcext:value-type="float">
            <text:p>29,28</text:p>
          </table:table-cell>
          <table:table-cell office:value-type="string" calcext:value-type="string">
            <text:p>um</text:p>
          </table:table-cell>
          <table:table-cell office:value-type="float" office:value="14.13" calcext:value-type="float">
            <text:p>14,1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9,86 um</text:p>
          </table:table-cell>
          <table:table-cell table:number-columns-repeated="2"/>
          <table:table-cell table:formula="of:=[.E43]*0.000001" office:value-type="float" office:value="0.00002928" calcext:value-type="float">
            <text:p>2,928E-05</text:p>
          </table:table-cell>
          <table:table-cell table:formula="of:=[.A43]" office:value-type="float" office:value="299.999" calcext:value-type="float">
            <text:p>299,999</text:p>
          </table:table-cell>
          <table:table-cell table:number-columns-repeated="3"/>
          <table:table-cell table:formula="of:=([.$L$160]-[.L43])/[.$L$160]" office:value-type="float" office:value="0.999948709863892" calcext:value-type="float">
            <text:p>0,999948709863892</text:p>
          </table:table-cell>
          <table:table-cell table:formula="of:=[.M43]/[.$M$160]" office:value-type="float" office:value="0.0000299999" calcext:value-type="float">
            <text:p>2,99999E-05</text:p>
          </table:table-cell>
        </table:table-row>
        <table:table-row table:style-name="ro1">
          <table:table-cell office:value-type="float" office:value="324.999" calcext:value-type="float">
            <text:p>324,999</text:p>
          </table:table-cell>
          <table:table-cell office:value-type="string" calcext:value-type="string">
            <text:p><text:s/>eV</text:p>
          </table:table-cell>
          <table:table-cell office:value-type="float" office:value="0.06238" calcext:value-type="float">
            <text:p>0,06238</text:p>
          </table:table-cell>
          <table:table-cell office:value-type="float" office:value="0.3731" calcext:value-type="float">
            <text:p>0,3731</text:p>
          </table:table-cell>
          <table:table-cell office:value-type="float" office:value="31.57" calcext:value-type="float">
            <text:p>31,57</text:p>
          </table:table-cell>
          <table:table-cell office:value-type="string" calcext:value-type="string">
            <text:p>um</text:p>
          </table:table-cell>
          <table:table-cell office:value-type="float" office:value="15.1" calcext:value-type="float">
            <text:p>15,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0,52 um</text:p>
          </table:table-cell>
          <table:table-cell table:number-columns-repeated="2"/>
          <table:table-cell table:formula="of:=[.E44]*0.000001" office:value-type="float" office:value="0.00003157" calcext:value-type="float">
            <text:p>3,157E-05</text:p>
          </table:table-cell>
          <table:table-cell table:formula="of:=[.A44]" office:value-type="float" office:value="324.999" calcext:value-type="float">
            <text:p>324,999</text:p>
          </table:table-cell>
          <table:table-cell table:number-columns-repeated="3"/>
          <table:table-cell table:formula="of:=([.$L$160]-[.L44])/[.$L$160]" office:value-type="float" office:value="0.999944698442728" calcext:value-type="float">
            <text:p>0,999944698442728</text:p>
          </table:table-cell>
          <table:table-cell table:formula="of:=[.M44]/[.$M$160]" office:value-type="float" office:value="0.0000324999" calcext:value-type="float">
            <text:p>3,24999E-05</text:p>
          </table:table-cell>
        </table:table-row>
        <table:table-row table:style-name="ro1">
          <table:table-cell office:value-type="float" office:value="349.999" calcext:value-type="float">
            <text:p>349,999</text:p>
          </table:table-cell>
          <table:table-cell office:value-type="string" calcext:value-type="string">
            <text:p><text:s/>eV</text:p>
          </table:table-cell>
          <table:table-cell office:value-type="float" office:value="0.06474" calcext:value-type="float">
            <text:p>0,06474</text:p>
          </table:table-cell>
          <table:table-cell office:value-type="float" office:value="0.3702" calcext:value-type="float">
            <text:p>0,3702</text:p>
          </table:table-cell>
          <table:table-cell office:value-type="float" office:value="33.87" calcext:value-type="float">
            <text:p>33,87</text:p>
          </table:table-cell>
          <table:table-cell office:value-type="string" calcext:value-type="string">
            <text:p>um</text:p>
          </table:table-cell>
          <table:table-cell office:value-type="float" office:value="16.07" calcext:value-type="float">
            <text:p>16,0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1,16 um</text:p>
          </table:table-cell>
          <table:table-cell table:number-columns-repeated="2"/>
          <table:table-cell table:formula="of:=[.E45]*0.000001" office:value-type="float" office:value="0.00003387" calcext:value-type="float">
            <text:p>3,387E-05</text:p>
          </table:table-cell>
          <table:table-cell table:formula="of:=[.A45]" office:value-type="float" office:value="349.999" calcext:value-type="float">
            <text:p>349,999</text:p>
          </table:table-cell>
          <table:table-cell table:number-columns-repeated="3"/>
          <table:table-cell table:formula="of:=([.$L$160]-[.L45])/[.$L$160]" office:value-type="float" office:value="0.999940669504441" calcext:value-type="float">
            <text:p>0,999940669504441</text:p>
          </table:table-cell>
          <table:table-cell table:formula="of:=[.M45]/[.$M$160]" office:value-type="float" office:value="0.0000349999" calcext:value-type="float">
            <text:p>3,49999E-05</text:p>
          </table:table-cell>
        </table:table-row>
        <table:table-row table:style-name="ro1">
          <table:table-cell office:value-type="float" office:value="374.999" calcext:value-type="float">
            <text:p>374,999</text:p>
          </table:table-cell>
          <table:table-cell office:value-type="string" calcext:value-type="string">
            <text:p><text:s/>eV</text:p>
          </table:table-cell>
          <table:table-cell office:value-type="float" office:value="0.06701" calcext:value-type="float">
            <text:p>0,06701</text:p>
          </table:table-cell>
          <table:table-cell office:value-type="float" office:value="0.3673" calcext:value-type="float">
            <text:p>0,3673</text:p>
          </table:table-cell>
          <table:table-cell office:value-type="float" office:value="36.19" calcext:value-type="float">
            <text:p>36,19</text:p>
          </table:table-cell>
          <table:table-cell office:value-type="string" calcext:value-type="string">
            <text:p>um</text:p>
          </table:table-cell>
          <table:table-cell office:value-type="float" office:value="17.04" calcext:value-type="float">
            <text:p>17,0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1,81 um</text:p>
          </table:table-cell>
          <table:table-cell table:number-columns-repeated="2"/>
          <table:table-cell table:formula="of:=[.E46]*0.000001" office:value-type="float" office:value="0.00003619" calcext:value-type="float">
            <text:p>3,619E-05</text:p>
          </table:table-cell>
          <table:table-cell table:formula="of:=[.A46]" office:value-type="float" office:value="374.999" calcext:value-type="float">
            <text:p>374,999</text:p>
          </table:table-cell>
          <table:table-cell table:number-columns-repeated="3"/>
          <table:table-cell table:formula="of:=([.$L$160]-[.L46])/[.$L$160]" office:value-type="float" office:value="0.999936605531907" calcext:value-type="float">
            <text:p>0,999936605531907</text:p>
          </table:table-cell>
          <table:table-cell table:formula="of:=[.M46]/[.$M$160]" office:value-type="float" office:value="0.0000374999" calcext:value-type="float">
            <text:p>3,74999E-05</text:p>
          </table:table-cell>
        </table:table-row>
        <table:table-row table:style-name="ro1">
          <table:table-cell office:value-type="float" office:value="399.999" calcext:value-type="float">
            <text:p>399,999</text:p>
          </table:table-cell>
          <table:table-cell office:value-type="string" calcext:value-type="string">
            <text:p><text:s/>eV</text:p>
          </table:table-cell>
          <table:table-cell office:value-type="float" office:value="0.06921" calcext:value-type="float">
            <text:p>0,06921</text:p>
          </table:table-cell>
          <table:table-cell office:value-type="float" office:value="0.3642" calcext:value-type="float">
            <text:p>0,3642</text:p>
          </table:table-cell>
          <table:table-cell office:value-type="float" office:value="38.52" calcext:value-type="float">
            <text:p>38,52</text:p>
          </table:table-cell>
          <table:table-cell office:value-type="string" calcext:value-type="string">
            <text:p>u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2,46 um</text:p>
          </table:table-cell>
          <table:table-cell table:number-columns-repeated="2"/>
          <table:table-cell table:formula="of:=[.E47]*0.000001" office:value-type="float" office:value="0.00003852" calcext:value-type="float">
            <text:p>3,852E-05</text:p>
          </table:table-cell>
          <table:table-cell table:formula="of:=[.A47]" office:value-type="float" office:value="399.999" calcext:value-type="float">
            <text:p>399,999</text:p>
          </table:table-cell>
          <table:table-cell table:number-columns-repeated="3"/>
          <table:table-cell table:formula="of:=([.$L$160]-[.L47])/[.$L$160]" office:value-type="float" office:value="0.999932524042251" calcext:value-type="float">
            <text:p>0,999932524042251</text:p>
          </table:table-cell>
          <table:table-cell table:formula="of:=[.M47]/[.$M$160]" office:value-type="float" office:value="0.0000399999" calcext:value-type="float">
            <text:p>3,99999E-05</text:p>
          </table:table-cell>
        </table:table-row>
        <table:table-row table:style-name="ro1">
          <table:table-cell office:value-type="float" office:value="449.999" calcext:value-type="float">
            <text:p>449,999</text:p>
          </table:table-cell>
          <table:table-cell office:value-type="string" calcext:value-type="string">
            <text:p><text:s/>eV</text:p>
          </table:table-cell>
          <table:table-cell office:value-type="float" office:value="0.07341" calcext:value-type="float">
            <text:p>0,07341</text:p>
          </table:table-cell>
          <table:table-cell office:value-type="float" office:value="0.3579" calcext:value-type="float">
            <text:p>0,3579</text:p>
          </table:table-cell>
          <table:table-cell office:value-type="float" office:value="43.23" calcext:value-type="float">
            <text:p>43,23</text:p>
          </table:table-cell>
          <table:table-cell office:value-type="string" calcext:value-type="string">
            <text:p>um</text:p>
          </table:table-cell>
          <table:table-cell office:value-type="float" office:value="19.92" calcext:value-type="float">
            <text:p>19,9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3,75 um</text:p>
          </table:table-cell>
          <table:table-cell table:number-columns-repeated="2"/>
          <table:table-cell table:formula="of:=[.E48]*0.000001" office:value-type="float" office:value="0.00004323" calcext:value-type="float">
            <text:p>4,323E-05</text:p>
          </table:table-cell>
          <table:table-cell table:formula="of:=[.A48]" office:value-type="float" office:value="449.999" calcext:value-type="float">
            <text:p>449,999</text:p>
          </table:table-cell>
          <table:table-cell table:number-columns-repeated="3"/>
          <table:table-cell table:formula="of:=([.$L$160]-[.L48])/[.$L$160]" office:value-type="float" office:value="0.999924273477324" calcext:value-type="float">
            <text:p>0,999924273477324</text:p>
          </table:table-cell>
          <table:table-cell table:formula="of:=[.M48]/[.$M$160]" office:value-type="float" office:value="0.0000449999" calcext:value-type="float">
            <text:p>4,49999E-05</text:p>
          </table:table-cell>
        </table:table-row>
        <table:table-row table:style-name="ro1">
          <table:table-cell office:value-type="float" office:value="499.999" calcext:value-type="float">
            <text:p>499,999</text:p>
          </table:table-cell>
          <table:table-cell office:value-type="string" calcext:value-type="string">
            <text:p><text:s/>eV</text:p>
          </table:table-cell>
          <table:table-cell office:value-type="float" office:value="0.07738" calcext:value-type="float">
            <text:p>0,07738</text:p>
          </table:table-cell>
          <table:table-cell office:value-type="float" office:value="0.3515" calcext:value-type="float">
            <text:p>0,3515</text:p>
          </table:table-cell>
          <table:table-cell office:value-type="float" office:value="48.01" calcext:value-type="float">
            <text:p>48,01</text:p>
          </table:table-cell>
          <table:table-cell office:value-type="string" calcext:value-type="string">
            <text:p>um</text:p>
          </table:table-cell>
          <table:table-cell office:value-type="float" office:value="21.83" calcext:value-type="float">
            <text:p>21,8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5,04 um</text:p>
          </table:table-cell>
          <table:table-cell table:number-columns-repeated="2"/>
          <table:table-cell table:formula="of:=[.E49]*0.000001" office:value-type="float" office:value="0.00004801" calcext:value-type="float">
            <text:p>4,801E-05</text:p>
          </table:table-cell>
          <table:table-cell table:formula="of:=[.A49]" office:value-type="float" office:value="499.999" calcext:value-type="float">
            <text:p>499,999</text:p>
          </table:table-cell>
          <table:table-cell table:number-columns-repeated="3"/>
          <table:table-cell table:formula="of:=([.$L$160]-[.L49])/[.$L$160]" office:value-type="float" office:value="0.999915900292536" calcext:value-type="float">
            <text:p>0,999915900292536</text:p>
          </table:table-cell>
          <table:table-cell table:formula="of:=[.M49]/[.$M$160]" office:value-type="float" office:value="0.0000499999" calcext:value-type="float">
            <text:p>4,99999E-05</text:p>
          </table:table-cell>
        </table:table-row>
        <table:table-row table:style-name="ro1">
          <table:table-cell office:value-type="float" office:value="549.999" calcext:value-type="float">
            <text:p>549,999</text:p>
          </table:table-cell>
          <table:table-cell office:value-type="string" calcext:value-type="string">
            <text:p><text:s/>eV</text:p>
          </table:table-cell>
          <table:table-cell office:value-type="float" office:value="0.08115" calcext:value-type="float">
            <text:p>0,08115</text:p>
          </table:table-cell>
          <table:table-cell office:value-type="float" office:value="0.3452" calcext:value-type="float">
            <text:p>0,3452</text:p>
          </table:table-cell>
          <table:table-cell office:value-type="float" office:value="52.85" calcext:value-type="float">
            <text:p>52,85</text:p>
          </table:table-cell>
          <table:table-cell office:value-type="string" calcext:value-type="string">
            <text:p>um</text:p>
          </table:table-cell>
          <table:table-cell office:value-type="float" office:value="23.74" calcext:value-type="float">
            <text:p>23,7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6,33 um</text:p>
          </table:table-cell>
          <table:table-cell table:number-columns-repeated="2"/>
          <table:table-cell table:formula="of:=[.E50]*0.000001" office:value-type="float" office:value="0.00005285" calcext:value-type="float">
            <text:p>5,285E-05</text:p>
          </table:table-cell>
          <table:table-cell table:formula="of:=[.A50]" office:value-type="float" office:value="549.999" calcext:value-type="float">
            <text:p>549,999</text:p>
          </table:table-cell>
          <table:table-cell table:number-columns-repeated="3"/>
          <table:table-cell table:formula="of:=([.$L$160]-[.L50])/[.$L$160]" office:value-type="float" office:value="0.99990742200501" calcext:value-type="float">
            <text:p>0,99990742200501</text:p>
          </table:table-cell>
          <table:table-cell table:formula="of:=[.M50]/[.$M$160]" office:value-type="float" office:value="0.0000549999" calcext:value-type="float">
            <text:p>5,49999E-05</text:p>
          </table:table-cell>
        </table:table-row>
        <table:table-row table:style-name="ro1">
          <table:table-cell office:value-type="float" office:value="599.999" calcext:value-type="float">
            <text:p>599,999</text:p>
          </table:table-cell>
          <table:table-cell office:value-type="string" calcext:value-type="string">
            <text:p><text:s/>eV</text:p>
          </table:table-cell>
          <table:table-cell office:value-type="float" office:value="0.08476" calcext:value-type="float">
            <text:p>0,08476</text:p>
          </table:table-cell>
          <table:table-cell office:value-type="float" office:value="0.3389" calcext:value-type="float">
            <text:p>0,3389</text:p>
          </table:table-cell>
          <table:table-cell office:value-type="float" office:value="57.75" calcext:value-type="float">
            <text:p>57,75</text:p>
          </table:table-cell>
          <table:table-cell office:value-type="string" calcext:value-type="string">
            <text:p>um</text:p>
          </table:table-cell>
          <table:table-cell office:value-type="float" office:value="25.64" calcext:value-type="float">
            <text:p>25,6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7,62 um</text:p>
          </table:table-cell>
          <table:table-cell table:number-columns-repeated="2"/>
          <table:table-cell table:formula="of:=[.E51]*0.000001" office:value-type="float" office:value="0.00005775" calcext:value-type="float">
            <text:p>5,775E-05</text:p>
          </table:table-cell>
          <table:table-cell table:formula="of:=[.A51]" office:value-type="float" office:value="599.999" calcext:value-type="float">
            <text:p>599,999</text:p>
          </table:table-cell>
          <table:table-cell table:number-columns-repeated="3"/>
          <table:table-cell table:formula="of:=([.$L$160]-[.L51])/[.$L$160]" office:value-type="float" office:value="0.999898838614746" calcext:value-type="float">
            <text:p>0,999898838614746</text:p>
          </table:table-cell>
          <table:table-cell table:formula="of:=[.M51]/[.$M$160]" office:value-type="float" office:value="0.0000599999" calcext:value-type="float">
            <text:p>5,99999E-05</text:p>
          </table:table-cell>
        </table:table-row>
        <table:table-row table:style-name="ro1">
          <table:table-cell office:value-type="float" office:value="649.999" calcext:value-type="float">
            <text:p>649,999</text:p>
          </table:table-cell>
          <table:table-cell office:value-type="string" calcext:value-type="string">
            <text:p><text:s/>eV</text:p>
          </table:table-cell>
          <table:table-cell office:value-type="float" office:value="0.08822" calcext:value-type="float">
            <text:p>0,08822</text:p>
          </table:table-cell>
          <table:table-cell office:value-type="float" office:value="0.3329" calcext:value-type="float">
            <text:p>0,3329</text:p>
          </table:table-cell>
          <table:table-cell office:value-type="float" office:value="62.71" calcext:value-type="float">
            <text:p>62,71</text:p>
          </table:table-cell>
          <table:table-cell office:value-type="string" calcext:value-type="string">
            <text:p>um</text:p>
          </table:table-cell>
          <table:table-cell office:value-type="float" office:value="27.54" calcext:value-type="float">
            <text:p>27,5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8,91 um</text:p>
          </table:table-cell>
          <table:table-cell table:number-columns-repeated="2"/>
          <table:table-cell table:formula="of:=[.E52]*0.000001" office:value-type="float" office:value="0.00006271" calcext:value-type="float">
            <text:p>6,271E-05</text:p>
          </table:table-cell>
          <table:table-cell table:formula="of:=[.A52]" office:value-type="float" office:value="649.999" calcext:value-type="float">
            <text:p>649,999</text:p>
          </table:table-cell>
          <table:table-cell table:number-columns-repeated="3"/>
          <table:table-cell table:formula="of:=([.$L$160]-[.L52])/[.$L$160]" office:value-type="float" office:value="0.999890150121744" calcext:value-type="float">
            <text:p>0,999890150121744</text:p>
          </table:table-cell>
          <table:table-cell table:formula="of:=[.M52]/[.$M$160]" office:value-type="float" office:value="0.0000649999" calcext:value-type="float">
            <text:p>6,49999E-05</text:p>
          </table:table-cell>
        </table:table-row>
        <table:table-row table:style-name="ro1">
          <table:table-cell office:value-type="float" office:value="699.999" calcext:value-type="float">
            <text:p>699,999</text:p>
          </table:table-cell>
          <table:table-cell office:value-type="string" calcext:value-type="string">
            <text:p><text:s/>eV</text:p>
          </table:table-cell>
          <table:table-cell office:value-type="float" office:value="0.09155" calcext:value-type="float">
            <text:p>0,09155</text:p>
          </table:table-cell>
          <table:table-cell office:value-type="float" office:value="0.3269" calcext:value-type="float">
            <text:p>0,3269</text:p>
          </table:table-cell>
          <table:table-cell office:value-type="float" office:value="67.72" calcext:value-type="float">
            <text:p>67,72</text:p>
          </table:table-cell>
          <table:table-cell office:value-type="string" calcext:value-type="string">
            <text:p>um</text:p>
          </table:table-cell>
          <table:table-cell office:value-type="float" office:value="29.43" calcext:value-type="float">
            <text:p>29,4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0,22 um</text:p>
          </table:table-cell>
          <table:table-cell table:number-columns-repeated="2"/>
          <table:table-cell table:formula="of:=[.E53]*0.000001" office:value-type="float" office:value="0.00006772" calcext:value-type="float">
            <text:p>6,772E-05</text:p>
          </table:table-cell>
          <table:table-cell table:formula="of:=[.A53]" office:value-type="float" office:value="699.999" calcext:value-type="float">
            <text:p>699,999</text:p>
          </table:table-cell>
          <table:table-cell table:number-columns-repeated="3"/>
          <table:table-cell table:formula="of:=([.$L$160]-[.L53])/[.$L$160]" office:value-type="float" office:value="0.999881374043127" calcext:value-type="float">
            <text:p>0,999881374043127</text:p>
          </table:table-cell>
          <table:table-cell table:formula="of:=[.M53]/[.$M$160]" office:value-type="float" office:value="0.0000699999" calcext:value-type="float">
            <text:p>6,99999E-05</text:p>
          </table:table-cell>
        </table:table-row>
        <table:table-row table:style-name="ro1">
          <table:table-cell office:value-type="float" office:value="799.999" calcext:value-type="float">
            <text:p>799,999</text:p>
          </table:table-cell>
          <table:table-cell office:value-type="string" calcext:value-type="string">
            <text:p><text:s/>eV</text:p>
          </table:table-cell>
          <table:table-cell office:value-type="float" office:value="0.09787" calcext:value-type="float">
            <text:p>0,09787</text:p>
          </table:table-cell>
          <table:table-cell office:value-type="float" office:value="0.3157" calcext:value-type="float">
            <text:p>0,3157</text:p>
          </table:table-cell>
          <table:table-cell office:value-type="float" office:value="77.93" calcext:value-type="float">
            <text:p>77,93</text:p>
          </table:table-cell>
          <table:table-cell office:value-type="string" calcext:value-type="string">
            <text:p>um</text:p>
          </table:table-cell>
          <table:table-cell office:value-type="float" office:value="33.19" calcext:value-type="float">
            <text:p>33,1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2,84 um</text:p>
          </table:table-cell>
          <table:table-cell table:number-columns-repeated="2"/>
          <table:table-cell table:formula="of:=[.E54]*0.000001" office:value-type="float" office:value="0.00007793" calcext:value-type="float">
            <text:p>7,793E-05</text:p>
          </table:table-cell>
          <table:table-cell table:formula="of:=[.A54]" office:value-type="float" office:value="799.999" calcext:value-type="float">
            <text:p>799,999</text:p>
          </table:table-cell>
          <table:table-cell table:number-columns-repeated="3"/>
          <table:table-cell table:formula="of:=([.$L$160]-[.L54])/[.$L$160]" office:value-type="float" office:value="0.999863489060557" calcext:value-type="float">
            <text:p>0,999863489060557</text:p>
          </table:table-cell>
          <table:table-cell table:formula="of:=[.M54]/[.$M$160]" office:value-type="float" office:value="0.0000799999" calcext:value-type="float">
            <text:p>7,99999E-05</text:p>
          </table:table-cell>
        </table:table-row>
        <table:table-row table:style-name="ro1">
          <table:table-cell office:value-type="float" office:value="899.999" calcext:value-type="float">
            <text:p>899,999</text:p>
          </table:table-cell>
          <table:table-cell office:value-type="string" calcext:value-type="string">
            <text:p><text:s/>eV</text:p>
          </table:table-cell>
          <table:table-cell office:value-type="float" office:value="0.1038" calcext:value-type="float">
            <text:p>0,1038</text:p>
          </table:table-cell>
          <table:table-cell office:value-type="float" office:value="0.3051" calcext:value-type="float">
            <text:p>0,3051</text:p>
          </table:table-cell>
          <table:table-cell office:value-type="float" office:value="88.34" calcext:value-type="float">
            <text:p>88,34</text:p>
          </table:table-cell>
          <table:table-cell office:value-type="string" calcext:value-type="string">
            <text:p>um</text:p>
          </table:table-cell>
          <table:table-cell office:value-type="float" office:value="36.92" calcext:value-type="float">
            <text:p>36,9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5,49 um</text:p>
          </table:table-cell>
          <table:table-cell table:number-columns-repeated="2"/>
          <table:table-cell table:formula="of:=[.E55]*0.000001" office:value-type="float" office:value="0.00008834" calcext:value-type="float">
            <text:p>8,834E-05</text:p>
          </table:table-cell>
          <table:table-cell table:formula="of:=[.A55]" office:value-type="float" office:value="899.999" calcext:value-type="float">
            <text:p>899,999</text:p>
          </table:table-cell>
          <table:table-cell table:number-columns-repeated="3"/>
          <table:table-cell table:formula="of:=([.$L$160]-[.L55])/[.$L$160]" office:value-type="float" office:value="0.999845253735526" calcext:value-type="float">
            <text:p>0,999845253735526</text:p>
          </table:table-cell>
          <table:table-cell table:formula="of:=[.M55]/[.$M$160]" office:value-type="float" office:value="0.0000899999" calcext:value-type="float">
            <text:p>8,99999E-05</text:p>
          </table:table-cell>
        </table:table-row>
        <table:table-row table:style-name="ro1">
          <table:table-cell office:value-type="float" office:value="999.999" calcext:value-type="float">
            <text:p>999,999</text:p>
          </table:table-cell>
          <table:table-cell office:value-type="string" calcext:value-type="string">
            <text:p><text:s/>eV</text:p>
          </table:table-cell>
          <table:table-cell office:value-type="float" office:value="0.1094" calcext:value-type="float">
            <text:p>0,1094</text:p>
          </table:table-cell>
          <table:table-cell office:value-type="float" office:value="0.2953" calcext:value-type="float">
            <text:p>0,2953</text:p>
          </table:table-cell>
          <table:table-cell office:value-type="float" office:value="98.95" calcext:value-type="float">
            <text:p>98,95</text:p>
          </table:table-cell>
          <table:table-cell office:value-type="string" calcext:value-type="string">
            <text:p>um</text:p>
          </table:table-cell>
          <table:table-cell office:value-type="float" office:value="40.64" calcext:value-type="float">
            <text:p>40,6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8,16 um</text:p>
          </table:table-cell>
          <table:table-cell table:number-columns-repeated="2"/>
          <table:table-cell table:formula="of:=[.E56]*0.000001" office:value-type="float" office:value="0.00009895" calcext:value-type="float">
            <text:p>9,895E-05</text:p>
          </table:table-cell>
          <table:table-cell table:formula="of:=[.A56]" office:value-type="float" office:value="999.999" calcext:value-type="float">
            <text:p>999,999</text:p>
          </table:table-cell>
          <table:table-cell table:number-columns-repeated="3"/>
          <table:table-cell table:formula="of:=([.$L$160]-[.L56])/[.$L$160]" office:value-type="float" office:value="0.999826668068036" calcext:value-type="float">
            <text:p>0,999826668068036</text:p>
          </table:table-cell>
          <table:table-cell table:formula="of:=[.M56]/[.$M$160]" office:value-type="float" office:value="0.0000999999" calcext:value-type="float">
            <text:p>9,99999E-05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string" calcext:value-type="string">
            <text:p><text:s/>keV</text:p>
          </table:table-cell>
          <table:table-cell office:value-type="float" office:value="0.1148" calcext:value-type="float">
            <text:p>0,1148</text:p>
          </table:table-cell>
          <table:table-cell office:value-type="float" office:value="0.2862" calcext:value-type="float">
            <text:p>0,2862</text:p>
          </table:table-cell>
          <table:table-cell office:value-type="float" office:value="109.73" calcext:value-type="float">
            <text:p>109,73</text:p>
          </table:table-cell>
          <table:table-cell office:value-type="string" calcext:value-type="string">
            <text:p>um</text:p>
          </table:table-cell>
          <table:table-cell office:value-type="float" office:value="44.33" calcext:value-type="float">
            <text:p>44,3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30,85 um</text:p>
          </table:table-cell>
          <table:table-cell table:number-columns-repeated="2"/>
          <table:table-cell table:formula="of:=[.E57]*0.000001" office:value-type="float" office:value="0.00010973" calcext:value-type="float">
            <text:p>0,00010973</text:p>
          </table:table-cell>
          <table:table-cell table:formula="of:=[.A57]*1000" office:value-type="float" office:value="1100" calcext:value-type="float">
            <text:p>1100</text:p>
          </table:table-cell>
          <table:table-cell table:number-columns-repeated="3"/>
          <table:table-cell table:formula="of:=([.$L$160]-[.L57])/[.$L$160]" office:value-type="float" office:value="0.999807784609456" calcext:value-type="float">
            <text:p>0,999807784609456</text:p>
          </table:table-cell>
          <table:table-cell table:formula="of:=[.M57]/[.$M$160]" office:value-type="float" office:value="0.00011" calcext:value-type="float">
            <text:p>0,00011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string" calcext:value-type="string">
            <text:p><text:s/>keV</text:p>
          </table:table-cell>
          <table:table-cell office:value-type="float" office:value="0.1199" calcext:value-type="float">
            <text:p>0,1199</text:p>
          </table:table-cell>
          <table:table-cell office:value-type="float" office:value="0.2776" calcext:value-type="float">
            <text:p>0,2776</text:p>
          </table:table-cell>
          <table:table-cell office:value-type="float" office:value="120.68" calcext:value-type="float">
            <text:p>120,68</text:p>
          </table:table-cell>
          <table:table-cell office:value-type="string" calcext:value-type="string">
            <text:p>um</text:p>
          </table:table-cell>
          <table:table-cell office:value-type="float" office:value="47.99" calcext:value-type="float">
            <text:p>47,9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33,57 um</text:p>
          </table:table-cell>
          <table:table-cell table:number-columns-repeated="2"/>
          <table:table-cell table:formula="of:=[.E58]*0.000001" office:value-type="float" office:value="0.00012068" calcext:value-type="float">
            <text:p>0,00012068</text:p>
          </table:table-cell>
          <table:table-cell table:formula="of:=[.A58]*1000" office:value-type="float" office:value="1200" calcext:value-type="float">
            <text:p>1200</text:p>
          </table:table-cell>
          <table:table-cell table:number-columns-repeated="3"/>
          <table:table-cell table:formula="of:=([.$L$160]-[.L58])/[.$L$160]" office:value-type="float" office:value="0.999788603359784" calcext:value-type="float">
            <text:p>0,999788603359784</text:p>
          </table:table-cell>
          <table:table-cell table:formula="of:=[.M58]/[.$M$160]"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string" calcext:value-type="string">
            <text:p><text:s/>keV</text:p>
          </table:table-cell>
          <table:table-cell office:value-type="float" office:value="0.1248" calcext:value-type="float">
            <text:p>0,1248</text:p>
          </table:table-cell>
          <table:table-cell office:value-type="float" office:value="0.2697" calcext:value-type="float">
            <text:p>0,2697</text:p>
          </table:table-cell>
          <table:table-cell office:value-type="float" office:value="131.77" calcext:value-type="float">
            <text:p>131,77</text:p>
          </table:table-cell>
          <table:table-cell office:value-type="string" calcext:value-type="string">
            <text:p>um</text:p>
          </table:table-cell>
          <table:table-cell office:value-type="float" office:value="51.62" calcext:value-type="float">
            <text:p>51,6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36,31 um</text:p>
          </table:table-cell>
          <table:table-cell table:number-columns-repeated="2"/>
          <table:table-cell table:formula="of:=[.E59]*0.000001" office:value-type="float" office:value="0.00013177" calcext:value-type="float">
            <text:p>0,00013177</text:p>
          </table:table-cell>
          <table:table-cell table:formula="of:=[.A59]*1000" office:value-type="float" office:value="1300" calcext:value-type="float">
            <text:p>1300</text:p>
          </table:table-cell>
          <table:table-cell table:number-columns-repeated="3"/>
          <table:table-cell table:formula="of:=([.$L$160]-[.L59])/[.$L$160]" office:value-type="float" office:value="0.999769176870391" calcext:value-type="float">
            <text:p>0,999769176870391</text:p>
          </table:table-cell>
          <table:table-cell table:formula="of:=[.M59]/[.$M$160]" office:value-type="float" office:value="0.00013" calcext:value-type="float">
            <text:p>0,00013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string" calcext:value-type="string">
            <text:p><text:s/>keV</text:p>
          </table:table-cell>
          <table:table-cell office:value-type="float" office:value="0.1295" calcext:value-type="float">
            <text:p>0,1295</text:p>
          </table:table-cell>
          <table:table-cell office:value-type="float" office:value="0.2622" calcext:value-type="float">
            <text:p>0,2622</text:p>
          </table:table-cell>
          <table:table-cell office:value-type="float" office:value="143.01" calcext:value-type="float">
            <text:p>143,01</text:p>
          </table:table-cell>
          <table:table-cell office:value-type="string" calcext:value-type="string">
            <text:p>um</text:p>
          </table:table-cell>
          <table:table-cell office:value-type="float" office:value="55.21" calcext:value-type="float">
            <text:p>55,2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39,06 um</text:p>
          </table:table-cell>
          <table:table-cell table:number-columns-repeated="2"/>
          <table:table-cell table:formula="of:=[.E60]*0.000001" office:value-type="float" office:value="0.00014301" calcext:value-type="float">
            <text:p>0,00014301</text:p>
          </table:table-cell>
          <table:table-cell table:formula="of:=[.A60]*1000" office:value-type="float" office:value="1400" calcext:value-type="float">
            <text:p>1400</text:p>
          </table:table-cell>
          <table:table-cell table:number-columns-repeated="3"/>
          <table:table-cell table:formula="of:=([.$L$160]-[.L60])/[.$L$160]" office:value-type="float" office:value="0.999749487624153" calcext:value-type="float">
            <text:p>0,999749487624153</text:p>
          </table:table-cell>
          <table:table-cell table:formula="of:=[.M60]/[.$M$160]" office:value-type="float" office:value="0.00014" calcext:value-type="float">
            <text:p>0,00014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<text:s/>keV</text:p>
          </table:table-cell>
          <table:table-cell office:value-type="float" office:value="0.134" calcext:value-type="float">
            <text:p>0,134</text:p>
          </table:table-cell>
          <table:table-cell office:value-type="float" office:value="0.2552" calcext:value-type="float">
            <text:p>0,2552</text:p>
          </table:table-cell>
          <table:table-cell office:value-type="float" office:value="154.38" calcext:value-type="float">
            <text:p>154,38</text:p>
          </table:table-cell>
          <table:table-cell office:value-type="string" calcext:value-type="string">
            <text:p>um</text:p>
          </table:table-cell>
          <table:table-cell office:value-type="float" office:value="58.78" calcext:value-type="float">
            <text:p>58,7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41,84 um</text:p>
          </table:table-cell>
          <table:table-cell table:number-columns-repeated="2"/>
          <table:table-cell table:formula="of:=[.E61]*0.000001" office:value-type="float" office:value="0.00015438" calcext:value-type="float">
            <text:p>0,00015438</text:p>
          </table:table-cell>
          <table:table-cell table:formula="of:=[.A61]*1000" office:value-type="float" office:value="1500" calcext:value-type="float">
            <text:p>1500</text:p>
          </table:table-cell>
          <table:table-cell table:number-columns-repeated="3"/>
          <table:table-cell table:formula="of:=([.$L$160]-[.L61])/[.$L$160]" office:value-type="float" office:value="0.999729570655316" calcext:value-type="float">
            <text:p>0,999729570655316</text:p>
          </table:table-cell>
          <table:table-cell table:formula="of:=[.M61]/[.$M$160]" office:value-type="float" office:value="0.00015" calcext:value-type="float">
            <text:p>0,00015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string" calcext:value-type="string">
            <text:p><text:s/>keV</text:p>
          </table:table-cell>
          <table:table-cell office:value-type="float" office:value="0.1384" calcext:value-type="float">
            <text:p>0,1384</text:p>
          </table:table-cell>
          <table:table-cell office:value-type="float" office:value="0.2486" calcext:value-type="float">
            <text:p>0,2486</text:p>
          </table:table-cell>
          <table:table-cell office:value-type="float" office:value="165.86" calcext:value-type="float">
            <text:p>165,86</text:p>
          </table:table-cell>
          <table:table-cell office:value-type="string" calcext:value-type="string">
            <text:p>um</text:p>
          </table:table-cell>
          <table:table-cell office:value-type="float" office:value="62.32" calcext:value-type="float">
            <text:p>62,3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44,62 um</text:p>
          </table:table-cell>
          <table:table-cell table:number-columns-repeated="2"/>
          <table:table-cell table:formula="of:=[.E62]*0.000001" office:value-type="float" office:value="0.00016586" calcext:value-type="float">
            <text:p>0,00016586</text:p>
          </table:table-cell>
          <table:table-cell table:formula="of:=[.A62]*1000" office:value-type="float" office:value="1600" calcext:value-type="float">
            <text:p>1600</text:p>
          </table:table-cell>
          <table:table-cell table:number-columns-repeated="3"/>
          <table:table-cell table:formula="of:=([.$L$160]-[.L62])/[.$L$160]" office:value-type="float" office:value="0.999709460998126" calcext:value-type="float">
            <text:p>0,999709460998126</text:p>
          </table:table-cell>
          <table:table-cell table:formula="of:=[.M62]/[.$M$160]" office:value-type="float" office:value="0.00016" calcext:value-type="float">
            <text:p>0,00016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string" calcext:value-type="string">
            <text:p><text:s/>keV</text:p>
          </table:table-cell>
          <table:table-cell office:value-type="float" office:value="0.1427" calcext:value-type="float">
            <text:p>0,1427</text:p>
          </table:table-cell>
          <table:table-cell office:value-type="float" office:value="0.2424" calcext:value-type="float">
            <text:p>0,2424</text:p>
          </table:table-cell>
          <table:table-cell office:value-type="float" office:value="177.45" calcext:value-type="float">
            <text:p>177,45</text:p>
          </table:table-cell>
          <table:table-cell office:value-type="string" calcext:value-type="string">
            <text:p>um</text:p>
          </table:table-cell>
          <table:table-cell office:value-type="float" office:value="65.82" calcext:value-type="float">
            <text:p>65,8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47,42 um</text:p>
          </table:table-cell>
          <table:table-cell table:number-columns-repeated="2"/>
          <table:table-cell table:formula="of:=[.E63]*0.000001" office:value-type="float" office:value="0.00017745" calcext:value-type="float">
            <text:p>0,00017745</text:p>
          </table:table-cell>
          <table:table-cell table:formula="of:=[.A63]*1000" office:value-type="float" office:value="1700" calcext:value-type="float">
            <text:p>1700</text:p>
          </table:table-cell>
          <table:table-cell table:number-columns-repeated="3"/>
          <table:table-cell table:formula="of:=([.$L$160]-[.L63])/[.$L$160]" office:value-type="float" office:value="0.999689158652583" calcext:value-type="float">
            <text:p>0,999689158652583</text:p>
          </table:table-cell>
          <table:table-cell table:formula="of:=[.M63]/[.$M$160]" office:value-type="float" office:value="0.00017" calcext:value-type="float">
            <text:p>0,00017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string" calcext:value-type="string">
            <text:p><text:s/>keV</text:p>
          </table:table-cell>
          <table:table-cell office:value-type="float" office:value="0.1468" calcext:value-type="float">
            <text:p>0,1468</text:p>
          </table:table-cell>
          <table:table-cell office:value-type="float" office:value="0.2366" calcext:value-type="float">
            <text:p>0,2366</text:p>
          </table:table-cell>
          <table:table-cell office:value-type="float" office:value="189.15" calcext:value-type="float">
            <text:p>189,15</text:p>
          </table:table-cell>
          <table:table-cell office:value-type="string" calcext:value-type="string">
            <text:p>um</text:p>
          </table:table-cell>
          <table:table-cell office:value-type="float" office:value="69.28" calcext:value-type="float">
            <text:p>69,2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50,23 um</text:p>
          </table:table-cell>
          <table:table-cell table:number-columns-repeated="2"/>
          <table:table-cell table:formula="of:=[.E64]*0.000001" office:value-type="float" office:value="0.00018915" calcext:value-type="float">
            <text:p>0,00018915</text:p>
          </table:table-cell>
          <table:table-cell table:formula="of:=[.A64]*1000" office:value-type="float" office:value="1800" calcext:value-type="float">
            <text:p>1800</text:p>
          </table:table-cell>
          <table:table-cell table:number-columns-repeated="3"/>
          <table:table-cell table:formula="of:=([.$L$160]-[.L64])/[.$L$160]" office:value-type="float" office:value="0.999668663618687" calcext:value-type="float">
            <text:p>0,999668663618687</text:p>
          </table:table-cell>
          <table:table-cell table:formula="of:=[.M64]/[.$M$160]" office:value-type="float" office:value="0.00018" calcext:value-type="float">
            <text:p>0,00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keV</text:p>
          </table:table-cell>
          <table:table-cell office:value-type="float" office:value="0.1548" calcext:value-type="float">
            <text:p>0,1548</text:p>
          </table:table-cell>
          <table:table-cell office:value-type="float" office:value="0.2258" calcext:value-type="float">
            <text:p>0,2258</text:p>
          </table:table-cell>
          <table:table-cell office:value-type="float" office:value="212.81" calcext:value-type="float">
            <text:p>212,81</text:p>
          </table:table-cell>
          <table:table-cell office:value-type="string" calcext:value-type="string">
            <text:p>um</text:p>
          </table:table-cell>
          <table:table-cell office:value-type="float" office:value="76.12" calcext:value-type="float">
            <text:p>76,1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55,89 um</text:p>
          </table:table-cell>
          <table:table-cell table:number-columns-repeated="2"/>
          <table:table-cell table:formula="of:=[.E65]*0.000001" office:value-type="float" office:value="0.00021281" calcext:value-type="float">
            <text:p>0,00021281</text:p>
          </table:table-cell>
          <table:table-cell table:formula="of:=[.A65]*1000" office:value-type="float" office:value="2000" calcext:value-type="float">
            <text:p>2000</text:p>
          </table:table-cell>
          <table:table-cell table:number-columns-repeated="3"/>
          <table:table-cell table:formula="of:=([.$L$160]-[.L65])/[.$L$160]" office:value-type="float" office:value="0.999627218105698" calcext:value-type="float">
            <text:p>0,999627218105698</text:p>
          </table:table-cell>
          <table:table-cell table:formula="of:=[.M65]/[.$M$160]" office:value-type="float" office:value="0.0002" calcext:value-type="float">
            <text:p>0,0002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string" calcext:value-type="string">
            <text:p><text:s/>keV</text:p>
          </table:table-cell>
          <table:table-cell office:value-type="float" office:value="0.1641" calcext:value-type="float">
            <text:p>0,1641</text:p>
          </table:table-cell>
          <table:table-cell office:value-type="float" office:value="0.2139" calcext:value-type="float">
            <text:p>0,2139</text:p>
          </table:table-cell>
          <table:table-cell office:value-type="float" office:value="242.83" calcext:value-type="float">
            <text:p>242,83</text:p>
          </table:table-cell>
          <table:table-cell office:value-type="string" calcext:value-type="string">
            <text:p>um</text:p>
          </table:table-cell>
          <table:table-cell office:value-type="float" office:value="84.47" calcext:value-type="float">
            <text:p>84,4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63,00 um</text:p>
          </table:table-cell>
          <table:table-cell table:number-columns-repeated="2"/>
          <table:table-cell table:formula="of:=[.E66]*0.000001" office:value-type="float" office:value="0.00024283" calcext:value-type="float">
            <text:p>0,00024283</text:p>
          </table:table-cell>
          <table:table-cell table:formula="of:=[.A66]*1000" office:value-type="float" office:value="2250" calcext:value-type="float">
            <text:p>2250</text:p>
          </table:table-cell>
          <table:table-cell table:number-columns-repeated="3"/>
          <table:table-cell table:formula="of:=([.$L$160]-[.L66])/[.$L$160]" office:value-type="float" office:value="0.999574631702489" calcext:value-type="float">
            <text:p>0,999574631702489</text:p>
          </table:table-cell>
          <table:table-cell table:formula="of:=[.M66]/[.$M$160]" office:value-type="float" office:value="0.000225" calcext:value-type="float">
            <text:p>0,000225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<text:s/>keV</text:p>
          </table:table-cell>
          <table:table-cell office:value-type="float" office:value="0.173" calcext:value-type="float">
            <text:p>0,173</text:p>
          </table:table-cell>
          <table:table-cell office:value-type="float" office:value="0.2034" calcext:value-type="float">
            <text:p>0,2034</text:p>
          </table:table-cell>
          <table:table-cell office:value-type="float" office:value="273.24" calcext:value-type="float">
            <text:p>273,24</text:p>
          </table:table-cell>
          <table:table-cell office:value-type="string" calcext:value-type="string">
            <text:p>um</text:p>
          </table:table-cell>
          <table:table-cell office:value-type="float" office:value="92.61" calcext:value-type="float">
            <text:p>92,6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70,12 um</text:p>
          </table:table-cell>
          <table:table-cell table:number-columns-repeated="2"/>
          <table:table-cell table:formula="of:=[.E67]*0.000001" office:value-type="float" office:value="0.00027324" calcext:value-type="float">
            <text:p>0,00027324</text:p>
          </table:table-cell>
          <table:table-cell table:formula="of:=[.A67]*1000" office:value-type="float" office:value="2500" calcext:value-type="float">
            <text:p>2500</text:p>
          </table:table-cell>
          <table:table-cell table:number-columns-repeated="3"/>
          <table:table-cell table:formula="of:=([.$L$160]-[.L67])/[.$L$160]" office:value-type="float" office:value="0.999521362131484" calcext:value-type="float">
            <text:p>0,999521362131484</text:p>
          </table:table-cell>
          <table:table-cell table:formula="of:=[.M67]/[.$M$160]" office:value-type="float" office:value="0.00025" calcext:value-type="float">
            <text:p>0,00025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string" calcext:value-type="string">
            <text:p><text:s/>keV</text:p>
          </table:table-cell>
          <table:table-cell office:value-type="float" office:value="0.1815" calcext:value-type="float">
            <text:p>0,1815</text:p>
          </table:table-cell>
          <table:table-cell office:value-type="float" office:value="0.194" calcext:value-type="float">
            <text:p>0,194</text:p>
          </table:table-cell>
          <table:table-cell office:value-type="float" office:value="303.95" calcext:value-type="float">
            <text:p>303,95</text:p>
          </table:table-cell>
          <table:table-cell office:value-type="string" calcext:value-type="string">
            <text:p>um</text:p>
          </table:table-cell>
          <table:table-cell office:value-type="float" office:value="100.53" calcext:value-type="float">
            <text:p>100,5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77,22 um</text:p>
          </table:table-cell>
          <table:table-cell table:number-columns-repeated="2"/>
          <table:table-cell table:formula="of:=[.E68]*0.000001" office:value-type="float" office:value="0.00030395" calcext:value-type="float">
            <text:p>0,00030395</text:p>
          </table:table-cell>
          <table:table-cell table:formula="of:=[.A68]*1000" office:value-type="float" office:value="2750" calcext:value-type="float">
            <text:p>2750</text:p>
          </table:table-cell>
          <table:table-cell table:number-columns-repeated="3"/>
          <table:table-cell table:formula="of:=([.$L$160]-[.L68])/[.$L$160]" office:value-type="float" office:value="0.999467567046788" calcext:value-type="float">
            <text:p>0,999467567046788</text:p>
          </table:table-cell>
          <table:table-cell table:formula="of:=[.M68]/[.$M$160]" office:value-type="float" office:value="0.000275" calcext:value-type="float">
            <text:p>0,0002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keV</text:p>
          </table:table-cell>
          <table:table-cell office:value-type="float" office:value="0.1895" calcext:value-type="float">
            <text:p>0,1895</text:p>
          </table:table-cell>
          <table:table-cell office:value-type="float" office:value="0.1856" calcext:value-type="float">
            <text:p>0,1856</text:p>
          </table:table-cell>
          <table:table-cell office:value-type="float" office:value="334.9" calcext:value-type="float">
            <text:p>334,9</text:p>
          </table:table-cell>
          <table:table-cell office:value-type="string" calcext:value-type="string">
            <text:p>um</text:p>
          </table:table-cell>
          <table:table-cell office:value-type="float" office:value="108.23" calcext:value-type="float">
            <text:p>108,2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84,29 um</text:p>
          </table:table-cell>
          <table:table-cell table:number-columns-repeated="2"/>
          <table:table-cell table:formula="of:=[.E69]*0.000001" office:value-type="float" office:value="0.0003349" calcext:value-type="float">
            <text:p>0,0003349</text:p>
          </table:table-cell>
          <table:table-cell table:formula="of:=[.A69]*1000" office:value-type="float" office:value="3000" calcext:value-type="float">
            <text:p>3000</text:p>
          </table:table-cell>
          <table:table-cell table:number-columns-repeated="3"/>
          <table:table-cell table:formula="of:=([.$L$160]-[.L69])/[.$L$160]" office:value-type="float" office:value="0.999413351551141" calcext:value-type="float">
            <text:p>0,999413351551141</text:p>
          </table:table-cell>
          <table:table-cell table:formula="of:=[.M69]/[.$M$160]" office:value-type="float" office:value="0.0003" calcext:value-type="float">
            <text:p>0,0003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string" calcext:value-type="string">
            <text:p><text:s/>keV</text:p>
          </table:table-cell>
          <table:table-cell office:value-type="float" office:value="0.1973" calcext:value-type="float">
            <text:p>0,1973</text:p>
          </table:table-cell>
          <table:table-cell office:value-type="float" office:value="0.178" calcext:value-type="float">
            <text:p>0,178</text:p>
          </table:table-cell>
          <table:table-cell office:value-type="float" office:value="366.03" calcext:value-type="float">
            <text:p>366,03</text:p>
          </table:table-cell>
          <table:table-cell office:value-type="string" calcext:value-type="string">
            <text:p>um</text:p>
          </table:table-cell>
          <table:table-cell office:value-type="float" office:value="115.73" calcext:value-type="float">
            <text:p>115,7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91,32 um</text:p>
          </table:table-cell>
          <table:table-cell table:number-columns-repeated="2"/>
          <table:table-cell table:formula="of:=[.E70]*0.000001" office:value-type="float" office:value="0.00036603" calcext:value-type="float">
            <text:p>0,00036603</text:p>
          </table:table-cell>
          <table:table-cell table:formula="of:=[.A70]*1000" office:value-type="float" office:value="3250" calcext:value-type="float">
            <text:p>3250</text:p>
          </table:table-cell>
          <table:table-cell table:number-columns-repeated="3"/>
          <table:table-cell table:formula="of:=([.$L$160]-[.L70])/[.$L$160]" office:value-type="float" office:value="0.99935882074728" calcext:value-type="float">
            <text:p>0,99935882074728</text:p>
          </table:table-cell>
          <table:table-cell table:formula="of:=[.M70]/[.$M$160]" office:value-type="float" office:value="0.000325" calcext:value-type="float">
            <text:p>0,000325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<text:s/>keV</text:p>
          </table:table-cell>
          <table:table-cell office:value-type="float" office:value="0.2047" calcext:value-type="float">
            <text:p>0,2047</text:p>
          </table:table-cell>
          <table:table-cell office:value-type="float" office:value="0.1711" calcext:value-type="float">
            <text:p>0,1711</text:p>
          </table:table-cell>
          <table:table-cell office:value-type="float" office:value="397.3" calcext:value-type="float">
            <text:p>397,3</text:p>
          </table:table-cell>
          <table:table-cell office:value-type="string" calcext:value-type="string">
            <text:p>um</text:p>
          </table:table-cell>
          <table:table-cell office:value-type="float" office:value="123.02" calcext:value-type="float">
            <text:p>123,0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98,29 um</text:p>
          </table:table-cell>
          <table:table-cell table:number-columns-repeated="2"/>
          <table:table-cell table:formula="of:=[.E71]*0.000001" office:value-type="float" office:value="0.0003973" calcext:value-type="float">
            <text:p>0,0003973</text:p>
          </table:table-cell>
          <table:table-cell table:formula="of:=[.A71]*1000" office:value-type="float" office:value="3500" calcext:value-type="float">
            <text:p>3500</text:p>
          </table:table-cell>
          <table:table-cell table:number-columns-repeated="3"/>
          <table:table-cell table:formula="of:=([.$L$160]-[.L71])/[.$L$160]" office:value-type="float" office:value="0.999304044703698" calcext:value-type="float">
            <text:p>0,999304044703698</text:p>
          </table:table-cell>
          <table:table-cell table:formula="of:=[.M71]/[.$M$160]" office:value-type="float" office:value="0.00035" calcext:value-type="float">
            <text:p>0,00035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string" calcext:value-type="string">
            <text:p><text:s/>keV</text:p>
          </table:table-cell>
          <table:table-cell office:value-type="float" office:value="0.2119" calcext:value-type="float">
            <text:p>0,2119</text:p>
          </table:table-cell>
          <table:table-cell office:value-type="float" office:value="0.1648" calcext:value-type="float">
            <text:p>0,1648</text:p>
          </table:table-cell>
          <table:table-cell office:value-type="float" office:value="428.66" calcext:value-type="float">
            <text:p>428,66</text:p>
          </table:table-cell>
          <table:table-cell office:value-type="string" calcext:value-type="string">
            <text:p>um</text:p>
          </table:table-cell>
          <table:table-cell office:value-type="float" office:value="130.12" calcext:value-type="float">
            <text:p>130,1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05,21 um</text:p>
          </table:table-cell>
          <table:table-cell table:number-columns-repeated="2"/>
          <table:table-cell table:formula="of:=[.E72]*0.000001" office:value-type="float" office:value="0.00042866" calcext:value-type="float">
            <text:p>0,00042866</text:p>
          </table:table-cell>
          <table:table-cell table:formula="of:=[.A72]*1000" office:value-type="float" office:value="3750" calcext:value-type="float">
            <text:p>3750</text:p>
          </table:table-cell>
          <table:table-cell table:number-columns-repeated="3"/>
          <table:table-cell table:formula="of:=([.$L$160]-[.L72])/[.$L$160]" office:value-type="float" office:value="0.999249111006008" calcext:value-type="float">
            <text:p>0,999249111006008</text:p>
          </table:table-cell>
          <table:table-cell table:formula="of:=[.M72]/[.$M$160]" office:value-type="float" office:value="0.000375" calcext:value-type="float">
            <text:p>0,000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eV</text:p>
          </table:table-cell>
          <table:table-cell office:value-type="float" office:value="0.2189" calcext:value-type="float">
            <text:p>0,2189</text:p>
          </table:table-cell>
          <table:table-cell office:value-type="float" office:value="0.1591" calcext:value-type="float">
            <text:p>0,1591</text:p>
          </table:table-cell>
          <table:table-cell office:value-type="float" office:value="460.07" calcext:value-type="float">
            <text:p>460,07</text:p>
          </table:table-cell>
          <table:table-cell office:value-type="string" calcext:value-type="string">
            <text:p>um</text:p>
          </table:table-cell>
          <table:table-cell office:value-type="float" office:value="137.01" calcext:value-type="float">
            <text:p>137,0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12,05 um</text:p>
          </table:table-cell>
          <table:table-cell table:number-columns-repeated="2"/>
          <table:table-cell table:formula="of:=[.E73]*0.000001" office:value-type="float" office:value="0.00046007" calcext:value-type="float">
            <text:p>0,00046007</text:p>
          </table:table-cell>
          <table:table-cell table:formula="of:=[.A73]*1000" office:value-type="float" office:value="4000" calcext:value-type="float">
            <text:p>4000</text:p>
          </table:table-cell>
          <table:table-cell table:number-columns-repeated="3"/>
          <table:table-cell table:formula="of:=([.$L$160]-[.L73])/[.$L$160]" office:value-type="float" office:value="0.999194089722704" calcext:value-type="float">
            <text:p>0,999194089722704</text:p>
          </table:table-cell>
          <table:table-cell table:formula="of:=[.M73]/[.$M$160]" office:value-type="float" office:value="0.0004" calcext:value-type="float">
            <text:p>0,000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string" calcext:value-type="string">
            <text:p><text:s/>keV</text:p>
          </table:table-cell>
          <table:table-cell office:value-type="float" office:value="0.2321" calcext:value-type="float">
            <text:p>0,2321</text:p>
          </table:table-cell>
          <table:table-cell office:value-type="float" office:value="0.1488" calcext:value-type="float">
            <text:p>0,1488</text:p>
          </table:table-cell>
          <table:table-cell office:value-type="float" office:value="522.99" calcext:value-type="float">
            <text:p>522,99</text:p>
          </table:table-cell>
          <table:table-cell office:value-type="string" calcext:value-type="string">
            <text:p>um</text:p>
          </table:table-cell>
          <table:table-cell office:value-type="float" office:value="150.31" calcext:value-type="float">
            <text:p>150,3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25,53 um</text:p>
          </table:table-cell>
          <table:table-cell table:number-columns-repeated="2"/>
          <table:table-cell table:formula="of:=[.E74]*0.000001" office:value-type="float" office:value="0.00052299" calcext:value-type="float">
            <text:p>0,00052299</text:p>
          </table:table-cell>
          <table:table-cell table:formula="of:=[.A74]*1000" office:value-type="float" office:value="4500" calcext:value-type="float">
            <text:p>4500</text:p>
          </table:table-cell>
          <table:table-cell table:number-columns-repeated="3"/>
          <table:table-cell table:formula="of:=([.$L$160]-[.L74])/[.$L$160]" office:value-type="float" office:value="0.999083871984865" calcext:value-type="float">
            <text:p>0,999083871984865</text:p>
          </table:table-cell>
          <table:table-cell table:formula="of:=[.M74]/[.$M$160]" office:value-type="float" office:value="0.00045" calcext:value-type="float">
            <text:p>0,00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keV</text:p>
          </table:table-cell>
          <table:table-cell office:value-type="float" office:value="0.2447" calcext:value-type="float">
            <text:p>0,2447</text:p>
          </table:table-cell>
          <table:table-cell office:value-type="float" office:value="0.14" calcext:value-type="float">
            <text:p>0,14</text:p>
          </table:table-cell>
          <table:table-cell office:value-type="float" office:value="585.82" calcext:value-type="float">
            <text:p>585,82</text:p>
          </table:table-cell>
          <table:table-cell office:value-type="string" calcext:value-type="string">
            <text:p>um</text:p>
          </table:table-cell>
          <table:table-cell office:value-type="float" office:value="162.89" calcext:value-type="float">
            <text:p>162,8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38,68 um</text:p>
          </table:table-cell>
          <table:table-cell table:number-columns-repeated="2"/>
          <table:table-cell table:formula="of:=[.E75]*0.000001" office:value-type="float" office:value="0.00058582" calcext:value-type="float">
            <text:p>0,00058582</text:p>
          </table:table-cell>
          <table:table-cell table:formula="of:=[.A75]*1000" office:value-type="float" office:value="5000" calcext:value-type="float">
            <text:p>5000</text:p>
          </table:table-cell>
          <table:table-cell table:number-columns-repeated="3"/>
          <table:table-cell table:formula="of:=([.$L$160]-[.L75])/[.$L$160]" office:value-type="float" office:value="0.998973811901133" calcext:value-type="float">
            <text:p>0,998973811901133</text:p>
          </table:table-cell>
          <table:table-cell table:formula="of:=[.M75]/[.$M$160]" office:value-type="float" office:value="0.0005" calcext:value-type="float">
            <text:p>0,000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string" calcext:value-type="string">
            <text:p><text:s/>keV</text:p>
          </table:table-cell>
          <table:table-cell office:value-type="float" office:value="0.2566" calcext:value-type="float">
            <text:p>0,2566</text:p>
          </table:table-cell>
          <table:table-cell office:value-type="float" office:value="0.1323" calcext:value-type="float">
            <text:p>0,1323</text:p>
          </table:table-cell>
          <table:table-cell office:value-type="float" office:value="648.42" calcext:value-type="float">
            <text:p>648,42</text:p>
          </table:table-cell>
          <table:table-cell office:value-type="string" calcext:value-type="string">
            <text:p>um</text:p>
          </table:table-cell>
          <table:table-cell office:value-type="float" office:value="174.81" calcext:value-type="float">
            <text:p>174,8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51,48 um</text:p>
          </table:table-cell>
          <table:table-cell table:number-columns-repeated="2"/>
          <table:table-cell table:formula="of:=[.E76]*0.000001" office:value-type="float" office:value="0.00064842" calcext:value-type="float">
            <text:p>0,00064842</text:p>
          </table:table-cell>
          <table:table-cell table:formula="of:=[.A76]*1000" office:value-type="float" office:value="5500" calcext:value-type="float">
            <text:p>5500</text:p>
          </table:table-cell>
          <table:table-cell table:number-columns-repeated="3"/>
          <table:table-cell table:formula="of:=([.$L$160]-[.L76])/[.$L$160]" office:value-type="float" office:value="0.99886415471123" calcext:value-type="float">
            <text:p>0,99886415471123</text:p>
          </table:table-cell>
          <table:table-cell table:formula="of:=[.M76]/[.$M$160]" office:value-type="float" office:value="0.00055" calcext:value-type="float">
            <text:p>0,000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keV</text:p>
          </table:table-cell>
          <table:table-cell office:value-type="float" office:value="0.268" calcext:value-type="float">
            <text:p>0,268</text:p>
          </table:table-cell>
          <table:table-cell office:value-type="float" office:value="0.1256" calcext:value-type="float">
            <text:p>0,1256</text:p>
          </table:table-cell>
          <table:table-cell office:value-type="float" office:value="710.71" calcext:value-type="float">
            <text:p>710,71</text:p>
          </table:table-cell>
          <table:table-cell office:value-type="string" calcext:value-type="string">
            <text:p>um</text:p>
          </table:table-cell>
          <table:table-cell office:value-type="float" office:value="186.12" calcext:value-type="float">
            <text:p>186,1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63,92 um</text:p>
          </table:table-cell>
          <table:table-cell table:number-columns-repeated="2"/>
          <table:table-cell table:formula="of:=[.E77]*0.000001" office:value-type="float" office:value="0.00071071" calcext:value-type="float">
            <text:p>0,00071071</text:p>
          </table:table-cell>
          <table:table-cell table:formula="of:=[.A77]*1000" office:value-type="float" office:value="6000" calcext:value-type="float">
            <text:p>6000</text:p>
          </table:table-cell>
          <table:table-cell table:number-columns-repeated="3"/>
          <table:table-cell table:formula="of:=([.$L$160]-[.L77])/[.$L$160]" office:value-type="float" office:value="0.99875504055214" calcext:value-type="float">
            <text:p>0,99875504055214</text:p>
          </table:table-cell>
          <table:table-cell table:formula="of:=[.M77]/[.$M$160]" office:value-type="float" office:value="0.0006" calcext:value-type="float">
            <text:p>0,000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string" calcext:value-type="string">
            <text:p><text:s/>keV</text:p>
          </table:table-cell>
          <table:table-cell office:value-type="float" office:value="0.279" calcext:value-type="float">
            <text:p>0,279</text:p>
          </table:table-cell>
          <table:table-cell office:value-type="float" office:value="0.1195" calcext:value-type="float">
            <text:p>0,1195</text:p>
          </table:table-cell>
          <table:table-cell office:value-type="float" office:value="772.58" calcext:value-type="float">
            <text:p>772,58</text:p>
          </table:table-cell>
          <table:table-cell office:value-type="string" calcext:value-type="string">
            <text:p>um</text:p>
          </table:table-cell>
          <table:table-cell office:value-type="float" office:value="196.86" calcext:value-type="float">
            <text:p>196,8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76,01 um</text:p>
          </table:table-cell>
          <table:table-cell table:number-columns-repeated="2"/>
          <table:table-cell table:formula="of:=[.E78]*0.000001" office:value-type="float" office:value="0.00077258" calcext:value-type="float">
            <text:p>0,00077258</text:p>
          </table:table-cell>
          <table:table-cell table:formula="of:=[.A78]*1000" office:value-type="float" office:value="6500" calcext:value-type="float">
            <text:p>6500</text:p>
          </table:table-cell>
          <table:table-cell table:number-columns-repeated="3"/>
          <table:table-cell table:formula="of:=([.$L$160]-[.L78])/[.$L$160]" office:value-type="float" office:value="0.998646662112215" calcext:value-type="float">
            <text:p>0,998646662112215</text:p>
          </table:table-cell>
          <table:table-cell table:formula="of:=[.M78]/[.$M$160]" office:value-type="float" office:value="0.00065" calcext:value-type="float">
            <text:p>0,000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keV</text:p>
          </table:table-cell>
          <table:table-cell office:value-type="float" office:value="0.2895" calcext:value-type="float">
            <text:p>0,2895</text:p>
          </table:table-cell>
          <table:table-cell office:value-type="float" office:value="0.1142" calcext:value-type="float">
            <text:p>0,1142</text:p>
          </table:table-cell>
          <table:table-cell office:value-type="float" office:value="834.01" calcext:value-type="float">
            <text:p>834,01</text:p>
          </table:table-cell>
          <table:table-cell office:value-type="string" calcext:value-type="string">
            <text:p>um</text:p>
          </table:table-cell>
          <table:table-cell office:value-type="float" office:value="207.08" calcext:value-type="float">
            <text:p>207,0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87,74 um</text:p>
          </table:table-cell>
          <table:table-cell table:number-columns-repeated="2"/>
          <table:table-cell table:formula="of:=[.E79]*0.000001" office:value-type="float" office:value="0.00083401" calcext:value-type="float">
            <text:p>0,00083401</text:p>
          </table:table-cell>
          <table:table-cell table:formula="of:=[.A79]*1000" office:value-type="float" office:value="7000" calcext:value-type="float">
            <text:p>7000</text:p>
          </table:table-cell>
          <table:table-cell table:number-columns-repeated="3"/>
          <table:table-cell table:formula="of:=([.$L$160]-[.L79])/[.$L$160]" office:value-type="float" office:value="0.998539054425701" calcext:value-type="float">
            <text:p>0,998539054425701</text:p>
          </table:table-cell>
          <table:table-cell table:formula="of:=[.M79]/[.$M$160]" office:value-type="float" office:value="0.0007" calcext:value-type="float">
            <text:p>0,0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eV</text:p>
          </table:table-cell>
          <table:table-cell office:value-type="float" office:value="0.3095" calcext:value-type="float">
            <text:p>0,3095</text:p>
          </table:table-cell>
          <table:table-cell office:value-type="float" office:value="0.1049" calcext:value-type="float">
            <text:p>0,1049</text:p>
          </table:table-cell>
          <table:table-cell office:value-type="float" office:value="955.37" calcext:value-type="float">
            <text:p>955,37</text:p>
          </table:table-cell>
          <table:table-cell office:value-type="string" calcext:value-type="string">
            <text:p>um</text:p>
          </table:table-cell>
          <table:table-cell office:value-type="float" office:value="226.27" calcext:value-type="float">
            <text:p>226,2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10,23 um</text:p>
          </table:table-cell>
          <table:table-cell table:number-columns-repeated="2"/>
          <table:table-cell table:formula="of:=[.E80]*0.000001" office:value-type="float" office:value="0.00095537" calcext:value-type="float">
            <text:p>0,00095537</text:p>
          </table:table-cell>
          <table:table-cell table:formula="of:=[.A80]*1000" office:value-type="float" office:value="8000" calcext:value-type="float">
            <text:p>8000</text:p>
          </table:table-cell>
          <table:table-cell table:number-columns-repeated="3"/>
          <table:table-cell table:formula="of:=([.$L$160]-[.L80])/[.$L$160]" office:value-type="float" office:value="0.998326466621122" calcext:value-type="float">
            <text:p>0,998326466621122</text:p>
          </table:table-cell>
          <table:table-cell table:formula="of:=[.M80]/[.$M$160]"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keV</text:p>
          </table:table-cell>
          <table:table-cell office:value-type="float" office:value="0.3293" calcext:value-type="float">
            <text:p>0,3293</text:p>
          </table:table-cell>
          <table:table-cell office:value-type="float" office:value="0.09721" calcext:value-type="float">
            <text:p>0,09721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mm</text:p>
          </table:table-cell>
          <table:table-cell office:value-type="float" office:value="243.7" calcext:value-type="float">
            <text:p>243,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31,41 um</text:p>
          </table:table-cell>
          <table:table-cell table:number-columns-repeated="2"/>
          <table:table-cell table:formula="of:=[.E81]*0.001" office:value-type="float" office:value="0.00107" calcext:value-type="float">
            <text:p>0,00107</text:p>
          </table:table-cell>
          <table:table-cell table:formula="of:=[.A81]*1000" office:value-type="float" office:value="9000" calcext:value-type="float">
            <text:p>9000</text:p>
          </table:table-cell>
          <table:table-cell table:number-columns-repeated="3"/>
          <table:table-cell table:formula="of:=([.$L$160]-[.L81])/[.$L$160]" office:value-type="float" office:value="0.998125667840314" calcext:value-type="float">
            <text:p>0,998125667840314</text:p>
          </table:table-cell>
          <table:table-cell table:formula="of:=[.M81]/[.$M$160]" office:value-type="float" office:value="0.0009" calcext:value-type="float">
            <text:p>0,0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keV</text:p>
          </table:table-cell>
          <table:table-cell office:value-type="float" office:value="0.3482" calcext:value-type="float">
            <text:p>0,3482</text:p>
          </table:table-cell>
          <table:table-cell office:value-type="float" office:value="0.0907" calcext:value-type="float">
            <text:p>0,0907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mm</text:p>
          </table:table-cell>
          <table:table-cell office:value-type="float" office:value="259.58" calcext:value-type="float">
            <text:p>259,5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51,35 um</text:p>
          </table:table-cell>
          <table:table-cell table:number-columns-repeated="2"/>
          <table:table-cell table:formula="of:=[.E82]*0.001" office:value-type="float" office:value="0.00119" calcext:value-type="float">
            <text:p>0,00119</text:p>
          </table:table-cell>
          <table:table-cell table:formula="of:=[.A82]*1000" office:value-type="float" office:value="10000" calcext:value-type="float">
            <text:p>10000</text:p>
          </table:table-cell>
          <table:table-cell table:number-columns-repeated="3"/>
          <table:table-cell table:formula="of:=([.$L$160]-[.L82])/[.$L$160]" office:value-type="float" office:value="0.997915462364461" calcext:value-type="float">
            <text:p>0,997915462364461</text:p>
          </table:table-cell>
          <table:table-cell table:formula="of:=[.M82]/[.$M$160]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keV</text:p>
          </table:table-cell>
          <table:table-cell office:value-type="float" office:value="0.3663" calcext:value-type="float">
            <text:p>0,3663</text:p>
          </table:table-cell>
          <table:table-cell office:value-type="float" office:value="0.08511" calcext:value-type="float">
            <text:p>0,08511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mm</text:p>
          </table:table-cell>
          <table:table-cell office:value-type="float" office:value="274.11" calcext:value-type="float">
            <text:p>274,1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70,14 um</text:p>
          </table:table-cell>
          <table:table-cell table:number-columns-repeated="2"/>
          <table:table-cell table:formula="of:=[.E83]*0.001" office:value-type="float" office:value="0.0013" calcext:value-type="float">
            <text:p>0,0013</text:p>
          </table:table-cell>
          <table:table-cell table:formula="of:=[.A83]*1000" office:value-type="float" office:value="11000" calcext:value-type="float">
            <text:p>11000</text:p>
          </table:table-cell>
          <table:table-cell table:number-columns-repeated="3"/>
          <table:table-cell table:formula="of:=([.$L$160]-[.L83])/[.$L$160]" office:value-type="float" office:value="0.997722774011596" calcext:value-type="float">
            <text:p>0,997722774011596</text:p>
          </table:table-cell>
          <table:table-cell table:formula="of:=[.M83]/[.$M$160]" office:value-type="float" office:value="0.0011" calcext:value-type="float">
            <text:p>0,0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keV</text:p>
          </table:table-cell>
          <table:table-cell office:value-type="float" office:value="0.3839" calcext:value-type="float">
            <text:p>0,3839</text:p>
          </table:table-cell>
          <table:table-cell office:value-type="float" office:value="0.08025" calcext:value-type="float">
            <text:p>0,08025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mm</text:p>
          </table:table-cell>
          <table:table-cell office:value-type="float" office:value="287.44" calcext:value-type="float">
            <text:p>287,4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87,87 um</text:p>
          </table:table-cell>
          <table:table-cell table:number-columns-repeated="2"/>
          <table:table-cell table:formula="of:=[.E84]*0.001" office:value-type="float" office:value="0.00142" calcext:value-type="float">
            <text:p>0,00142</text:p>
          </table:table-cell>
          <table:table-cell table:formula="of:=[.A84]*1000" office:value-type="float" office:value="12000" calcext:value-type="float">
            <text:p>12000</text:p>
          </table:table-cell>
          <table:table-cell table:number-columns-repeated="3"/>
          <table:table-cell table:formula="of:=([.$L$160]-[.L84])/[.$L$160]" office:value-type="float" office:value="0.997512568535744" calcext:value-type="float">
            <text:p>0,997512568535744</text:p>
          </table:table-cell>
          <table:table-cell table:formula="of:=[.M84]/[.$M$160]" office:value-type="float" office:value="0.0012" calcext:value-type="float">
            <text:p>0,00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keV</text:p>
          </table:table-cell>
          <table:table-cell office:value-type="float" office:value="0.4008" calcext:value-type="float">
            <text:p>0,4008</text:p>
          </table:table-cell>
          <table:table-cell office:value-type="float" office:value="0.07599" calcext:value-type="float">
            <text:p>0,07599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mm</text:p>
          </table:table-cell>
          <table:table-cell office:value-type="float" office:value="299.73" calcext:value-type="float">
            <text:p>299,7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04,62 um</text:p>
          </table:table-cell>
          <table:table-cell table:number-columns-repeated="2"/>
          <table:table-cell table:formula="of:=[.E85]*0.001" office:value-type="float" office:value="0.00153" calcext:value-type="float">
            <text:p>0,00153</text:p>
          </table:table-cell>
          <table:table-cell table:formula="of:=[.A85]*1000" office:value-type="float" office:value="13000" calcext:value-type="float">
            <text:p>13000</text:p>
          </table:table-cell>
          <table:table-cell table:number-columns-repeated="3"/>
          <table:table-cell table:formula="of:=([.$L$160]-[.L85])/[.$L$160]" office:value-type="float" office:value="0.997319880182879" calcext:value-type="float">
            <text:p>0,997319880182879</text:p>
          </table:table-cell>
          <table:table-cell table:formula="of:=[.M85]/[.$M$160]" office:value-type="float" office:value="0.0013" calcext:value-type="float">
            <text:p>0,0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keV</text:p>
          </table:table-cell>
          <table:table-cell office:value-type="float" office:value="0.4173" calcext:value-type="float">
            <text:p>0,4173</text:p>
          </table:table-cell>
          <table:table-cell office:value-type="float" office:value="0.0722" calcext:value-type="float">
            <text:p>0,0722</text:p>
          </table:table-cell>
          <table:table-cell office:value-type="float" office:value="1.63" calcext:value-type="float">
            <text:p>1,63</text:p>
          </table:table-cell>
          <table:table-cell office:value-type="string" calcext:value-type="string">
            <text:p>mm</text:p>
          </table:table-cell>
          <table:table-cell office:value-type="float" office:value="311.1" calcext:value-type="float">
            <text:p>311,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20,47 um</text:p>
          </table:table-cell>
          <table:table-cell table:number-columns-repeated="2"/>
          <table:table-cell table:formula="of:=[.E86]*0.001" office:value-type="float" office:value="0.00163" calcext:value-type="float">
            <text:p>0,00163</text:p>
          </table:table-cell>
          <table:table-cell table:formula="of:=[.A86]*1000" office:value-type="float" office:value="14000" calcext:value-type="float">
            <text:p>14000</text:p>
          </table:table-cell>
          <table:table-cell table:number-columns-repeated="3"/>
          <table:table-cell table:formula="of:=([.$L$160]-[.L86])/[.$L$160]" office:value-type="float" office:value="0.997144708953002" calcext:value-type="float">
            <text:p>0,997144708953002</text:p>
          </table:table-cell>
          <table:table-cell table:formula="of:=[.M86]/[.$M$160]" office:value-type="float" office:value="0.0014" calcext:value-type="float">
            <text:p>0,0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keV</text:p>
          </table:table-cell>
          <table:table-cell office:value-type="float" office:value="0.4334" calcext:value-type="float">
            <text:p>0,4334</text:p>
          </table:table-cell>
          <table:table-cell office:value-type="float" office:value="0.06882" calcext:value-type="float">
            <text:p>0,06882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mm</text:p>
          </table:table-cell>
          <table:table-cell office:value-type="float" office:value="321.64" calcext:value-type="float">
            <text:p>321,6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35,48 um</text:p>
          </table:table-cell>
          <table:table-cell table:number-columns-repeated="2"/>
          <table:table-cell table:formula="of:=[.E87]*0.001" office:value-type="float" office:value="0.00174" calcext:value-type="float">
            <text:p>0,00174</text:p>
          </table:table-cell>
          <table:table-cell table:formula="of:=[.A87]*1000" office:value-type="float" office:value="15000" calcext:value-type="float">
            <text:p>15000</text:p>
          </table:table-cell>
          <table:table-cell table:number-columns-repeated="3"/>
          <table:table-cell table:formula="of:=([.$L$160]-[.L87])/[.$L$160]" office:value-type="float" office:value="0.996952020600137" calcext:value-type="float">
            <text:p>0,996952020600137</text:p>
          </table:table-cell>
          <table:table-cell table:formula="of:=[.M87]/[.$M$160]" office:value-type="float" office:value="0.0015" calcext:value-type="float">
            <text:p>0,0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keV</text:p>
          </table:table-cell>
          <table:table-cell office:value-type="float" office:value="0.4491" calcext:value-type="float">
            <text:p>0,4491</text:p>
          </table:table-cell>
          <table:table-cell office:value-type="float" office:value="0.06578" calcext:value-type="float">
            <text:p>0,06578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mm</text:p>
          </table:table-cell>
          <table:table-cell office:value-type="float" office:value="331.44" calcext:value-type="float">
            <text:p>331,4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49,73 um</text:p>
          </table:table-cell>
          <table:table-cell table:number-columns-repeated="2"/>
          <table:table-cell table:formula="of:=[.E88]*0.001" office:value-type="float" office:value="0.00184" calcext:value-type="float">
            <text:p>0,00184</text:p>
          </table:table-cell>
          <table:table-cell table:formula="of:=[.A88]*1000" office:value-type="float" office:value="16000" calcext:value-type="float">
            <text:p>16000</text:p>
          </table:table-cell>
          <table:table-cell table:number-columns-repeated="3"/>
          <table:table-cell table:formula="of:=([.$L$160]-[.L88])/[.$L$160]" office:value-type="float" office:value="0.99677684937026" calcext:value-type="float">
            <text:p>0,99677684937026</text:p>
          </table:table-cell>
          <table:table-cell table:formula="of:=[.M88]/[.$M$160]" office:value-type="float" office:value="0.0016" calcext:value-type="float">
            <text:p>0,0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keV</text:p>
          </table:table-cell>
          <table:table-cell office:value-type="float" office:value="0.4644" calcext:value-type="float">
            <text:p>0,4644</text:p>
          </table:table-cell>
          <table:table-cell office:value-type="float" office:value="0.06302" calcext:value-type="float">
            <text:p>0,06302</text:p>
          </table:table-cell>
          <table:table-cell office:value-type="float" office:value="1.94" calcext:value-type="float">
            <text:p>1,94</text:p>
          </table:table-cell>
          <table:table-cell office:value-type="string" calcext:value-type="string">
            <text:p>mm</text:p>
          </table:table-cell>
          <table:table-cell office:value-type="float" office:value="340.58" calcext:value-type="float">
            <text:p>340,5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63,28 um</text:p>
          </table:table-cell>
          <table:table-cell table:number-columns-repeated="2"/>
          <table:table-cell table:formula="of:=[.E89]*0.001" office:value-type="float" office:value="0.00194" calcext:value-type="float">
            <text:p>0,00194</text:p>
          </table:table-cell>
          <table:table-cell table:formula="of:=[.A89]*1000" office:value-type="float" office:value="17000" calcext:value-type="float">
            <text:p>17000</text:p>
          </table:table-cell>
          <table:table-cell table:number-columns-repeated="3"/>
          <table:table-cell table:formula="of:=([.$L$160]-[.L89])/[.$L$160]" office:value-type="float" office:value="0.996601678140382" calcext:value-type="float">
            <text:p>0,996601678140382</text:p>
          </table:table-cell>
          <table:table-cell table:formula="of:=[.M89]/[.$M$160]" office:value-type="float" office:value="0.0017" calcext:value-type="float">
            <text:p>0,0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keV</text:p>
          </table:table-cell>
          <table:table-cell office:value-type="float" office:value="0.4795" calcext:value-type="float">
            <text:p>0,4795</text:p>
          </table:table-cell>
          <table:table-cell office:value-type="float" office:value="0.06052" calcext:value-type="float">
            <text:p>0,06052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mm</text:p>
          </table:table-cell>
          <table:table-cell office:value-type="float" office:value="349.12" calcext:value-type="float">
            <text:p>349,1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76,16 um</text:p>
          </table:table-cell>
          <table:table-cell table:number-columns-repeated="2"/>
          <table:table-cell table:formula="of:=[.E90]*0.001" office:value-type="float" office:value="0.00204" calcext:value-type="float">
            <text:p>0,00204</text:p>
          </table:table-cell>
          <table:table-cell table:formula="of:=[.A90]*1000" office:value-type="float" office:value="18000" calcext:value-type="float">
            <text:p>18000</text:p>
          </table:table-cell>
          <table:table-cell table:number-columns-repeated="3"/>
          <table:table-cell table:formula="of:=([.$L$160]-[.L90])/[.$L$160]" office:value-type="float" office:value="0.996426506910505" calcext:value-type="float">
            <text:p>0,996426506910505</text:p>
          </table:table-cell>
          <table:table-cell table:formula="of:=[.M90]/[.$M$160]" office:value-type="float" office:value="0.0018" calcext:value-type="float">
            <text:p>0,0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keV</text:p>
          </table:table-cell>
          <table:table-cell office:value-type="float" office:value="0.5087" calcext:value-type="float">
            <text:p>0,5087</text:p>
          </table:table-cell>
          <table:table-cell office:value-type="float" office:value="0.05612" calcext:value-type="float">
            <text:p>0,05612</text:p>
          </table:table-cell>
          <table:table-cell office:value-type="float" office:value="2.23" calcext:value-type="float">
            <text:p>2,23</text:p>
          </table:table-cell>
          <table:table-cell office:value-type="string" calcext:value-type="string">
            <text:p>mm</text:p>
          </table:table-cell>
          <table:table-cell office:value-type="float" office:value="365.06" calcext:value-type="float">
            <text:p>365,0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00,17 um</text:p>
          </table:table-cell>
          <table:table-cell table:number-columns-repeated="2"/>
          <table:table-cell table:formula="of:=[.E91]*0.001" office:value-type="float" office:value="0.00223" calcext:value-type="float">
            <text:p>0,00223</text:p>
          </table:table-cell>
          <table:table-cell table:formula="of:=[.A91]*1000" office:value-type="float" office:value="20000" calcext:value-type="float">
            <text:p>20000</text:p>
          </table:table-cell>
          <table:table-cell table:number-columns-repeated="3"/>
          <table:table-cell table:formula="of:=([.$L$160]-[.L91])/[.$L$160]" office:value-type="float" office:value="0.996093681573738" calcext:value-type="float">
            <text:p>0,996093681573738</text:p>
          </table:table-cell>
          <table:table-cell table:formula="of:=[.M91]/[.$M$160]"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string" calcext:value-type="string">
            <text:p><text:s/>keV</text:p>
          </table:table-cell>
          <table:table-cell office:value-type="float" office:value="0.544" calcext:value-type="float">
            <text:p>0,544</text:p>
          </table:table-cell>
          <table:table-cell office:value-type="float" office:value="0.05153" calcext:value-type="float">
            <text:p>0,05153</text:p>
          </table:table-cell>
          <table:table-cell office:value-type="float" office:value="2.45" calcext:value-type="float">
            <text:p>2,45</text:p>
          </table:table-cell>
          <table:table-cell office:value-type="string" calcext:value-type="string">
            <text:p>mm</text:p>
          </table:table-cell>
          <table:table-cell office:value-type="float" office:value="382.66" calcext:value-type="float">
            <text:p>382,6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27,26 um</text:p>
          </table:table-cell>
          <table:table-cell table:number-columns-repeated="2"/>
          <table:table-cell table:formula="of:=[.E92]*0.001" office:value-type="float" office:value="0.00245" calcext:value-type="float">
            <text:p>0,00245</text:p>
          </table:table-cell>
          <table:table-cell table:formula="of:=[.A92]*1000" office:value-type="float" office:value="22500" calcext:value-type="float">
            <text:p>22500</text:p>
          </table:table-cell>
          <table:table-cell table:number-columns-repeated="3"/>
          <table:table-cell table:formula="of:=([.$L$160]-[.L92])/[.$L$160]" office:value-type="float" office:value="0.995708304868009" calcext:value-type="float">
            <text:p>0,995708304868009</text:p>
          </table:table-cell>
          <table:table-cell table:formula="of:=[.M92]/[.$M$160]" office:value-type="float" office:value="0.00225" calcext:value-type="float">
            <text:p>0,002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keV</text:p>
          </table:table-cell>
          <table:table-cell office:value-type="float" office:value="0.578" calcext:value-type="float">
            <text:p>0,578</text:p>
          </table:table-cell>
          <table:table-cell office:value-type="float" office:value="0.04771" calcext:value-type="float">
            <text:p>0,04771</text:p>
          </table:table-cell>
          <table:table-cell office:value-type="float" office:value="2.67" calcext:value-type="float">
            <text:p>2,67</text:p>
          </table:table-cell>
          <table:table-cell office:value-type="string" calcext:value-type="string">
            <text:p>mm</text:p>
          </table:table-cell>
          <table:table-cell office:value-type="float" office:value="397.93" calcext:value-type="float">
            <text:p>397,9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51,59 um</text:p>
          </table:table-cell>
          <table:table-cell table:number-columns-repeated="2"/>
          <table:table-cell table:formula="of:=[.E93]*0.001" office:value-type="float" office:value="0.00267" calcext:value-type="float">
            <text:p>0,00267</text:p>
          </table:table-cell>
          <table:table-cell table:formula="of:=[.A93]*1000" office:value-type="float" office:value="25000" calcext:value-type="float">
            <text:p>25000</text:p>
          </table:table-cell>
          <table:table-cell table:number-columns-repeated="3"/>
          <table:table-cell table:formula="of:=([.$L$160]-[.L93])/[.$L$160]" office:value-type="float" office:value="0.995322928162279" calcext:value-type="float">
            <text:p>0,995322928162279</text:p>
          </table:table-cell>
          <table:table-cell table:formula="of:=[.M93]/[.$M$160]" office:value-type="float" office:value="0.0025" calcext:value-type="float">
            <text:p>0,0025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string" calcext:value-type="string">
            <text:p><text:s/>keV</text:p>
          </table:table-cell>
          <table:table-cell office:value-type="float" office:value="0.6109" calcext:value-type="float">
            <text:p>0,6109</text:p>
          </table:table-cell>
          <table:table-cell office:value-type="float" office:value="0.04447" calcext:value-type="float">
            <text:p>0,04447</text:p>
          </table:table-cell>
          <table:table-cell office:value-type="float" office:value="2.88" calcext:value-type="float">
            <text:p>2,88</text:p>
          </table:table-cell>
          <table:table-cell office:value-type="string" calcext:value-type="string">
            <text:p>mm</text:p>
          </table:table-cell>
          <table:table-cell office:value-type="float" office:value="411.31" calcext:value-type="float">
            <text:p>411,3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73,60 um</text:p>
          </table:table-cell>
          <table:table-cell table:number-columns-repeated="2"/>
          <table:table-cell table:formula="of:=[.E94]*0.001" office:value-type="float" office:value="0.00288" calcext:value-type="float">
            <text:p>0,00288</text:p>
          </table:table-cell>
          <table:table-cell table:formula="of:=[.A94]*1000" office:value-type="float" office:value="27500" calcext:value-type="float">
            <text:p>27500</text:p>
          </table:table-cell>
          <table:table-cell table:number-columns-repeated="3"/>
          <table:table-cell table:formula="of:=([.$L$160]-[.L94])/[.$L$160]" office:value-type="float" office:value="0.994955068579536" calcext:value-type="float">
            <text:p>0,994955068579536</text:p>
          </table:table-cell>
          <table:table-cell table:formula="of:=[.M94]/[.$M$160]" office:value-type="float" office:value="0.00275" calcext:value-type="float">
            <text:p>0,002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keV</text:p>
          </table:table-cell>
          <table:table-cell office:value-type="float" office:value="0.643" calcext:value-type="float">
            <text:p>0,643</text:p>
          </table:table-cell>
          <table:table-cell office:value-type="float" office:value="0.04169" calcext:value-type="float">
            <text:p>0,04169</text:p>
          </table:table-cell>
          <table:table-cell office:value-type="float" office:value="3.08" calcext:value-type="float">
            <text:p>3,08</text:p>
          </table:table-cell>
          <table:table-cell office:value-type="string" calcext:value-type="string">
            <text:p>mm</text:p>
          </table:table-cell>
          <table:table-cell office:value-type="float" office:value="423.15" calcext:value-type="float">
            <text:p>423,1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93,61 um</text:p>
          </table:table-cell>
          <table:table-cell table:number-columns-repeated="2"/>
          <table:table-cell table:formula="of:=[.E95]*0.001" office:value-type="float" office:value="0.00308" calcext:value-type="float">
            <text:p>0,00308</text:p>
          </table:table-cell>
          <table:table-cell table:formula="of:=[.A95]*1000" office:value-type="float" office:value="30000" calcext:value-type="float">
            <text:p>30000</text:p>
          </table:table-cell>
          <table:table-cell table:number-columns-repeated="3"/>
          <table:table-cell table:formula="of:=([.$L$160]-[.L95])/[.$L$160]" office:value-type="float" office:value="0.994604726119782" calcext:value-type="float">
            <text:p>0,994604726119782</text:p>
          </table:table-cell>
          <table:table-cell table:formula="of:=[.M95]/[.$M$160]"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string" calcext:value-type="string">
            <text:p><text:s/>keV</text:p>
          </table:table-cell>
          <table:table-cell office:value-type="float" office:value="0.6742" calcext:value-type="float">
            <text:p>0,6742</text:p>
          </table:table-cell>
          <table:table-cell office:value-type="float" office:value="0.03926" calcext:value-type="float">
            <text:p>0,03926</text:p>
          </table:table-cell>
          <table:table-cell office:value-type="float" office:value="3.27" calcext:value-type="float">
            <text:p>3,27</text:p>
          </table:table-cell>
          <table:table-cell office:value-type="string" calcext:value-type="string">
            <text:p>mm</text:p>
          </table:table-cell>
          <table:table-cell office:value-type="float" office:value="433.69" calcext:value-type="float">
            <text:p>433,6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11,90 um</text:p>
          </table:table-cell>
          <table:table-cell table:number-columns-repeated="2"/>
          <table:table-cell table:formula="of:=[.E96]*0.001" office:value-type="float" office:value="0.00327" calcext:value-type="float">
            <text:p>0,00327</text:p>
          </table:table-cell>
          <table:table-cell table:formula="of:=[.A96]*1000" office:value-type="float" office:value="32500" calcext:value-type="float">
            <text:p>32500</text:p>
          </table:table-cell>
          <table:table-cell table:number-columns-repeated="3"/>
          <table:table-cell table:formula="of:=([.$L$160]-[.L96])/[.$L$160]" office:value-type="float" office:value="0.994271900783015" calcext:value-type="float">
            <text:p>0,994271900783015</text:p>
          </table:table-cell>
          <table:table-cell table:formula="of:=[.M96]/[.$M$160]" office:value-type="float" office:value="0.00325" calcext:value-type="float">
            <text:p>0,003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keV</text:p>
          </table:table-cell>
          <table:table-cell office:value-type="float" office:value="0.7047" calcext:value-type="float">
            <text:p>0,7047</text:p>
          </table:table-cell>
          <table:table-cell office:value-type="float" office:value="0.03713" calcext:value-type="float">
            <text:p>0,03713</text:p>
          </table:table-cell>
          <table:table-cell office:value-type="float" office:value="3.45" calcext:value-type="float">
            <text:p>3,45</text:p>
          </table:table-cell>
          <table:table-cell office:value-type="string" calcext:value-type="string">
            <text:p>mm</text:p>
          </table:table-cell>
          <table:table-cell office:value-type="float" office:value="443.14" calcext:value-type="float">
            <text:p>443,1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28,70 um</text:p>
          </table:table-cell>
          <table:table-cell table:number-columns-repeated="2"/>
          <table:table-cell table:formula="of:=[.E97]*0.001" office:value-type="float" office:value="0.00345" calcext:value-type="float">
            <text:p>0,00345</text:p>
          </table:table-cell>
          <table:table-cell table:formula="of:=[.A97]*1000" office:value-type="float" office:value="35000" calcext:value-type="float">
            <text:p>35000</text:p>
          </table:table-cell>
          <table:table-cell table:number-columns-repeated="3"/>
          <table:table-cell table:formula="of:=([.$L$160]-[.L97])/[.$L$160]" office:value-type="float" office:value="0.993956592569237" calcext:value-type="float">
            <text:p>0,993956592569237</text:p>
          </table:table-cell>
          <table:table-cell table:formula="of:=[.M97]/[.$M$160]" office:value-type="float" office:value="0.0035" calcext:value-type="float">
            <text:p>0,0035</text:p>
          </table:table-cell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string" calcext:value-type="string">
            <text:p><text:s/>keV</text:p>
          </table:table-cell>
          <table:table-cell office:value-type="float" office:value="0.7344" calcext:value-type="float">
            <text:p>0,7344</text:p>
          </table:table-cell>
          <table:table-cell office:value-type="float" office:value="0.03524" calcext:value-type="float">
            <text:p>0,03524</text:p>
          </table:table-cell>
          <table:table-cell office:value-type="float" office:value="3.63" calcext:value-type="float">
            <text:p>3,63</text:p>
          </table:table-cell>
          <table:table-cell office:value-type="string" calcext:value-type="string">
            <text:p>mm</text:p>
          </table:table-cell>
          <table:table-cell office:value-type="float" office:value="451.67" calcext:value-type="float">
            <text:p>451,6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44,19 um</text:p>
          </table:table-cell>
          <table:table-cell table:number-columns-repeated="2"/>
          <table:table-cell table:formula="of:=[.E98]*0.001" office:value-type="float" office:value="0.00363" calcext:value-type="float">
            <text:p>0,00363</text:p>
          </table:table-cell>
          <table:table-cell table:formula="of:=[.A98]*1000" office:value-type="float" office:value="37500" calcext:value-type="float">
            <text:p>37500</text:p>
          </table:table-cell>
          <table:table-cell table:number-columns-repeated="3"/>
          <table:table-cell table:formula="of:=([.$L$160]-[.L98])/[.$L$160]" office:value-type="float" office:value="0.993641284355457" calcext:value-type="float">
            <text:p>0,993641284355457</text:p>
          </table:table-cell>
          <table:table-cell table:formula="of:=[.M98]/[.$M$160]" office:value-type="float" office:value="0.00375" calcext:value-type="float">
            <text:p>0,00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keV</text:p>
          </table:table-cell>
          <table:table-cell office:value-type="float" office:value="0.7635" calcext:value-type="float">
            <text:p>0,7635</text:p>
          </table:table-cell>
          <table:table-cell office:value-type="float" office:value="0.03355" calcext:value-type="float">
            <text:p>0,03355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mm</text:p>
          </table:table-cell>
          <table:table-cell office:value-type="float" office:value="459.41" calcext:value-type="float">
            <text:p>459,4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58,52 um</text:p>
          </table:table-cell>
          <table:table-cell table:number-columns-repeated="2"/>
          <table:table-cell table:formula="of:=[.E99]*0.001" office:value-type="float" office:value="0.0038" calcext:value-type="float">
            <text:p>0,0038</text:p>
          </table:table-cell>
          <table:table-cell table:formula="of:=[.A99]*1000" office:value-type="float" office:value="40000" calcext:value-type="float">
            <text:p>40000</text:p>
          </table:table-cell>
          <table:table-cell table:number-columns-repeated="3"/>
          <table:table-cell table:formula="of:=([.$L$160]-[.L99])/[.$L$160]" office:value-type="float" office:value="0.993343493264666" calcext:value-type="float">
            <text:p>0,993343493264666</text:p>
          </table:table-cell>
          <table:table-cell table:formula="of:=[.M99]/[.$M$160]"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keV</text:p>
          </table:table-cell>
          <table:table-cell office:value-type="float" office:value="0.8199" calcext:value-type="float">
            <text:p>0,8199</text:p>
          </table:table-cell>
          <table:table-cell office:value-type="float" office:value="0.03066" calcext:value-type="float">
            <text:p>0,03066</text:p>
          </table:table-cell>
          <table:table-cell office:value-type="float" office:value="4.13" calcext:value-type="float">
            <text:p>4,13</text:p>
          </table:table-cell>
          <table:table-cell office:value-type="string" calcext:value-type="string">
            <text:p>mm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84,26 um</text:p>
          </table:table-cell>
          <table:table-cell table:number-columns-repeated="2"/>
          <table:table-cell table:formula="of:=[.E100]*0.001" office:value-type="float" office:value="0.00413" calcext:value-type="float">
            <text:p>0,00413</text:p>
          </table:table-cell>
          <table:table-cell table:formula="of:=[.A100]*1000" office:value-type="float" office:value="45000" calcext:value-type="float">
            <text:p>45000</text:p>
          </table:table-cell>
          <table:table-cell table:number-columns-repeated="3"/>
          <table:table-cell table:formula="of:=([.$L$160]-[.L100])/[.$L$160]" office:value-type="float" office:value="0.992765428206072" calcext:value-type="float">
            <text:p>0,992765428206072</text:p>
          </table:table-cell>
          <table:table-cell table:formula="of:=[.M100]/[.$M$160]" office:value-type="float" office:value="0.0045" calcext:value-type="float">
            <text:p>0,00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keV</text:p>
          </table:table-cell>
          <table:table-cell office:value-type="float" office:value="0.8738" calcext:value-type="float">
            <text:p>0,8738</text:p>
          </table:table-cell>
          <table:table-cell office:value-type="float" office:value="0.02826" calcext:value-type="float">
            <text:p>0,02826</text:p>
          </table:table-cell>
          <table:table-cell office:value-type="float" office:value="4.44" calcext:value-type="float">
            <text:p>4,44</text:p>
          </table:table-cell>
          <table:table-cell office:value-type="string" calcext:value-type="string">
            <text:p>mm</text:p>
          </table:table-cell>
          <table:table-cell office:value-type="float" office:value="486.33" calcext:value-type="float">
            <text:p>486,3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606,74 um</text:p>
          </table:table-cell>
          <table:table-cell table:number-columns-repeated="2"/>
          <table:table-cell table:formula="of:=[.E101]*0.001" office:value-type="float" office:value="0.00444" calcext:value-type="float">
            <text:p>0,00444</text:p>
          </table:table-cell>
          <table:table-cell table:formula="of:=[.A101]*1000" office:value-type="float" office:value="50000" calcext:value-type="float">
            <text:p>50000</text:p>
          </table:table-cell>
          <table:table-cell table:number-columns-repeated="3"/>
          <table:table-cell table:formula="of:=([.$L$160]-[.L101])/[.$L$160]" office:value-type="float" office:value="0.992222397393452" calcext:value-type="float">
            <text:p>0,992222397393452</text:p>
          </table:table-cell>
          <table:table-cell table:formula="of:=[.M101]/[.$M$160]"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keV</text:p>
          </table:table-cell>
          <table:table-cell office:value-type="float" office:value="0.9252" calcext:value-type="float">
            <text:p>0,9252</text:p>
          </table:table-cell>
          <table:table-cell office:value-type="float" office:value="0.02625" calcext:value-type="float">
            <text:p>0,02625</text:p>
          </table:table-cell>
          <table:table-cell office:value-type="float" office:value="4.73" calcext:value-type="float">
            <text:p>4,73</text:p>
          </table:table-cell>
          <table:table-cell office:value-type="string" calcext:value-type="string">
            <text:p>mm</text:p>
          </table:table-cell>
          <table:table-cell office:value-type="float" office:value="496.93" calcext:value-type="float">
            <text:p>496,9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626,61 um</text:p>
          </table:table-cell>
          <table:table-cell table:number-columns-repeated="2"/>
          <table:table-cell table:formula="of:=[.E102]*0.001" office:value-type="float" office:value="0.00473" calcext:value-type="float">
            <text:p>0,00473</text:p>
          </table:table-cell>
          <table:table-cell table:formula="of:=[.A102]*1000" office:value-type="float" office:value="55000" calcext:value-type="float">
            <text:p>55000</text:p>
          </table:table-cell>
          <table:table-cell table:number-columns-repeated="3"/>
          <table:table-cell table:formula="of:=([.$L$160]-[.L102])/[.$L$160]" office:value-type="float" office:value="0.991714400826808" calcext:value-type="float">
            <text:p>0,991714400826808</text:p>
          </table:table-cell>
          <table:table-cell table:formula="of:=[.M102]/[.$M$160]" office:value-type="float" office:value="0.0055" calcext:value-type="float">
            <text:p>0,00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keV</text:p>
          </table:table-cell>
          <table:table-cell office:value-type="float" office:value="0.9742" calcext:value-type="float">
            <text:p>0,9742</text:p>
          </table:table-cell>
          <table:table-cell office:value-type="float" office:value="0.02452" calcext:value-type="float">
            <text:p>0,02452</text:p>
          </table:table-cell>
          <table:table-cell office:value-type="float" office:value="5.01" calcext:value-type="float">
            <text:p>5,01</text:p>
          </table:table-cell>
          <table:table-cell office:value-type="string" calcext:value-type="string">
            <text:p>mm</text:p>
          </table:table-cell>
          <table:table-cell office:value-type="float" office:value="506.16" calcext:value-type="float">
            <text:p>506,1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644,33 um</text:p>
          </table:table-cell>
          <table:table-cell table:number-columns-repeated="2"/>
          <table:table-cell table:formula="of:=[.E103]*0.001" office:value-type="float" office:value="0.00501" calcext:value-type="float">
            <text:p>0,00501</text:p>
          </table:table-cell>
          <table:table-cell table:formula="of:=[.A103]*1000" office:value-type="float" office:value="60000" calcext:value-type="float">
            <text:p>60000</text:p>
          </table:table-cell>
          <table:table-cell table:number-columns-repeated="3"/>
          <table:table-cell table:formula="of:=([.$L$160]-[.L103])/[.$L$160]" office:value-type="float" office:value="0.991223921383152" calcext:value-type="float">
            <text:p>0,991223921383152</text:p>
          </table:table-cell>
          <table:table-cell table:formula="of:=[.M103]/[.$M$160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keV</text:p>
          </table:table-cell>
          <table:table-cell office:value-type="float" office:value="1.021" calcext:value-type="float">
            <text:p>1,021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5.28" calcext:value-type="float">
            <text:p>5,28</text:p>
          </table:table-cell>
          <table:table-cell office:value-type="string" calcext:value-type="string">
            <text:p>mm</text:p>
          </table:table-cell>
          <table:table-cell office:value-type="float" office:value="514.3" calcext:value-type="float">
            <text:p>514,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660,27 um</text:p>
          </table:table-cell>
          <table:table-cell table:number-columns-repeated="2"/>
          <table:table-cell table:formula="of:=[.E104]*0.001" office:value-type="float" office:value="0.00528" calcext:value-type="float">
            <text:p>0,00528</text:p>
          </table:table-cell>
          <table:table-cell table:formula="of:=[.A104]*1000" office:value-type="float" office:value="65000" calcext:value-type="float">
            <text:p>65000</text:p>
          </table:table-cell>
          <table:table-cell table:number-columns-repeated="3"/>
          <table:table-cell table:formula="of:=([.$L$160]-[.L104])/[.$L$160]" office:value-type="float" office:value="0.990750959062484" calcext:value-type="float">
            <text:p>0,990750959062484</text:p>
          </table:table-cell>
          <table:table-cell table:formula="of:=[.M104]/[.$M$160]" office:value-type="float" office:value="0.0065" calcext:value-type="float">
            <text:p>0,00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keV</text:p>
          </table:table-cell>
          <table:table-cell office:value-type="float" office:value="1.064" calcext:value-type="float">
            <text:p>1,064</text:p>
          </table:table-cell>
          <table:table-cell office:value-type="float" office:value="0.02172" calcext:value-type="float">
            <text:p>0,02172</text:p>
          </table:table-cell>
          <table:table-cell office:value-type="float" office:value="5.54" calcext:value-type="float">
            <text:p>5,54</text:p>
          </table:table-cell>
          <table:table-cell office:value-type="string" calcext:value-type="string">
            <text:p>mm</text:p>
          </table:table-cell>
          <table:table-cell office:value-type="float" office:value="521.54" calcext:value-type="float">
            <text:p>521,5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674,73 um</text:p>
          </table:table-cell>
          <table:table-cell table:number-columns-repeated="2"/>
          <table:table-cell table:formula="of:=[.E105]*0.001" office:value-type="float" office:value="0.00554" calcext:value-type="float">
            <text:p>0,00554</text:p>
          </table:table-cell>
          <table:table-cell table:formula="of:=[.A105]*1000" office:value-type="float" office:value="70000" calcext:value-type="float">
            <text:p>70000</text:p>
          </table:table-cell>
          <table:table-cell table:number-columns-repeated="3"/>
          <table:table-cell table:formula="of:=([.$L$160]-[.L105])/[.$L$160]" office:value-type="float" office:value="0.990295513864803" calcext:value-type="float">
            <text:p>0,990295513864803</text:p>
          </table:table-cell>
          <table:table-cell table:formula="of:=[.M105]/[.$M$160]"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keV</text:p>
          </table:table-cell>
          <table:table-cell office:value-type="float" office:value="1.145" calcext:value-type="float">
            <text:p>1,145</text:p>
          </table:table-cell>
          <table:table-cell office:value-type="float" office:value="0.01954" calcext:value-type="float">
            <text:p>0,01954</text:p>
          </table:table-cell>
          <table:table-cell office:value-type="float" office:value="6.02" calcext:value-type="float">
            <text:p>6,02</text:p>
          </table:table-cell>
          <table:table-cell office:value-type="string" calcext:value-type="string">
            <text:p>mm</text:p>
          </table:table-cell>
          <table:table-cell office:value-type="float" office:value="536.09" calcext:value-type="float">
            <text:p>536,0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700,07 um</text:p>
          </table:table-cell>
          <table:table-cell table:number-columns-repeated="2"/>
          <table:table-cell table:formula="of:=[.E106]*0.001" office:value-type="float" office:value="0.00602" calcext:value-type="float">
            <text:p>0,00602</text:p>
          </table:table-cell>
          <table:table-cell table:formula="of:=[.A106]*1000" office:value-type="float" office:value="80000" calcext:value-type="float">
            <text:p>80000</text:p>
          </table:table-cell>
          <table:table-cell table:number-columns-repeated="3"/>
          <table:table-cell table:formula="of:=([.$L$160]-[.L106])/[.$L$160]" office:value-type="float" office:value="0.989454691961392" calcext:value-type="float">
            <text:p>0,989454691961392</text:p>
          </table:table-cell>
          <table:table-cell table:formula="of:=[.M106]/[.$M$160]"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keV</text:p>
          </table:table-cell>
          <table:table-cell office:value-type="float" office:value="1.215" calcext:value-type="float">
            <text:p>1,215</text:p>
          </table:table-cell>
          <table:table-cell office:value-type="float" office:value="0.01779" calcext:value-type="float">
            <text:p>0,01779</text:p>
          </table:table-cell>
          <table:table-cell office:value-type="float" office:value="6.48" calcext:value-type="float">
            <text:p>6,48</text:p>
          </table:table-cell>
          <table:table-cell office:value-type="string" calcext:value-type="string">
            <text:p>mm</text:p>
          </table:table-cell>
          <table:table-cell office:value-type="float" office:value="548.25" calcext:value-type="float">
            <text:p>548,2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721,71 um</text:p>
          </table:table-cell>
          <table:table-cell table:number-columns-repeated="2"/>
          <table:table-cell table:formula="of:=[.E107]*0.001" office:value-type="float" office:value="0.00648" calcext:value-type="float">
            <text:p>0,00648</text:p>
          </table:table-cell>
          <table:table-cell table:formula="of:=[.A107]*1000" office:value-type="float" office:value="90000" calcext:value-type="float">
            <text:p>90000</text:p>
          </table:table-cell>
          <table:table-cell table:number-columns-repeated="3"/>
          <table:table-cell table:formula="of:=([.$L$160]-[.L107])/[.$L$160]" office:value-type="float" office:value="0.988648904303957" calcext:value-type="float">
            <text:p>0,988648904303957</text:p>
          </table:table-cell>
          <table:table-cell table:formula="of:=[.M107]/[.$M$160]"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keV</text:p>
          </table:table-cell>
          <table:table-cell office:value-type="float" office:value="1.278" calcext:value-type="float">
            <text:p>1,278</text:p>
          </table:table-cell>
          <table:table-cell office:value-type="float" office:value="0.01635" calcext:value-type="float">
            <text:p>0,01635</text:p>
          </table:table-cell>
          <table:table-cell office:value-type="float" office:value="6.92" calcext:value-type="float">
            <text:p>6,92</text:p>
          </table:table-cell>
          <table:table-cell office:value-type="string" calcext:value-type="string">
            <text:p>mm</text:p>
          </table:table-cell>
          <table:table-cell office:value-type="float" office:value="558.69" calcext:value-type="float">
            <text:p>558,6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740,56 um</text:p>
          </table:table-cell>
          <table:table-cell table:number-columns-repeated="2"/>
          <table:table-cell table:formula="of:=[.E108]*0.001" office:value-type="float" office:value="0.00692" calcext:value-type="float">
            <text:p>0,00692</text:p>
          </table:table-cell>
          <table:table-cell table:formula="of:=[.A108]*1000" office:value-type="float" office:value="100000" calcext:value-type="float">
            <text:p>100000</text:p>
          </table:table-cell>
          <table:table-cell table:number-columns-repeated="3"/>
          <table:table-cell table:formula="of:=([.$L$160]-[.L108])/[.$L$160]" office:value-type="float" office:value="0.987878150892497" calcext:value-type="float">
            <text:p>0,987878150892497</text:p>
          </table:table-cell>
          <table:table-cell table:formula="of:=[.M108]/[.$M$160]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keV</text:p>
          </table:table-cell>
          <table:table-cell office:value-type="float" office:value="1.336" calcext:value-type="float">
            <text:p>1,336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7.33" calcext:value-type="float">
            <text:p>7,33</text:p>
          </table:table-cell>
          <table:table-cell office:value-type="string" calcext:value-type="string">
            <text:p>mm</text:p>
          </table:table-cell>
          <table:table-cell office:value-type="float" office:value="567.82" calcext:value-type="float">
            <text:p>567,8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757,24 um</text:p>
          </table:table-cell>
          <table:table-cell table:number-columns-repeated="2"/>
          <table:table-cell table:formula="of:=[.E109]*0.001" office:value-type="float" office:value="0.00733" calcext:value-type="float">
            <text:p>0,00733</text:p>
          </table:table-cell>
          <table:table-cell table:formula="of:=[.A109]*1000" office:value-type="float" office:value="110000" calcext:value-type="float">
            <text:p>110000</text:p>
          </table:table-cell>
          <table:table-cell table:number-columns-repeated="3"/>
          <table:table-cell table:formula="of:=([.$L$160]-[.L109])/[.$L$160]" office:value-type="float" office:value="0.987159948850001" calcext:value-type="float">
            <text:p>0,987159948850001</text:p>
          </table:table-cell>
          <table:table-cell table:formula="of:=[.M109]/[.$M$160]"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keV</text:p>
          </table:table-cell>
          <table:table-cell office:value-type="float" office:value="1.389" calcext:value-type="float">
            <text:p>1,389</text:p>
          </table:table-cell>
          <table:table-cell office:value-type="float" office:value="0.01411" calcext:value-type="float">
            <text:p>0,01411</text:p>
          </table:table-cell>
          <table:table-cell office:value-type="float" office:value="7.73" calcext:value-type="float">
            <text:p>7,73</text:p>
          </table:table-cell>
          <table:table-cell office:value-type="string" calcext:value-type="string">
            <text:p>mm</text:p>
          </table:table-cell>
          <table:table-cell office:value-type="float" office:value="575.92" calcext:value-type="float">
            <text:p>575,9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772,16 um</text:p>
          </table:table-cell>
          <table:table-cell table:number-columns-repeated="2"/>
          <table:table-cell table:formula="of:=[.E110]*0.001" office:value-type="float" office:value="0.00773" calcext:value-type="float">
            <text:p>0,00773</text:p>
          </table:table-cell>
          <table:table-cell table:formula="of:=[.A110]*1000" office:value-type="float" office:value="120000" calcext:value-type="float">
            <text:p>120000</text:p>
          </table:table-cell>
          <table:table-cell table:number-columns-repeated="3"/>
          <table:table-cell table:formula="of:=([.$L$160]-[.L110])/[.$L$160]" office:value-type="float" office:value="0.986459263930492" calcext:value-type="float">
            <text:p>0,986459263930492</text:p>
          </table:table-cell>
          <table:table-cell table:formula="of:=[.M110]/[.$M$160]"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keV</text:p>
          </table:table-cell>
          <table:table-cell office:value-type="float" office:value="1.44" calcext:value-type="float">
            <text:p>1,44</text:p>
          </table:table-cell>
          <table:table-cell office:value-type="float" office:value="0.01322" calcext:value-type="float">
            <text:p>0,01322</text:p>
          </table:table-cell>
          <table:table-cell office:value-type="float" office:value="8.12" calcext:value-type="float">
            <text:p>8,12</text:p>
          </table:table-cell>
          <table:table-cell office:value-type="string" calcext:value-type="string">
            <text:p>mm</text:p>
          </table:table-cell>
          <table:table-cell office:value-type="float" office:value="583.2" calcext:value-type="float">
            <text:p>583,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785,66 um</text:p>
          </table:table-cell>
          <table:table-cell table:number-columns-repeated="2"/>
          <table:table-cell table:formula="of:=[.E111]*0.001" office:value-type="float" office:value="0.00812" calcext:value-type="float">
            <text:p>0,00812</text:p>
          </table:table-cell>
          <table:table-cell table:formula="of:=[.A111]*1000" office:value-type="float" office:value="130000" calcext:value-type="float">
            <text:p>130000</text:p>
          </table:table-cell>
          <table:table-cell table:number-columns-repeated="3"/>
          <table:table-cell table:formula="of:=([.$L$160]-[.L111])/[.$L$160]" office:value-type="float" office:value="0.985776096133971" calcext:value-type="float">
            <text:p>0,985776096133971</text:p>
          </table:table-cell>
          <table:table-cell table:formula="of:=[.M111]/[.$M$160]"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keV</text:p>
          </table:table-cell>
          <table:table-cell office:value-type="float" office:value="1.49" calcext:value-type="float">
            <text:p>1,49</text:p>
          </table:table-cell>
          <table:table-cell office:value-type="float" office:value="0.01244" calcext:value-type="float">
            <text:p>0,01244</text:p>
          </table:table-cell>
          <table:table-cell office:value-type="float" office:value="8.49" calcext:value-type="float">
            <text:p>8,49</text:p>
          </table:table-cell>
          <table:table-cell office:value-type="string" calcext:value-type="string">
            <text:p>mm</text:p>
          </table:table-cell>
          <table:table-cell office:value-type="float" office:value="589.78" calcext:value-type="float">
            <text:p>589,7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797,94 um</text:p>
          </table:table-cell>
          <table:table-cell table:number-columns-repeated="2"/>
          <table:table-cell table:formula="of:=[.E112]*0.001" office:value-type="float" office:value="0.00849" calcext:value-type="float">
            <text:p>0,00849</text:p>
          </table:table-cell>
          <table:table-cell table:formula="of:=[.A112]*1000" office:value-type="float" office:value="140000" calcext:value-type="float">
            <text:p>140000</text:p>
          </table:table-cell>
          <table:table-cell table:number-columns-repeated="3"/>
          <table:table-cell table:formula="of:=([.$L$160]-[.L112])/[.$L$160]" office:value-type="float" office:value="0.985127962583425" calcext:value-type="float">
            <text:p>0,985127962583425</text:p>
          </table:table-cell>
          <table:table-cell table:formula="of:=[.M112]/[.$M$160]"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keV</text:p>
          </table:table-cell>
          <table:table-cell office:value-type="float" office:value="1.539" calcext:value-type="float">
            <text:p>1,539</text:p>
          </table:table-cell>
          <table:table-cell office:value-type="float" office:value="0.01176" calcext:value-type="float">
            <text:p>0,01176</text:p>
          </table:table-cell>
          <table:table-cell office:value-type="float" office:value="8.85" calcext:value-type="float">
            <text:p>8,85</text:p>
          </table:table-cell>
          <table:table-cell office:value-type="string" calcext:value-type="string">
            <text:p>mm</text:p>
          </table:table-cell>
          <table:table-cell office:value-type="float" office:value="595.78" calcext:value-type="float">
            <text:p>595,7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809,20 um</text:p>
          </table:table-cell>
          <table:table-cell table:number-columns-repeated="2"/>
          <table:table-cell table:formula="of:=[.E113]*0.001" office:value-type="float" office:value="0.00885" calcext:value-type="float">
            <text:p>0,00885</text:p>
          </table:table-cell>
          <table:table-cell table:formula="of:=[.A113]*1000" office:value-type="float" office:value="150000" calcext:value-type="float">
            <text:p>150000</text:p>
          </table:table-cell>
          <table:table-cell table:number-columns-repeated="3"/>
          <table:table-cell table:formula="of:=([.$L$160]-[.L113])/[.$L$160]" office:value-type="float" office:value="0.984497346155867" calcext:value-type="float">
            <text:p>0,984497346155867</text:p>
          </table:table-cell>
          <table:table-cell table:formula="of:=[.M113]/[.$M$160]"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keV</text:p>
          </table:table-cell>
          <table:table-cell office:value-type="float" office:value="1.588" calcext:value-type="float">
            <text:p>1,588</text:p>
          </table:table-cell>
          <table:table-cell office:value-type="float" office:value="0.01115" calcext:value-type="float">
            <text:p>0,01115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mm</text:p>
          </table:table-cell>
          <table:table-cell office:value-type="float" office:value="601.26" calcext:value-type="float">
            <text:p>601,2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819,55 um</text:p>
          </table:table-cell>
          <table:table-cell table:number-columns-repeated="2"/>
          <table:table-cell table:formula="of:=[.E114]*0.001" office:value-type="float" office:value="0.0092" calcext:value-type="float">
            <text:p>0,0092</text:p>
          </table:table-cell>
          <table:table-cell table:formula="of:=[.A114]*1000" office:value-type="float" office:value="160000" calcext:value-type="float">
            <text:p>160000</text:p>
          </table:table-cell>
          <table:table-cell table:number-columns-repeated="3"/>
          <table:table-cell table:formula="of:=([.$L$160]-[.L114])/[.$L$160]" office:value-type="float" office:value="0.983884246851297" calcext:value-type="float">
            <text:p>0,983884246851297</text:p>
          </table:table-cell>
          <table:table-cell table:formula="of:=[.M114]/[.$M$160]"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keV</text:p>
          </table:table-cell>
          <table:table-cell office:value-type="float" office:value="1.637" calcext:value-type="float">
            <text:p>1,637</text:p>
          </table:table-cell>
          <table:table-cell office:value-type="float" office:value="0.01061" calcext:value-type="float">
            <text:p>0,01061</text:p>
          </table:table-cell>
          <table:table-cell office:value-type="float" office:value="9.54" calcext:value-type="float">
            <text:p>9,54</text:p>
          </table:table-cell>
          <table:table-cell office:value-type="string" calcext:value-type="string">
            <text:p>mm</text:p>
          </table:table-cell>
          <table:table-cell office:value-type="float" office:value="606.3" calcext:value-type="float">
            <text:p>606,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829,12 um</text:p>
          </table:table-cell>
          <table:table-cell table:number-columns-repeated="2"/>
          <table:table-cell table:formula="of:=[.E115]*0.001" office:value-type="float" office:value="0.00954" calcext:value-type="float">
            <text:p>0,00954</text:p>
          </table:table-cell>
          <table:table-cell table:formula="of:=[.A115]*1000" office:value-type="float" office:value="170000" calcext:value-type="float">
            <text:p>170000</text:p>
          </table:table-cell>
          <table:table-cell table:number-columns-repeated="3"/>
          <table:table-cell table:formula="of:=([.$L$160]-[.L115])/[.$L$160]" office:value-type="float" office:value="0.983288664669715" calcext:value-type="float">
            <text:p>0,983288664669715</text:p>
          </table:table-cell>
          <table:table-cell table:formula="of:=[.M115]/[.$M$160]" office:value-type="float" office:value="0.017" calcext:value-type="float">
            <text:p>0,0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keV</text:p>
          </table:table-cell>
          <table:table-cell office:value-type="float" office:value="1.686" calcext:value-type="float">
            <text:p>1,686</text:p>
          </table:table-cell>
          <table:table-cell office:value-type="float" office:value="0.01012" calcext:value-type="float">
            <text:p>0,01012</text:p>
          </table:table-cell>
          <table:table-cell office:value-type="float" office:value="9.87" calcext:value-type="float">
            <text:p>9,87</text:p>
          </table:table-cell>
          <table:table-cell office:value-type="string" calcext:value-type="string">
            <text:p>mm</text:p>
          </table:table-cell>
          <table:table-cell office:value-type="float" office:value="610.95" calcext:value-type="float">
            <text:p>610,9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838,00 um</text:p>
          </table:table-cell>
          <table:table-cell table:number-columns-repeated="2"/>
          <table:table-cell table:formula="of:=[.E116]*0.001" office:value-type="float" office:value="0.00987" calcext:value-type="float">
            <text:p>0,00987</text:p>
          </table:table-cell>
          <table:table-cell table:formula="of:=[.A116]*1000" office:value-type="float" office:value="180000" calcext:value-type="float">
            <text:p>180000</text:p>
          </table:table-cell>
          <table:table-cell table:number-columns-repeated="3"/>
          <table:table-cell table:formula="of:=([.$L$160]-[.L116])/[.$L$160]" office:value-type="float" office:value="0.98271059961112" calcext:value-type="float">
            <text:p>0,98271059961112</text:p>
          </table:table-cell>
          <table:table-cell table:formula="of:=[.M116]/[.$M$160]" office:value-type="float" office:value="0.018" calcext:value-type="float">
            <text:p>0,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keV</text:p>
          </table:table-cell>
          <table:table-cell office:value-type="float" office:value="1.782" calcext:value-type="float">
            <text:p>1,782</text:p>
          </table:table-cell>
          <table:table-cell office:value-type="float" office:value="0.00928" calcext:value-type="float">
            <text:p>0,00928</text:p>
          </table:table-cell>
          <table:table-cell office:value-type="float" office:value="10.51" calcext:value-type="float">
            <text:p>10,51</text:p>
          </table:table-cell>
          <table:table-cell office:value-type="string" calcext:value-type="string">
            <text:p>mm</text:p>
          </table:table-cell>
          <table:table-cell office:value-type="float" office:value="622.45" calcext:value-type="float">
            <text:p>622,4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853,98 um</text:p>
          </table:table-cell>
          <table:table-cell table:number-columns-repeated="2"/>
          <table:table-cell table:formula="of:=[.E117]*0.001" office:value-type="float" office:value="0.01051" calcext:value-type="float">
            <text:p>0,01051</text:p>
          </table:table-cell>
          <table:table-cell table:formula="of:=[.A117]*1000" office:value-type="float" office:value="200000" calcext:value-type="float">
            <text:p>200000</text:p>
          </table:table-cell>
          <table:table-cell table:number-columns-repeated="3"/>
          <table:table-cell table:formula="of:=([.$L$160]-[.L117])/[.$L$160]" office:value-type="float" office:value="0.981589503739906" calcext:value-type="float">
            <text:p>0,981589503739906</text:p>
          </table:table-cell>
          <table:table-cell table:formula="of:=[.M117]/[.$M$160]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keV</text:p>
          </table:table-cell>
          <table:table-cell office:value-type="float" office:value="1.897" calcext:value-type="float">
            <text:p>1,897</text:p>
          </table:table-cell>
          <table:table-cell office:value-type="float" office:value="0.008416" calcext:value-type="float">
            <text:p>0,008416</text:p>
          </table:table-cell>
          <table:table-cell office:value-type="float" office:value="11.26" calcext:value-type="float">
            <text:p>11,26</text:p>
          </table:table-cell>
          <table:table-cell office:value-type="string" calcext:value-type="string">
            <text:p>mm</text:p>
          </table:table-cell>
          <table:table-cell office:value-type="float" office:value="636.52" calcext:value-type="float">
            <text:p>636,5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871,23 um</text:p>
          </table:table-cell>
          <table:table-cell table:number-columns-repeated="2"/>
          <table:table-cell table:formula="of:=[.E118]*0.001" office:value-type="float" office:value="0.01126" calcext:value-type="float">
            <text:p>0,01126</text:p>
          </table:table-cell>
          <table:table-cell table:formula="of:=[.A118]*1000" office:value-type="float" office:value="225000" calcext:value-type="float">
            <text:p>225000</text:p>
          </table:table-cell>
          <table:table-cell table:number-columns-repeated="3"/>
          <table:table-cell table:formula="of:=([.$L$160]-[.L118])/[.$L$160]" office:value-type="float" office:value="0.980275719515827" calcext:value-type="float">
            <text:p>0,980275719515827</text:p>
          </table:table-cell>
          <table:table-cell table:formula="of:=[.M118]/[.$M$160]" office:value-type="float" office:value="0.0225" calcext:value-type="float">
            <text:p>0,02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keV</text:p>
          </table:table-cell>
          <table:table-cell office:value-type="float" office:value="2.005" calcext:value-type="float">
            <text:p>2,005</text:p>
          </table:table-cell>
          <table:table-cell office:value-type="float" office:value="0.007709" calcext:value-type="float">
            <text:p>0,007709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mm</text:p>
          </table:table-cell>
          <table:table-cell office:value-type="float" office:value="648.61" calcext:value-type="float">
            <text:p>648,6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886,12 um</text:p>
          </table:table-cell>
          <table:table-cell table:number-columns-repeated="2"/>
          <table:table-cell table:formula="of:=[.E119]*0.001" office:value-type="float" office:value="0.01196" calcext:value-type="float">
            <text:p>0,01196</text:p>
          </table:table-cell>
          <table:table-cell table:formula="of:=[.A119]*1000" office:value-type="float" office:value="250000" calcext:value-type="float">
            <text:p>250000</text:p>
          </table:table-cell>
          <table:table-cell table:number-columns-repeated="3"/>
          <table:table-cell table:formula="of:=([.$L$160]-[.L119])/[.$L$160]" office:value-type="float" office:value="0.979049520906686" calcext:value-type="float">
            <text:p>0,979049520906686</text:p>
          </table:table-cell>
          <table:table-cell table:formula="of:=[.M119]/[.$M$160]"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keV</text:p>
          </table:table-cell>
          <table:table-cell office:value-type="float" office:value="2.104" calcext:value-type="float">
            <text:p>2,104</text:p>
          </table:table-cell>
          <table:table-cell office:value-type="float" office:value="0.007119" calcext:value-type="float">
            <text:p>0,007119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mm</text:p>
          </table:table-cell>
          <table:table-cell office:value-type="float" office:value="659.17" calcext:value-type="float">
            <text:p>659,1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899,16 um</text:p>
          </table:table-cell>
          <table:table-cell table:number-columns-repeated="2"/>
          <table:table-cell table:formula="of:=[.E120]*0.001" office:value-type="float" office:value="0.01263" calcext:value-type="float">
            <text:p>0,01263</text:p>
          </table:table-cell>
          <table:table-cell table:formula="of:=[.A120]*1000" office:value-type="float" office:value="275000" calcext:value-type="float">
            <text:p>275000</text:p>
          </table:table-cell>
          <table:table-cell table:number-columns-repeated="3"/>
          <table:table-cell table:formula="of:=([.$L$160]-[.L120])/[.$L$160]" office:value-type="float" office:value="0.977875873666509" calcext:value-type="float">
            <text:p>0,977875873666509</text:p>
          </table:table-cell>
          <table:table-cell table:formula="of:=[.M120]/[.$M$160]" office:value-type="float" office:value="0.0275" calcext:value-type="float">
            <text:p>0,02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keV</text:p>
          </table:table-cell>
          <table:table-cell office:value-type="float" office:value="2.195" calcext:value-type="float">
            <text:p>2,195</text:p>
          </table:table-cell>
          <table:table-cell office:value-type="float" office:value="0.006618" calcext:value-type="float">
            <text:p>0,006618</text:p>
          </table:table-cell>
          <table:table-cell office:value-type="float" office:value="13.28" calcext:value-type="float">
            <text:p>13,28</text:p>
          </table:table-cell>
          <table:table-cell office:value-type="string" calcext:value-type="string">
            <text:p>mm</text:p>
          </table:table-cell>
          <table:table-cell office:value-type="float" office:value="668.55" calcext:value-type="float">
            <text:p>668,5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910,74 um</text:p>
          </table:table-cell>
          <table:table-cell table:number-columns-repeated="2"/>
          <table:table-cell table:formula="of:=[.E121]*0.001" office:value-type="float" office:value="0.01328" calcext:value-type="float">
            <text:p>0,01328</text:p>
          </table:table-cell>
          <table:table-cell table:formula="of:=[.A121]*1000" office:value-type="float" office:value="300000" calcext:value-type="float">
            <text:p>300000</text:p>
          </table:table-cell>
          <table:table-cell table:number-columns-repeated="3"/>
          <table:table-cell table:formula="of:=([.$L$160]-[.L121])/[.$L$160]" office:value-type="float" office:value="0.976737260672307" calcext:value-type="float">
            <text:p>0,976737260672307</text:p>
          </table:table-cell>
          <table:table-cell table:formula="of:=[.M121]/[.$M$160]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keV</text:p>
          </table:table-cell>
          <table:table-cell office:value-type="float" office:value="2.277" calcext:value-type="float">
            <text:p>2,277</text:p>
          </table:table-cell>
          <table:table-cell office:value-type="float" office:value="0.006188" calcext:value-type="float">
            <text:p>0,006188</text:p>
          </table:table-cell>
          <table:table-cell office:value-type="float" office:value="13.89" calcext:value-type="float">
            <text:p>13,89</text:p>
          </table:table-cell>
          <table:table-cell office:value-type="string" calcext:value-type="string">
            <text:p>mm</text:p>
          </table:table-cell>
          <table:table-cell office:value-type="float" office:value="677.01" calcext:value-type="float">
            <text:p>677,0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921,14 um</text:p>
          </table:table-cell>
          <table:table-cell table:number-columns-repeated="2"/>
          <table:table-cell table:formula="of:=[.E122]*0.001" office:value-type="float" office:value="0.01389" calcext:value-type="float">
            <text:p>0,01389</text:p>
          </table:table-cell>
          <table:table-cell table:formula="of:=[.A122]*1000" office:value-type="float" office:value="325000" calcext:value-type="float">
            <text:p>325000</text:p>
          </table:table-cell>
          <table:table-cell table:number-columns-repeated="3"/>
          <table:table-cell table:formula="of:=([.$L$160]-[.L122])/[.$L$160]" office:value-type="float" office:value="0.975668716170056" calcext:value-type="float">
            <text:p>0,975668716170056</text:p>
          </table:table-cell>
          <table:table-cell table:formula="of:=[.M122]/[.$M$160]" office:value-type="float" office:value="0.0325" calcext:value-type="float">
            <text:p>0,03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s/>keV</text:p>
          </table:table-cell>
          <table:table-cell office:value-type="float" office:value="2.349" calcext:value-type="float">
            <text:p>2,349</text:p>
          </table:table-cell>
          <table:table-cell office:value-type="float" office:value="0.005813" calcext:value-type="float">
            <text:p>0,005813</text:p>
          </table:table-cell>
          <table:table-cell office:value-type="float" office:value="14.49" calcext:value-type="float">
            <text:p>14,49</text:p>
          </table:table-cell>
          <table:table-cell office:value-type="string" calcext:value-type="string">
            <text:p>mm</text:p>
          </table:table-cell>
          <table:table-cell office:value-type="float" office:value="684.75" calcext:value-type="float">
            <text:p>684,7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930,57 um</text:p>
          </table:table-cell>
          <table:table-cell table:number-columns-repeated="2"/>
          <table:table-cell table:formula="of:=[.E123]*0.001" office:value-type="float" office:value="0.01449" calcext:value-type="float">
            <text:p>0,01449</text:p>
          </table:table-cell>
          <table:table-cell table:formula="of:=[.A123]*1000" office:value-type="float" office:value="350000" calcext:value-type="float">
            <text:p>350000</text:p>
          </table:table-cell>
          <table:table-cell table:number-columns-repeated="3"/>
          <table:table-cell table:formula="of:=([.$L$160]-[.L123])/[.$L$160]" office:value-type="float" office:value="0.974617688790793" calcext:value-type="float">
            <text:p>0,974617688790793</text:p>
          </table:table-cell>
          <table:table-cell table:formula="of:=[.M123]/[.$M$160]"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<text:s/>keV</text:p>
          </table:table-cell>
          <table:table-cell office:value-type="float" office:value="2.413" calcext:value-type="float">
            <text:p>2,413</text:p>
          </table:table-cell>
          <table:table-cell office:value-type="float" office:value="0.005484" calcext:value-type="float">
            <text:p>0,005484</text:p>
          </table:table-cell>
          <table:table-cell office:value-type="float" office:value="15.07" calcext:value-type="float">
            <text:p>15,07</text:p>
          </table:table-cell>
          <table:table-cell office:value-type="string" calcext:value-type="string">
            <text:p>mm</text:p>
          </table:table-cell>
          <table:table-cell office:value-type="float" office:value="691.89" calcext:value-type="float">
            <text:p>691,8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939,22 um</text:p>
          </table:table-cell>
          <table:table-cell table:number-columns-repeated="2"/>
          <table:table-cell table:formula="of:=[.E124]*0.001" office:value-type="float" office:value="0.01507" calcext:value-type="float">
            <text:p>0,01507</text:p>
          </table:table-cell>
          <table:table-cell table:formula="of:=[.A124]*1000" office:value-type="float" office:value="375000" calcext:value-type="float">
            <text:p>375000</text:p>
          </table:table-cell>
          <table:table-cell table:number-columns-repeated="3"/>
          <table:table-cell table:formula="of:=([.$L$160]-[.L124])/[.$L$160]" office:value-type="float" office:value="0.973601695657505" calcext:value-type="float">
            <text:p>0,973601695657505</text:p>
          </table:table-cell>
          <table:table-cell table:formula="of:=[.M124]/[.$M$160]" office:value-type="float" office:value="0.0375" calcext:value-type="float">
            <text:p>0,03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keV</text:p>
          </table:table-cell>
          <table:table-cell office:value-type="float" office:value="2.468" calcext:value-type="float">
            <text:p>2,468</text:p>
          </table:table-cell>
          <table:table-cell office:value-type="float" office:value="0.005193" calcext:value-type="float">
            <text:p>0,005193</text:p>
          </table:table-cell>
          <table:table-cell office:value-type="float" office:value="15.64" calcext:value-type="float">
            <text:p>15,64</text:p>
          </table:table-cell>
          <table:table-cell office:value-type="string" calcext:value-type="string">
            <text:p>mm</text:p>
          </table:table-cell>
          <table:table-cell office:value-type="float" office:value="698.55" calcext:value-type="float">
            <text:p>698,5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947,20 um</text:p>
          </table:table-cell>
          <table:table-cell table:number-columns-repeated="2"/>
          <table:table-cell table:formula="of:=[.E125]*0.001" office:value-type="float" office:value="0.01564" calcext:value-type="float">
            <text:p>0,01564</text:p>
          </table:table-cell>
          <table:table-cell table:formula="of:=[.A125]*1000" office:value-type="float" office:value="400000" calcext:value-type="float">
            <text:p>400000</text:p>
          </table:table-cell>
          <table:table-cell table:number-columns-repeated="3"/>
          <table:table-cell table:formula="of:=([.$L$160]-[.L125])/[.$L$160]" office:value-type="float" office:value="0.972603219647205" calcext:value-type="float">
            <text:p>0,972603219647205</text:p>
          </table:table-cell>
          <table:table-cell table:formula="of:=[.M125]/[.$M$160]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<text:s/>keV</text:p>
          </table:table-cell>
          <table:table-cell office:value-type="float" office:value="2.557" calcext:value-type="float">
            <text:p>2,557</text:p>
          </table:table-cell>
          <table:table-cell office:value-type="float" office:value="0.004699" calcext:value-type="float">
            <text:p>0,004699</text:p>
          </table:table-cell>
          <table:table-cell office:value-type="float" office:value="16.74" calcext:value-type="float">
            <text:p>16,74</text:p>
          </table:table-cell>
          <table:table-cell office:value-type="string" calcext:value-type="string">
            <text:p>mm</text:p>
          </table:table-cell>
          <table:table-cell office:value-type="float" office:value="719.24" calcext:value-type="float">
            <text:p>719,2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961,59 um</text:p>
          </table:table-cell>
          <table:table-cell table:number-columns-repeated="2"/>
          <table:table-cell table:formula="of:=[.E126]*0.001" office:value-type="float" office:value="0.01674" calcext:value-type="float">
            <text:p>0,01674</text:p>
          </table:table-cell>
          <table:table-cell table:formula="of:=[.A126]*1000" office:value-type="float" office:value="450000" calcext:value-type="float">
            <text:p>450000</text:p>
          </table:table-cell>
          <table:table-cell table:number-columns-repeated="3"/>
          <table:table-cell table:formula="of:=([.$L$160]-[.L126])/[.$L$160]" office:value-type="float" office:value="0.970676336118556" calcext:value-type="float">
            <text:p>0,970676336118556</text:p>
          </table:table-cell>
          <table:table-cell table:formula="of:=[.M126]/[.$M$160]"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keV</text:p>
          </table:table-cell>
          <table:table-cell office:value-type="float" office:value="2.618" calcext:value-type="float">
            <text:p>2,618</text:p>
          </table:table-cell>
          <table:table-cell office:value-type="float" office:value="0.004297" calcext:value-type="float">
            <text:p>0,004297</text:p>
          </table:table-cell>
          <table:table-cell office:value-type="float" office:value="17.81" calcext:value-type="float">
            <text:p>17,81</text:p>
          </table:table-cell>
          <table:table-cell office:value-type="string" calcext:value-type="string">
            <text:p>mm</text:p>
          </table:table-cell>
          <table:table-cell office:value-type="float" office:value="738.06" calcext:value-type="float">
            <text:p>738,0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974,37 um</text:p>
          </table:table-cell>
          <table:table-cell table:number-columns-repeated="2"/>
          <table:table-cell table:formula="of:=[.E127]*0.001" office:value-type="float" office:value="0.01781" calcext:value-type="float">
            <text:p>0,01781</text:p>
          </table:table-cell>
          <table:table-cell table:formula="of:=[.A127]*1000" office:value-type="float" office:value="500000" calcext:value-type="float">
            <text:p>500000</text:p>
          </table:table-cell>
          <table:table-cell table:number-columns-repeated="3"/>
          <table:table-cell table:formula="of:=([.$L$160]-[.L127])/[.$L$160]" office:value-type="float" office:value="0.96880200395887" calcext:value-type="float">
            <text:p>0,96880200395887</text:p>
          </table:table-cell>
          <table:table-cell table:formula="of:=[.M127]/[.$M$160]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<text:s/>keV</text:p>
          </table:table-cell>
          <table:table-cell office:value-type="float" office:value="2.658" calcext:value-type="float">
            <text:p>2,658</text:p>
          </table:table-cell>
          <table:table-cell office:value-type="float" office:value="0.003961" calcext:value-type="float">
            <text:p>0,003961</text:p>
          </table:table-cell>
          <table:table-cell office:value-type="float" office:value="18.86" calcext:value-type="float">
            <text:p>18,86</text:p>
          </table:table-cell>
          <table:table-cell office:value-type="string" calcext:value-type="string">
            <text:p>mm</text:p>
          </table:table-cell>
          <table:table-cell office:value-type="float" office:value="755.57" calcext:value-type="float">
            <text:p>755,5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985,95 um</text:p>
          </table:table-cell>
          <table:table-cell table:number-columns-repeated="2"/>
          <table:table-cell table:formula="of:=[.E128]*0.001" office:value-type="float" office:value="0.01886" calcext:value-type="float">
            <text:p>0,01886</text:p>
          </table:table-cell>
          <table:table-cell table:formula="of:=[.A128]*1000" office:value-type="float" office:value="550000" calcext:value-type="float">
            <text:p>550000</text:p>
          </table:table-cell>
          <table:table-cell table:number-columns-repeated="3"/>
          <table:table-cell table:formula="of:=([.$L$160]-[.L128])/[.$L$160]" office:value-type="float" office:value="0.966962706045159" calcext:value-type="float">
            <text:p>0,966962706045159</text:p>
          </table:table-cell>
          <table:table-cell table:formula="of:=[.M128]/[.$M$160]" office:value-type="float" office:value="0.055" calcext:value-type="float">
            <text:p>0,0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<text:s/>keV</text:p>
          </table:table-cell>
          <table:table-cell office:value-type="float" office:value="2.679" calcext:value-type="float">
            <text:p>2,679</text:p>
          </table:table-cell>
          <table:table-cell office:value-type="float" office:value="0.003677" calcext:value-type="float">
            <text:p>0,003677</text:p>
          </table:table-cell>
          <table:table-cell office:value-type="float" office:value="19.9" calcext:value-type="float">
            <text:p>19,9</text:p>
          </table:table-cell>
          <table:table-cell office:value-type="string" calcext:value-type="string">
            <text:p>mm</text:p>
          </table:table-cell>
          <table:table-cell office:value-type="float" office:value="772.19" calcext:value-type="float">
            <text:p>772,1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996,62 um</text:p>
          </table:table-cell>
          <table:table-cell table:number-columns-repeated="2"/>
          <table:table-cell table:formula="of:=[.E129]*0.001" office:value-type="float" office:value="0.0199" calcext:value-type="float">
            <text:p>0,0199</text:p>
          </table:table-cell>
          <table:table-cell table:formula="of:=[.A129]*1000" office:value-type="float" office:value="600000" calcext:value-type="float">
            <text:p>600000</text:p>
          </table:table-cell>
          <table:table-cell table:number-columns-repeated="3"/>
          <table:table-cell table:formula="of:=([.$L$160]-[.L129])/[.$L$160]" office:value-type="float" office:value="0.965140925254436" calcext:value-type="float">
            <text:p>0,965140925254436</text:p>
          </table:table-cell>
          <table:table-cell table:formula="of:=[.M129]/[.$M$160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keV</text:p>
          </table:table-cell>
          <table:table-cell office:value-type="float" office:value="2.686" calcext:value-type="float">
            <text:p>2,686</text:p>
          </table:table-cell>
          <table:table-cell office:value-type="float" office:value="0.003434" calcext:value-type="float">
            <text:p>0,003434</text:p>
          </table:table-cell>
          <table:table-cell office:value-type="float" office:value="20.93" calcext:value-type="float">
            <text:p>20,93</text:p>
          </table:table-cell>
          <table:table-cell office:value-type="string" calcext:value-type="string">
            <text:p>mm</text:p>
          </table:table-cell>
          <table:table-cell office:value-type="float" office:value="788.18" calcext:value-type="float">
            <text:p>788,1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01 mm</text:p>
          </table:table-cell>
          <table:table-cell table:number-columns-repeated="2"/>
          <table:table-cell table:formula="of:=[.E130]*0.001" office:value-type="float" office:value="0.02093" calcext:value-type="float">
            <text:p>0,02093</text:p>
          </table:table-cell>
          <table:table-cell table:formula="of:=[.A130]*1000" office:value-type="float" office:value="650000" calcext:value-type="float">
            <text:p>650000</text:p>
          </table:table-cell>
          <table:table-cell table:number-columns-repeated="3"/>
          <table:table-cell table:formula="of:=([.$L$160]-[.L130])/[.$L$160]" office:value-type="float" office:value="0.963336661586701" calcext:value-type="float">
            <text:p>0,963336661586701</text:p>
          </table:table-cell>
          <table:table-cell table:formula="of:=[.M130]/[.$M$160]" office:value-type="float" office:value="0.065" calcext:value-type="float">
            <text:p>0,06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<text:s/>keV</text:p>
          </table:table-cell>
          <table:table-cell office:value-type="float" office:value="2.682" calcext:value-type="float">
            <text:p>2,682</text:p>
          </table:table-cell>
          <table:table-cell office:value-type="float" office:value="0.003222" calcext:value-type="float">
            <text:p>0,003222</text:p>
          </table:table-cell>
          <table:table-cell office:value-type="float" office:value="21.96" calcext:value-type="float">
            <text:p>21,96</text:p>
          </table:table-cell>
          <table:table-cell office:value-type="string" calcext:value-type="string">
            <text:p>mm</text:p>
          </table:table-cell>
          <table:table-cell office:value-type="float" office:value="803.76" calcext:value-type="float">
            <text:p>803,7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02 mm</text:p>
          </table:table-cell>
          <table:table-cell table:number-columns-repeated="2"/>
          <table:table-cell table:formula="of:=[.E131]*0.001" office:value-type="float" office:value="0.02196" calcext:value-type="float">
            <text:p>0,02196</text:p>
          </table:table-cell>
          <table:table-cell table:formula="of:=[.A131]*1000" office:value-type="float" office:value="700000" calcext:value-type="float">
            <text:p>700000</text:p>
          </table:table-cell>
          <table:table-cell table:number-columns-repeated="3"/>
          <table:table-cell table:formula="of:=([.$L$160]-[.L131])/[.$L$160]" office:value-type="float" office:value="0.961532397918966" calcext:value-type="float">
            <text:p>0,961532397918966</text:p>
          </table:table-cell>
          <table:table-cell table:formula="of:=[.M131]/[.$M$160]"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<text:s/>keV</text:p>
          </table:table-cell>
          <table:table-cell office:value-type="float" office:value="2.647" calcext:value-type="float">
            <text:p>2,647</text:p>
          </table:table-cell>
          <table:table-cell office:value-type="float" office:value="0.002872" calcext:value-type="float">
            <text:p>0,002872</text:p>
          </table:table-cell>
          <table:table-cell office:value-type="float" office:value="24.04" calcext:value-type="float">
            <text:p>24,04</text:p>
          </table:table-cell>
          <table:table-cell office:value-type="string" calcext:value-type="string">
            <text:p>mm</text:p>
          </table:table-cell>
          <table:table-cell office:value-type="float" office:value="859.79" calcext:value-type="float">
            <text:p>859,7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03 mm</text:p>
          </table:table-cell>
          <table:table-cell table:number-columns-repeated="2"/>
          <table:table-cell table:formula="of:=[.E132]*0.001" office:value-type="float" office:value="0.02404" calcext:value-type="float">
            <text:p>0,02404</text:p>
          </table:table-cell>
          <table:table-cell table:formula="of:=[.A132]*1000" office:value-type="float" office:value="800000" calcext:value-type="float">
            <text:p>800000</text:p>
          </table:table-cell>
          <table:table-cell table:number-columns-repeated="3"/>
          <table:table-cell table:formula="of:=([.$L$160]-[.L132])/[.$L$160]" office:value-type="float" office:value="0.95788883633752" calcext:value-type="float">
            <text:p>0,95788883633752</text:p>
          </table:table-cell>
          <table:table-cell table:formula="of:=[.M132]/[.$M$160]"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<text:s/>keV</text:p>
          </table:table-cell>
          <table:table-cell office:value-type="float" office:value="2.591" calcext:value-type="float">
            <text:p>2,591</text:p>
          </table:table-cell>
          <table:table-cell office:value-type="float" office:value="0.002595" calcext:value-type="float">
            <text:p>0,002595</text:p>
          </table:table-cell>
          <table:table-cell office:value-type="float" office:value="26.16" calcext:value-type="float">
            <text:p>26,16</text:p>
          </table:table-cell>
          <table:table-cell office:value-type="string" calcext:value-type="string">
            <text:p>mm</text:p>
          </table:table-cell>
          <table:table-cell office:value-type="float" office:value="913.97" calcext:value-type="float">
            <text:p>913,9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05 mm</text:p>
          </table:table-cell>
          <table:table-cell table:number-columns-repeated="2"/>
          <table:table-cell table:formula="of:=[.E133]*0.001" office:value-type="float" office:value="0.02616" calcext:value-type="float">
            <text:p>0,02616</text:p>
          </table:table-cell>
          <table:table-cell table:formula="of:=[.A133]*1000" office:value-type="float" office:value="900000" calcext:value-type="float">
            <text:p>900000</text:p>
          </table:table-cell>
          <table:table-cell table:number-columns-repeated="3"/>
          <table:table-cell table:formula="of:=([.$L$160]-[.L133])/[.$L$160]" office:value-type="float" office:value="0.954175206264123" calcext:value-type="float">
            <text:p>0,954175206264123</text:p>
          </table:table-cell>
          <table:table-cell table:formula="of:=[.M133]/[.$M$160]"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eV</text:p>
          </table:table-cell>
          <table:table-cell office:value-type="float" office:value="2.522" calcext:value-type="float">
            <text:p>2,522</text:p>
          </table:table-cell>
          <table:table-cell office:value-type="float" office:value="0.002369" calcext:value-type="float">
            <text:p>0,002369</text:p>
          </table:table-cell>
          <table:table-cell office:value-type="float" office:value="28.33" calcext:value-type="float">
            <text:p>28,33</text:p>
          </table:table-cell>
          <table:table-cell office:value-type="string" calcext:value-type="string">
            <text:p>mm</text:p>
          </table:table-cell>
          <table:table-cell office:value-type="float" office:value="967.42" calcext:value-type="float">
            <text:p>967,4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07 mm</text:p>
          </table:table-cell>
          <table:table-cell table:number-columns-repeated="2"/>
          <table:table-cell table:formula="of:=[.E134]*0.001" office:value-type="float" office:value="0.02833" calcext:value-type="float">
            <text:p>0,02833</text:p>
          </table:table-cell>
          <table:table-cell table:formula="of:=[.A134]*1000000" office:value-type="float" office:value="1000000" calcext:value-type="float">
            <text:p>1000000</text:p>
          </table:table-cell>
          <table:table-cell table:number-columns-repeated="3"/>
          <table:table-cell table:formula="of:=([.$L$160]-[.L134])/[.$L$160]" office:value-type="float" office:value="0.950373990575788" calcext:value-type="float">
            <text:p>0,950373990575788</text:p>
          </table:table-cell>
          <table:table-cell table:formula="of:=[.M134]/[.$M$160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string" calcext:value-type="string">
            <text:p><text:s/>MeV</text:p>
          </table:table-cell>
          <table:table-cell office:value-type="float" office:value="2.448" calcext:value-type="float">
            <text:p>2,448</text:p>
          </table:table-cell>
          <table:table-cell office:value-type="float" office:value="0.002181" calcext:value-type="float">
            <text:p>0,002181</text:p>
          </table:table-cell>
          <table:table-cell office:value-type="float" office:value="30.57" calcext:value-type="float">
            <text:p>30,57</text:p>
          </table:table-cell>
          <table:table-cell office:value-type="string" calcext:value-type="string">
            <text:p>mm</text:p>
          </table:table-cell>
          <table:table-cell office:value-type="float" office:value="1.02" calcext:value-type="float">
            <text:p>1,0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08 mm</text:p>
          </table:table-cell>
          <table:table-cell table:number-columns-repeated="2"/>
          <table:table-cell table:formula="of:=[.E135]*0.001" office:value-type="float" office:value="0.03057" calcext:value-type="float">
            <text:p>0,03057</text:p>
          </table:table-cell>
          <table:table-cell table:formula="of:=[.A135]*1000000" office:value-type="float" office:value="1100000" calcext:value-type="float">
            <text:p>1100000</text:p>
          </table:table-cell>
          <table:table-cell table:number-columns-repeated="3"/>
          <table:table-cell table:formula="of:=([.$L$160]-[.L135])/[.$L$160]" office:value-type="float" office:value="0.946450155026538" calcext:value-type="float">
            <text:p>0,946450155026538</text:p>
          </table:table-cell>
          <table:table-cell table:formula="of:=[.M135]/[.$M$160]"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string" calcext:value-type="string">
            <text:p><text:s/>MeV</text:p>
          </table:table-cell>
          <table:table-cell office:value-type="float" office:value="2.371" calcext:value-type="float">
            <text:p>2,371</text:p>
          </table:table-cell>
          <table:table-cell office:value-type="float" office:value="0.002022" calcext:value-type="float">
            <text:p>0,002022</text:p>
          </table:table-cell>
          <table:table-cell office:value-type="float" office:value="32.87" calcext:value-type="float">
            <text:p>32,87</text:p>
          </table:table-cell>
          <table:table-cell office:value-type="string" calcext:value-type="string">
            <text:p>mm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10 mm</text:p>
          </table:table-cell>
          <table:table-cell table:number-columns-repeated="2"/>
          <table:table-cell table:formula="of:=[.E136]*0.001" office:value-type="float" office:value="0.03287" calcext:value-type="float">
            <text:p>0,03287</text:p>
          </table:table-cell>
          <table:table-cell table:formula="of:=[.A136]*1000000" office:value-type="float" office:value="1200000" calcext:value-type="float">
            <text:p>1200000</text:p>
          </table:table-cell>
          <table:table-cell table:number-columns-repeated="3"/>
          <table:table-cell table:formula="of:=([.$L$160]-[.L136])/[.$L$160]" office:value-type="float" office:value="0.942421216739363" calcext:value-type="float">
            <text:p>0,942421216739363</text:p>
          </table:table-cell>
          <table:table-cell table:formula="of:=[.M136]/[.$M$160]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string" calcext:value-type="string">
            <text:p><text:s/>MeV</text:p>
          </table:table-cell>
          <table:table-cell office:value-type="float" office:value="2.295" calcext:value-type="float">
            <text:p>2,295</text:p>
          </table:table-cell>
          <table:table-cell office:value-type="float" office:value="0.001886" calcext:value-type="float">
            <text:p>0,001886</text:p>
          </table:table-cell>
          <table:table-cell office:value-type="float" office:value="35.25" calcext:value-type="float">
            <text:p>35,25</text:p>
          </table:table-cell>
          <table:table-cell office:value-type="string" calcext:value-type="string">
            <text:p>mm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11 mm</text:p>
          </table:table-cell>
          <table:table-cell table:number-columns-repeated="2"/>
          <table:table-cell table:formula="of:=[.E137]*0.001" office:value-type="float" office:value="0.03525" calcext:value-type="float">
            <text:p>0,03525</text:p>
          </table:table-cell>
          <table:table-cell table:formula="of:=[.A137]*1000000" office:value-type="float" office:value="1300000" calcext:value-type="float">
            <text:p>1300000</text:p>
          </table:table-cell>
          <table:table-cell table:number-columns-repeated="3"/>
          <table:table-cell table:formula="of:=([.$L$160]-[.L137])/[.$L$160]" office:value-type="float" office:value="0.938252141468285" calcext:value-type="float">
            <text:p>0,938252141468285</text:p>
          </table:table-cell>
          <table:table-cell table:formula="of:=[.M137]/[.$M$160]"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string" calcext:value-type="string">
            <text:p><text:s/>MeV</text:p>
          </table:table-cell>
          <table:table-cell office:value-type="float" office:value="2.22" calcext:value-type="float">
            <text:p>2,22</text:p>
          </table:table-cell>
          <table:table-cell office:value-type="float" office:value="0.001768" calcext:value-type="float">
            <text:p>0,001768</text:p>
          </table:table-cell>
          <table:table-cell office:value-type="float" office:value="37.71" calcext:value-type="float">
            <text:p>37,71</text:p>
          </table:table-cell>
          <table:table-cell office:value-type="string" calcext:value-type="string">
            <text:p>mm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13 mm</text:p>
          </table:table-cell>
          <table:table-cell table:number-columns-repeated="2"/>
          <table:table-cell table:formula="of:=[.E138]*0.001" office:value-type="float" office:value="0.03771" calcext:value-type="float">
            <text:p>0,03771</text:p>
          </table:table-cell>
          <table:table-cell table:formula="of:=[.A138]*1000000" office:value-type="float" office:value="1400000" calcext:value-type="float">
            <text:p>1400000</text:p>
          </table:table-cell>
          <table:table-cell table:number-columns-repeated="3"/>
          <table:table-cell table:formula="of:=([.$L$160]-[.L138])/[.$L$160]" office:value-type="float" office:value="0.933942929213306" calcext:value-type="float">
            <text:p>0,933942929213306</text:p>
          </table:table-cell>
          <table:table-cell table:formula="of:=[.M138]/[.$M$160]"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<text:s/>MeV</text:p>
          </table:table-cell>
          <table:table-cell office:value-type="float" office:value="2.149" calcext:value-type="float">
            <text:p>2,149</text:p>
          </table:table-cell>
          <table:table-cell office:value-type="float" office:value="0.001665" calcext:value-type="float">
            <text:p>0,001665</text:p>
          </table:table-cell>
          <table:table-cell office:value-type="float" office:value="40.25" calcext:value-type="float">
            <text:p>40,25</text:p>
          </table:table-cell>
          <table:table-cell office:value-type="string" calcext:value-type="string">
            <text:p>mm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14 mm</text:p>
          </table:table-cell>
          <table:table-cell table:number-columns-repeated="2"/>
          <table:table-cell table:formula="of:=[.E139]*0.001" office:value-type="float" office:value="0.04025" calcext:value-type="float">
            <text:p>0,04025</text:p>
          </table:table-cell>
          <table:table-cell table:formula="of:=[.A139]*1000000" office:value-type="float" office:value="1500000" calcext:value-type="float">
            <text:p>1500000</text:p>
          </table:table-cell>
          <table:table-cell table:number-columns-repeated="3"/>
          <table:table-cell table:formula="of:=([.$L$160]-[.L139])/[.$L$160]" office:value-type="float" office:value="0.929493579974425" calcext:value-type="float">
            <text:p>0,929493579974425</text:p>
          </table:table-cell>
          <table:table-cell table:formula="of:=[.M139]/[.$M$160]"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string" calcext:value-type="string">
            <text:p><text:s/>MeV</text:p>
          </table:table-cell>
          <table:table-cell office:value-type="float" office:value="2.08" calcext:value-type="float">
            <text:p>2,08</text:p>
          </table:table-cell>
          <table:table-cell office:value-type="float" office:value="0.001574" calcext:value-type="float">
            <text:p>0,001574</text:p>
          </table:table-cell>
          <table:table-cell office:value-type="float" office:value="42.88" calcext:value-type="float">
            <text:p>42,88</text:p>
          </table:table-cell>
          <table:table-cell office:value-type="string" calcext:value-type="string">
            <text:p>mm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16 mm</text:p>
          </table:table-cell>
          <table:table-cell table:number-columns-repeated="2"/>
          <table:table-cell table:formula="of:=[.E140]*0.001" office:value-type="float" office:value="0.04288" calcext:value-type="float">
            <text:p>0,04288</text:p>
          </table:table-cell>
          <table:table-cell table:formula="of:=[.A140]*1000000" office:value-type="float" office:value="1600000" calcext:value-type="float">
            <text:p>1600000</text:p>
          </table:table-cell>
          <table:table-cell table:number-columns-repeated="3"/>
          <table:table-cell table:formula="of:=([.$L$160]-[.L140])/[.$L$160]" office:value-type="float" office:value="0.924886576628654" calcext:value-type="float">
            <text:p>0,924886576628654</text:p>
          </table:table-cell>
          <table:table-cell table:formula="of:=[.M140]/[.$M$160]"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string" calcext:value-type="string">
            <text:p><text:s/>MeV</text:p>
          </table:table-cell>
          <table:table-cell office:value-type="float" office:value="2.015" calcext:value-type="float">
            <text:p>2,015</text:p>
          </table:table-cell>
          <table:table-cell office:value-type="float" office:value="0.001492" calcext:value-type="float">
            <text:p>0,001492</text:p>
          </table:table-cell>
          <table:table-cell office:value-type="float" office:value="45.59" calcext:value-type="float">
            <text:p>45,59</text:p>
          </table:table-cell>
          <table:table-cell office:value-type="string" calcext:value-type="string">
            <text:p>mm</text:p>
          </table:table-cell>
          <table:table-cell office:value-type="float" office:value="1.36" calcext:value-type="float">
            <text:p>1,3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18 mm</text:p>
          </table:table-cell>
          <table:table-cell table:number-columns-repeated="2"/>
          <table:table-cell table:formula="of:=[.E141]*0.001" office:value-type="float" office:value="0.04559" calcext:value-type="float">
            <text:p>0,04559</text:p>
          </table:table-cell>
          <table:table-cell table:formula="of:=[.A141]*1000000" office:value-type="float" office:value="1700000" calcext:value-type="float">
            <text:p>1700000</text:p>
          </table:table-cell>
          <table:table-cell table:number-columns-repeated="3"/>
          <table:table-cell table:formula="of:=([.$L$160]-[.L141])/[.$L$160]" office:value-type="float" office:value="0.920139436298982" calcext:value-type="float">
            <text:p>0,920139436298982</text:p>
          </table:table-cell>
          <table:table-cell table:formula="of:=[.M141]/[.$M$160]"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string" calcext:value-type="string">
            <text:p><text:s/>MeV</text:p>
          </table:table-cell>
          <table:table-cell office:value-type="float" office:value="1.952" calcext:value-type="float">
            <text:p>1,952</text:p>
          </table:table-cell>
          <table:table-cell office:value-type="float" office:value="0.00142" calcext:value-type="float">
            <text:p>0,00142</text:p>
          </table:table-cell>
          <table:table-cell office:value-type="float" office:value="48.39" calcext:value-type="float">
            <text:p>48,39</text:p>
          </table:table-cell>
          <table:table-cell office:value-type="string" calcext:value-type="string">
            <text:p>mm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19 mm</text:p>
          </table:table-cell>
          <table:table-cell table:number-columns-repeated="2"/>
          <table:table-cell table:formula="of:=[.E142]*0.001" office:value-type="float" office:value="0.04839" calcext:value-type="float">
            <text:p>0,04839</text:p>
          </table:table-cell>
          <table:table-cell table:formula="of:=[.A142]*1000000" office:value-type="float" office:value="1800000" calcext:value-type="float">
            <text:p>1800000</text:p>
          </table:table-cell>
          <table:table-cell table:number-columns-repeated="3"/>
          <table:table-cell table:formula="of:=([.$L$160]-[.L142])/[.$L$160]" office:value-type="float" office:value="0.91523464186242" calcext:value-type="float">
            <text:p>0,91523464186242</text:p>
          </table:table-cell>
          <table:table-cell table:formula="of:=[.M142]/[.$M$160]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MeV</text:p>
          </table:table-cell>
          <table:table-cell office:value-type="float" office:value="1.838" calcext:value-type="float">
            <text:p>1,838</text:p>
          </table:table-cell>
          <table:table-cell office:value-type="float" office:value="0.001294" calcext:value-type="float">
            <text:p>0,001294</text:p>
          </table:table-cell>
          <table:table-cell office:value-type="float" office:value="54.25" calcext:value-type="float">
            <text:p>54,25</text:p>
          </table:table-cell>
          <table:table-cell office:value-type="string" calcext:value-type="string">
            <text:p>mm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23 mm</text:p>
          </table:table-cell>
          <table:table-cell table:number-columns-repeated="2"/>
          <table:table-cell table:formula="of:=[.E143]*0.001" office:value-type="float" office:value="0.05425" calcext:value-type="float">
            <text:p>0,05425</text:p>
          </table:table-cell>
          <table:table-cell table:formula="of:=[.A143]*1000000" office:value-type="float" office:value="2000000" calcext:value-type="float">
            <text:p>2000000</text:p>
          </table:table-cell>
          <table:table-cell table:number-columns-repeated="3"/>
          <table:table-cell table:formula="of:=([.$L$160]-[.L143])/[.$L$160]" office:value-type="float" office:value="0.904969607791616" calcext:value-type="float">
            <text:p>0,904969607791616</text:p>
          </table:table-cell>
          <table:table-cell table:formula="of:=[.M143]/[.$M$160]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string" calcext:value-type="string">
            <text:p><text:s/>MeV</text:p>
          </table:table-cell>
          <table:table-cell office:value-type="float" office:value="1.711" calcext:value-type="float">
            <text:p>1,711</text:p>
          </table:table-cell>
          <table:table-cell office:value-type="float" office:value="0.001167" calcext:value-type="float">
            <text:p>0,001167</text:p>
          </table:table-cell>
          <table:table-cell office:value-type="float" office:value="62.08" calcext:value-type="float">
            <text:p>62,08</text:p>
          </table:table-cell>
          <table:table-cell office:value-type="string" calcext:value-type="string">
            <text:p>mm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28 mm</text:p>
          </table:table-cell>
          <table:table-cell table:number-columns-repeated="2"/>
          <table:table-cell table:formula="of:=[.E144]*0.001" office:value-type="float" office:value="0.06208" calcext:value-type="float">
            <text:p>0,06208</text:p>
          </table:table-cell>
          <table:table-cell table:formula="of:=[.A144]*1000000" office:value-type="float" office:value="2250000" calcext:value-type="float">
            <text:p>2250000</text:p>
          </table:table-cell>
          <table:table-cell table:number-columns-repeated="3"/>
          <table:table-cell table:formula="of:=([.$L$160]-[.L144])/[.$L$160]" office:value-type="float" office:value="0.891253700492231" calcext:value-type="float">
            <text:p>0,891253700492231</text:p>
          </table:table-cell>
          <table:table-cell table:formula="of:=[.M144]/[.$M$160]" office:value-type="float" office:value="0.225" calcext:value-type="float">
            <text:p>0,225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<text:s/>MeV</text:p>
          </table:table-cell>
          <table:table-cell office:value-type="float" office:value="1.6" calcext:value-type="float">
            <text:p>1,6</text:p>
          </table:table-cell>
          <table:table-cell office:value-type="float" office:value="0.001064" calcext:value-type="float">
            <text:p>0,001064</text:p>
          </table:table-cell>
          <table:table-cell office:value-type="float" office:value="70.47" calcext:value-type="float">
            <text:p>70,47</text:p>
          </table:table-cell>
          <table:table-cell office:value-type="string" calcext:value-type="string">
            <text:p>mm</text:p>
          </table:table-cell>
          <table:table-cell office:value-type="float" office:value="2.32" calcext:value-type="float">
            <text:p>2,3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33 mm</text:p>
          </table:table-cell>
          <table:table-cell table:number-columns-repeated="2"/>
          <table:table-cell table:formula="of:=[.E145]*0.001" office:value-type="float" office:value="0.07047" calcext:value-type="float">
            <text:p>0,07047</text:p>
          </table:table-cell>
          <table:table-cell table:formula="of:=[.A145]*1000000" office:value-type="float" office:value="2500000" calcext:value-type="float">
            <text:p>2500000</text:p>
          </table:table-cell>
          <table:table-cell table:number-columns-repeated="3"/>
          <table:table-cell table:formula="of:=([.$L$160]-[.L145])/[.$L$160]" office:value-type="float" office:value="0.876556834305534" calcext:value-type="float">
            <text:p>0,876556834305534</text:p>
          </table:table-cell>
          <table:table-cell table:formula="of:=[.M145]/[.$M$160]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string" calcext:value-type="string">
            <text:p><text:s/>MeV</text:p>
          </table:table-cell>
          <table:table-cell office:value-type="float" office:value="1.503" calcext:value-type="float">
            <text:p>1,503</text:p>
          </table:table-cell>
          <table:table-cell office:value-type="float" office:value="0.000978" calcext:value-type="float">
            <text:p>0,000978</text:p>
          </table:table-cell>
          <table:table-cell office:value-type="float" office:value="79.42" calcext:value-type="float">
            <text:p>79,42</text:p>
          </table:table-cell>
          <table:table-cell office:value-type="string" calcext:value-type="string">
            <text:p>mm</text:p>
          </table:table-cell>
          <table:table-cell office:value-type="float" office:value="2.65" calcext:value-type="float">
            <text:p>2,6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38 mm</text:p>
          </table:table-cell>
          <table:table-cell table:number-columns-repeated="2"/>
          <table:table-cell table:formula="of:=[.E146]*0.001" office:value-type="float" office:value="0.07942" calcext:value-type="float">
            <text:p>0,07942</text:p>
          </table:table-cell>
          <table:table-cell table:formula="of:=[.A146]*1000000" office:value-type="float" office:value="2750000" calcext:value-type="float">
            <text:p>2750000</text:p>
          </table:table-cell>
          <table:table-cell table:number-columns-repeated="3"/>
          <table:table-cell table:formula="of:=([.$L$160]-[.L146])/[.$L$160]" office:value-type="float" office:value="0.860879009231524" calcext:value-type="float">
            <text:p>0,860879009231524</text:p>
          </table:table-cell>
          <table:table-cell table:formula="of:=[.M146]/[.$M$160]" office:value-type="float" office:value="0.275" calcext:value-type="float">
            <text:p>0,2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eV</text:p>
          </table:table-cell>
          <table:table-cell office:value-type="float" office:value="1.417" calcext:value-type="float">
            <text:p>1,417</text:p>
          </table:table-cell>
          <table:table-cell office:value-type="float" office:value="0.0009057" calcext:value-type="float">
            <text:p>0,0009057</text:p>
          </table:table-cell>
          <table:table-cell office:value-type="float" office:value="88.93" calcext:value-type="float">
            <text:p>88,93</text:p>
          </table:table-cell>
          <table:table-cell office:value-type="string" calcext:value-type="string">
            <text:p>mm</text:p>
          </table:table-cell>
          <table:table-cell office:value-type="float" office:value="2.98" calcext:value-type="float">
            <text:p>2,98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44 mm</text:p>
          </table:table-cell>
          <table:table-cell table:number-columns-repeated="2"/>
          <table:table-cell table:formula="of:=[.E147]*0.001" office:value-type="float" office:value="0.08893" calcext:value-type="float">
            <text:p>0,08893</text:p>
          </table:table-cell>
          <table:table-cell table:formula="of:=[.A147]*1000000" office:value-type="float" office:value="3000000" calcext:value-type="float">
            <text:p>3000000</text:p>
          </table:table-cell>
          <table:table-cell table:number-columns-repeated="3"/>
          <table:table-cell table:formula="of:=([.$L$160]-[.L147])/[.$L$160]" office:value-type="float" office:value="0.844220225270202" calcext:value-type="float">
            <text:p>0,844220225270202</text:p>
          </table:table-cell>
          <table:table-cell table:formula="of:=[.M147]/[.$M$160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string" calcext:value-type="string">
            <text:p><text:s/>MeV</text:p>
          </table:table-cell>
          <table:table-cell office:value-type="float" office:value="1.341" calcext:value-type="float">
            <text:p>1,341</text:p>
          </table:table-cell>
          <table:table-cell office:value-type="float" office:value="0.0008438" calcext:value-type="float">
            <text:p>0,000843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m</text:p>
          </table:table-cell>
          <table:table-cell office:value-type="float" office:value="3.31" calcext:value-type="float">
            <text:p>3,3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51 mm</text:p>
          </table:table-cell>
          <table:table-cell table:number-columns-repeated="2"/>
          <table:table-cell table:formula="of:=[.E148]*0.001" office:value-type="float" office:value="0.099" calcext:value-type="float">
            <text:p>0,099</text:p>
          </table:table-cell>
          <table:table-cell table:formula="of:=[.A148]*1000000" office:value-type="float" office:value="3250000" calcext:value-type="float">
            <text:p>3250000</text:p>
          </table:table-cell>
          <table:table-cell table:number-columns-repeated="3"/>
          <table:table-cell table:formula="of:=([.$L$160]-[.L148])/[.$L$160]" office:value-type="float" office:value="0.826580482421567" calcext:value-type="float">
            <text:p>0,826580482421567</text:p>
          </table:table-cell>
          <table:table-cell table:formula="of:=[.M148]/[.$M$160]" office:value-type="float" office:value="0.325" calcext:value-type="float">
            <text:p>0,325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<text:s/>MeV</text:p>
          </table:table-cell>
          <table:table-cell office:value-type="float" office:value="1.273" calcext:value-type="float">
            <text:p>1,273</text:p>
          </table:table-cell>
          <table:table-cell office:value-type="float" office:value="0.0007902" calcext:value-type="float">
            <text:p>0,0007902</text:p>
          </table:table-cell>
          <table:table-cell office:value-type="float" office:value="109.63" calcext:value-type="float">
            <text:p>109,63</text:p>
          </table:table-cell>
          <table:table-cell office:value-type="string" calcext:value-type="string">
            <text:p>mm</text:p>
          </table:table-cell>
          <table:table-cell office:value-type="float" office:value="3.64" calcext:value-type="float">
            <text:p>3,6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58 mm</text:p>
          </table:table-cell>
          <table:table-cell table:number-columns-repeated="2"/>
          <table:table-cell table:formula="of:=[.E149]*0.001" office:value-type="float" office:value="0.10963" calcext:value-type="float">
            <text:p>0,10963</text:p>
          </table:table-cell>
          <table:table-cell table:formula="of:=[.A149]*1000000" office:value-type="float" office:value="3500000" calcext:value-type="float">
            <text:p>3500000</text:p>
          </table:table-cell>
          <table:table-cell table:number-columns-repeated="3"/>
          <table:table-cell table:formula="of:=([.$L$160]-[.L149])/[.$L$160]" office:value-type="float" office:value="0.80795978068562" calcext:value-type="float">
            <text:p>0,80795978068562</text:p>
          </table:table-cell>
          <table:table-cell table:formula="of:=[.M149]/[.$M$160]"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string" calcext:value-type="string">
            <text:p><text:s/>MeV</text:p>
          </table:table-cell>
          <table:table-cell office:value-type="float" office:value="1.211" calcext:value-type="float">
            <text:p>1,211</text:p>
          </table:table-cell>
          <table:table-cell office:value-type="float" office:value="0.0007434" calcext:value-type="float">
            <text:p>0,0007434</text:p>
          </table:table-cell>
          <table:table-cell office:value-type="float" office:value="120.81" calcext:value-type="float">
            <text:p>120,81</text:p>
          </table:table-cell>
          <table:table-cell office:value-type="string" calcext:value-type="string">
            <text:p>mm</text:p>
          </table:table-cell>
          <table:table-cell office:value-type="float" office:value="3.98" calcext:value-type="float">
            <text:p>3,98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65 mm</text:p>
          </table:table-cell>
          <table:table-cell table:number-columns-repeated="2"/>
          <table:table-cell table:formula="of:=[.E150]*0.001" office:value-type="float" office:value="0.12081" calcext:value-type="float">
            <text:p>0,12081</text:p>
          </table:table-cell>
          <table:table-cell table:formula="of:=[.A150]*1000000" office:value-type="float" office:value="3750000" calcext:value-type="float">
            <text:p>3750000</text:p>
          </table:table-cell>
          <table:table-cell table:number-columns-repeated="3"/>
          <table:table-cell table:formula="of:=([.$L$160]-[.L150])/[.$L$160]" office:value-type="float" office:value="0.788375637185349" calcext:value-type="float">
            <text:p>0,788375637185349</text:p>
          </table:table-cell>
          <table:table-cell table:formula="of:=[.M150]/[.$M$160]" office:value-type="float" office:value="0.375" calcext:value-type="float">
            <text:p>0,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eV</text:p>
          </table:table-cell>
          <table:table-cell office:value-type="float" office:value="1.156" calcext:value-type="float">
            <text:p>1,156</text:p>
          </table:table-cell>
          <table:table-cell office:value-type="float" office:value="0.000702" calcext:value-type="float">
            <text:p>0,000702</text:p>
          </table:table-cell>
          <table:table-cell office:value-type="float" office:value="132.54" calcext:value-type="float">
            <text:p>132,54</text:p>
          </table:table-cell>
          <table:table-cell office:value-type="string" calcext:value-type="string">
            <text:p>mm</text:p>
          </table:table-cell>
          <table:table-cell office:value-type="float" office:value="4.32" calcext:value-type="float">
            <text:p>4,3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73 mm</text:p>
          </table:table-cell>
          <table:table-cell table:number-columns-repeated="2"/>
          <table:table-cell table:formula="of:=[.E151]*0.001" office:value-type="float" office:value="0.13254" calcext:value-type="float">
            <text:p>0,13254</text:p>
          </table:table-cell>
          <table:table-cell table:formula="of:=[.A151]*1000000" office:value-type="float" office:value="4000000" calcext:value-type="float">
            <text:p>4000000</text:p>
          </table:table-cell>
          <table:table-cell table:number-columns-repeated="3"/>
          <table:table-cell table:formula="of:=([.$L$160]-[.L151])/[.$L$160]" office:value-type="float" office:value="0.767828051920753" calcext:value-type="float">
            <text:p>0,767828051920753</text:p>
          </table:table-cell>
          <table:table-cell table:formula="of:=[.M151]/[.$M$160]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string" calcext:value-type="string">
            <text:p><text:s/>MeV</text:p>
          </table:table-cell>
          <table:table-cell office:value-type="float" office:value="1.06" calcext:value-type="float">
            <text:p>1,06</text:p>
          </table:table-cell>
          <table:table-cell office:value-type="float" office:value="0.0006323" calcext:value-type="float">
            <text:p>0,0006323</text:p>
          </table:table-cell>
          <table:table-cell office:value-type="float" office:value="157.63" calcext:value-type="float">
            <text:p>157,63</text:p>
          </table:table-cell>
          <table:table-cell office:value-type="string" calcext:value-type="string">
            <text:p>mm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90 mm</text:p>
          </table:table-cell>
          <table:table-cell table:number-columns-repeated="2"/>
          <table:table-cell table:formula="of:=[.E152]*0.001" office:value-type="float" office:value="0.15763" calcext:value-type="float">
            <text:p>0,15763</text:p>
          </table:table-cell>
          <table:table-cell table:formula="of:=[.A152]*1000000" office:value-type="float" office:value="4500000" calcext:value-type="float">
            <text:p>4500000</text:p>
          </table:table-cell>
          <table:table-cell table:number-columns-repeated="3"/>
          <table:table-cell table:formula="of:=([.$L$160]-[.L152])/[.$L$160]" office:value-type="float" office:value="0.723877590344562" calcext:value-type="float">
            <text:p>0,723877590344562</text:p>
          </table:table-cell>
          <table:table-cell table:formula="of:=[.M152]/[.$M$160]"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MeV</text:p>
          </table:table-cell>
          <table:table-cell office:value-type="float" office:value="0.9795" calcext:value-type="float">
            <text:p>0,9795</text:p>
          </table:table-cell>
          <table:table-cell office:value-type="float" office:value="0.0005757" calcext:value-type="float">
            <text:p>0,0005757</text:p>
          </table:table-cell>
          <table:table-cell office:value-type="float" office:value="184.88" calcext:value-type="float">
            <text:p>184,88</text:p>
          </table:table-cell>
          <table:table-cell office:value-type="string" calcext:value-type="string">
            <text:p>mm</text:p>
          </table:table-cell>
          <table:table-cell office:value-type="float" office:value="6.82" calcext:value-type="float">
            <text:p>6,8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2,09 mm</text:p>
          </table:table-cell>
          <table:table-cell table:number-columns-repeated="2"/>
          <table:table-cell table:formula="of:=[.E153]*0.001" office:value-type="float" office:value="0.18488" calcext:value-type="float">
            <text:p>0,18488</text:p>
          </table:table-cell>
          <table:table-cell table:formula="of:=[.A153]*1000000" office:value-type="float" office:value="5000000" calcext:value-type="float">
            <text:p>5000000</text:p>
          </table:table-cell>
          <table:table-cell table:number-columns-repeated="3"/>
          <table:table-cell table:formula="of:=([.$L$160]-[.L153])/[.$L$160]" office:value-type="float" office:value="0.676143430203023" calcext:value-type="float">
            <text:p>0,676143430203023</text:p>
          </table:table-cell>
          <table:table-cell table:formula="of:=[.M153]/[.$M$160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string" calcext:value-type="string">
            <text:p><text:s/>MeV</text:p>
          </table:table-cell>
          <table:table-cell office:value-type="float" office:value="0.9111" calcext:value-type="float">
            <text:p>0,9111</text:p>
          </table:table-cell>
          <table:table-cell office:value-type="float" office:value="0.0005289" calcext:value-type="float">
            <text:p>0,0005289</text:p>
          </table:table-cell>
          <table:table-cell office:value-type="float" office:value="214.28" calcext:value-type="float">
            <text:p>214,28</text:p>
          </table:table-cell>
          <table:table-cell office:value-type="string" calcext:value-type="string">
            <text:p>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2,30 mm</text:p>
          </table:table-cell>
          <table:table-cell table:number-columns-repeated="2"/>
          <table:table-cell table:formula="of:=[.E154]*0.001" office:value-type="float" office:value="0.21428" calcext:value-type="float">
            <text:p>0,21428</text:p>
          </table:table-cell>
          <table:table-cell table:formula="of:=[.A154]*1000000" office:value-type="float" office:value="5500000" calcext:value-type="float">
            <text:p>5500000</text:p>
          </table:table-cell>
          <table:table-cell table:number-columns-repeated="3"/>
          <table:table-cell table:formula="of:=([.$L$160]-[.L154])/[.$L$160]" office:value-type="float" office:value="0.624643088619125" calcext:value-type="float">
            <text:p>0,624643088619125</text:p>
          </table:table-cell>
          <table:table-cell table:formula="of:=[.M154]/[.$M$160]"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MeV</text:p>
          </table:table-cell>
          <table:table-cell office:value-type="float" office:value="0.8521" calcext:value-type="float">
            <text:p>0,8521</text:p>
          </table:table-cell>
          <table:table-cell office:value-type="float" office:value="0.0004894" calcext:value-type="float">
            <text:p>0,0004894</text:p>
          </table:table-cell>
          <table:table-cell office:value-type="float" office:value="245.8" calcext:value-type="float">
            <text:p>245,8</text:p>
          </table:table-cell>
          <table:table-cell office:value-type="string" calcext:value-type="string">
            <text:p>mm</text:p>
          </table:table-cell>
          <table:table-cell office:value-type="float" office:value="9.17" calcext:value-type="float">
            <text:p>9,17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2,53 mm</text:p>
          </table:table-cell>
          <table:table-cell table:number-columns-repeated="2"/>
          <table:table-cell table:formula="of:=[.E155]*0.001" office:value-type="float" office:value="0.2458" calcext:value-type="float">
            <text:p>0,2458</text:p>
          </table:table-cell>
          <table:table-cell table:formula="of:=[.A155]*1000000" office:value-type="float" office:value="6000000" calcext:value-type="float">
            <text:p>6000000</text:p>
          </table:table-cell>
          <table:table-cell table:number-columns-repeated="3"/>
          <table:table-cell table:formula="of:=([.$L$160]-[.L155])/[.$L$160]" office:value-type="float" office:value="0.56942911696183" calcext:value-type="float">
            <text:p>0,56942911696183</text:p>
          </table:table-cell>
          <table:table-cell table:formula="of:=[.M155]/[.$M$160]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string" calcext:value-type="string">
            <text:p><text:s/>MeV</text:p>
          </table:table-cell>
          <table:table-cell office:value-type="float" office:value="0.8007" calcext:value-type="float">
            <text:p>0,8007</text:p>
          </table:table-cell>
          <table:table-cell office:value-type="float" office:value="0.0004556" calcext:value-type="float">
            <text:p>0,0004556</text:p>
          </table:table-cell>
          <table:table-cell office:value-type="float" office:value="279.42" calcext:value-type="float">
            <text:p>279,42</text:p>
          </table:table-cell>
          <table:table-cell office:value-type="string" calcext:value-type="string">
            <text:p>mm</text:p>
          </table:table-cell>
          <table:table-cell office:value-type="float" office:value="10.35" calcext:value-type="float">
            <text:p>10,3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2,78 mm</text:p>
          </table:table-cell>
          <table:table-cell table:number-columns-repeated="2"/>
          <table:table-cell table:formula="of:=[.E156]*0.001" office:value-type="float" office:value="0.27942" calcext:value-type="float">
            <text:p>0,27942</text:p>
          </table:table-cell>
          <table:table-cell table:formula="of:=[.A156]*1000000" office:value-type="float" office:value="6500000" calcext:value-type="float">
            <text:p>6500000</text:p>
          </table:table-cell>
          <table:table-cell table:number-columns-repeated="3"/>
          <table:table-cell table:formula="of:=([.$L$160]-[.L156])/[.$L$160]" office:value-type="float" office:value="0.510536549477114" calcext:value-type="float">
            <text:p>0,510536549477114</text:p>
          </table:table-cell>
          <table:table-cell table:formula="of:=[.M156]/[.$M$160]"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MeV</text:p>
          </table:table-cell>
          <table:table-cell office:value-type="float" office:value="0.7556" calcext:value-type="float">
            <text:p>0,7556</text:p>
          </table:table-cell>
          <table:table-cell office:value-type="float" office:value="0.0004264" calcext:value-type="float">
            <text:p>0,0004264</text:p>
          </table:table-cell>
          <table:table-cell office:value-type="float" office:value="315.12" calcext:value-type="float">
            <text:p>315,12</text:p>
          </table:table-cell>
          <table:table-cell office:value-type="string" calcext:value-type="string">
            <text:p>mm</text:p>
          </table:table-cell>
          <table:table-cell office:value-type="float" office:value="11.53" calcext:value-type="float">
            <text:p>11,5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3,04 mm</text:p>
          </table:table-cell>
          <table:table-cell table:number-columns-repeated="2"/>
          <table:table-cell table:formula="of:=[.E157]*0.001" office:value-type="float" office:value="0.31512" calcext:value-type="float">
            <text:p>0,31512</text:p>
          </table:table-cell>
          <table:table-cell table:formula="of:=[.A157]*1000000" office:value-type="float" office:value="7000000" calcext:value-type="float">
            <text:p>7000000</text:p>
          </table:table-cell>
          <table:table-cell table:number-columns-repeated="3"/>
          <table:table-cell table:formula="of:=([.$L$160]-[.L157])/[.$L$160]" office:value-type="float" office:value="0.448000420410952" calcext:value-type="float">
            <text:p>0,448000420410952</text:p>
          </table:table-cell>
          <table:table-cell table:formula="of:=[.M157]/[.$M$160]"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MeV</text:p>
          </table:table-cell>
          <table:table-cell office:value-type="float" office:value="0.6798" calcext:value-type="float">
            <text:p>0,6798</text:p>
          </table:table-cell>
          <table:table-cell office:value-type="float" office:value="0.0003784" calcext:value-type="float">
            <text:p>0,0003784</text:p>
          </table:table-cell>
          <table:table-cell office:value-type="float" office:value="392.62" calcext:value-type="float">
            <text:p>392,62</text:p>
          </table:table-cell>
          <table:table-cell office:value-type="string" calcext:value-type="string">
            <text:p>mm</text:p>
          </table:table-cell>
          <table:table-cell office:value-type="float" office:value="15.95" calcext:value-type="float">
            <text:p>15,9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3,62 mm</text:p>
          </table:table-cell>
          <table:table-cell table:number-columns-repeated="2"/>
          <table:table-cell table:formula="of:=[.E158]*0.001" office:value-type="float" office:value="0.39262" calcext:value-type="float">
            <text:p>0,39262</text:p>
          </table:table-cell>
          <table:table-cell table:formula="of:=[.A158]*1000000" office:value-type="float" office:value="8000000" calcext:value-type="float">
            <text:p>8000000</text:p>
          </table:table-cell>
          <table:table-cell table:number-columns-repeated="3"/>
          <table:table-cell table:formula="of:=([.$L$160]-[.L158])/[.$L$160]" office:value-type="float" office:value="0.312242717256118" calcext:value-type="float">
            <text:p>0,312242717256118</text:p>
          </table:table-cell>
          <table:table-cell table:formula="of:=[.M158]/[.$M$160]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MeV</text:p>
          </table:table-cell>
          <table:table-cell office:value-type="float" office:value="0.6241" calcext:value-type="float">
            <text:p>0,6241</text:p>
          </table:table-cell>
          <table:table-cell office:value-type="float" office:value="0.0003405" calcext:value-type="float">
            <text:p>0,0003405</text:p>
          </table:table-cell>
          <table:table-cell office:value-type="float" office:value="477.9" calcext:value-type="float">
            <text:p>477,9</text:p>
          </table:table-cell>
          <table:table-cell office:value-type="string" calcext:value-type="string">
            <text:p>mm</text:p>
          </table:table-cell>
          <table:table-cell office:value-type="float" office:value="20.03" calcext:value-type="float">
            <text:p>20,0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4,27 mm</text:p>
          </table:table-cell>
          <table:table-cell table:number-columns-repeated="2"/>
          <table:table-cell table:formula="of:=[.E159]*0.001" office:value-type="float" office:value="0.4779" calcext:value-type="float">
            <text:p>0,4779</text:p>
          </table:table-cell>
          <table:table-cell table:formula="of:=[.A159]*1000000" office:value-type="float" office:value="9000000" calcext:value-type="float">
            <text:p>9000000</text:p>
          </table:table-cell>
          <table:table-cell table:number-columns-repeated="3"/>
          <table:table-cell table:formula="of:=([.$L$160]-[.L159])/[.$L$160]" office:value-type="float" office:value="0.162856692416837" calcext:value-type="float">
            <text:p>0,162856692416837</text:p>
          </table:table-cell>
          <table:table-cell table:formula="of:=[.M159]/[.$M$160]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MeV</text:p>
          </table:table-cell>
          <table:table-cell office:value-type="float" office:value="0.572" calcext:value-type="float">
            <text:p>0,572</text:p>
          </table:table-cell>
          <table:table-cell office:value-type="float" office:value="0.0003097" calcext:value-type="float">
            <text:p>0,0003097</text:p>
          </table:table-cell>
          <table:table-cell office:value-type="float" office:value="570.87" calcext:value-type="float">
            <text:p>570,87</text:p>
          </table:table-cell>
          <table:table-cell office:value-type="string" calcext:value-type="string">
            <text:p>mm</text:p>
          </table:table-cell>
          <table:table-cell office:value-type="float" office:value="23.99" calcext:value-type="float">
            <text:p>23,99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4,97 mm</text:p>
          </table:table-cell>
          <table:table-cell table:number-columns-repeated="2"/>
          <table:table-cell table:formula="of:=[.E160]*0.001" office:value-type="float" office:value="0.57087" calcext:value-type="float">
            <text:p>0,57087</text:p>
          </table:table-cell>
          <table:table-cell table:formula="of:=[.A160]*1000000" office:value-type="float" office:value="10000000" calcext:value-type="float">
            <text:p>10000000</text:p>
          </table:table-cell>
          <table:table-cell table:number-columns-repeated="3"/>
          <table:table-cell table:formula="of:=([.$L$160]-[.L160])/[.$L$160]" office:value-type="float" office:value="0" calcext:value-type="float">
            <text:p>0</text:p>
          </table:table-cell>
          <table:table-cell table:formula="of:=[.M160]/[.$M$1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--------</text:p>
          </table:table-cell>
          <table:table-cell office:value-type="string" calcext:value-type="string">
            <text:p>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Multip</text:p>
          </table:table-cell>
          <table:table-cell office:value-type="string" calcext:value-type="string">
            <text:p>ly Sto</text:p>
          </table:table-cell>
          <table:table-cell office:value-type="string" calcext:value-type="string">
            <text:p>pping by</text:p>
          </table:table-cell>
          <table:table-cell office:value-type="string" calcext:value-type="string">
            <text:p><text:s text:c="5"/>for Sto</text:p>
          </table:table-cell>
          <table:table-cell office:value-type="string" calcext:value-type="string">
            <text:p>pping U</text:p>
          </table:table-cell>
          <table:table-cell office:value-type="string" calcext:value-type="string">
            <text:p>ni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<text:s text:c="4"/>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table:number-columns-repeated="12"/>
        </table:table-row>
        <table:table-row table:style-name="ro1">
          <table:table-cell office:value-type="float" office:value="1.799" calcext:value-type="float">
            <text:p>1,799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string" calcext:value-type="string">
            <text:p><text:s text:c="5"/>eV / An</text:p>
          </table:table-cell>
          <table:table-cell office:value-type="string" calcext:value-type="string">
            <text:p>gstrom</text:p>
          </table:table-cell>
          <table:table-cell table:number-columns-repeated="13"/>
        </table:table-row>
        <table:table-row table:style-name="ro1">
          <table:table-cell office:value-type="float" office:value="1.799" calcext:value-type="float">
            <text:p>1,799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<text:s text:c="4"/>keV / mi</text:p>
          </table:table-cell>
          <table:table-cell office:value-type="string" calcext:value-type="string">
            <text:p>cron</text:p>
          </table:table-cell>
          <table:table-cell table:number-columns-repeated="13"/>
        </table:table-row>
        <table:table-row table:style-name="ro1">
          <table:table-cell office:value-type="float" office:value="1.799" calcext:value-type="float">
            <text:p>1,799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<text:s text:c="4"/>MeV / mm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keV / (u</text:p>
          </table:table-cell>
          <table:table-cell office:value-type="string" calcext:value-type="string">
            <text:p>g/cm2)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MeV / (m</text:p>
          </table:table-cell>
          <table:table-cell office:value-type="string" calcext:value-type="string">
            <text:p>g/cm2)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keV / (m</text:p>
          </table:table-cell>
          <table:table-cell office:value-type="string" calcext:value-type="string">
            <text:p>g/cm2)</text:p>
          </table:table-cell>
          <table:table-cell table:number-columns-repeated="13"/>
        </table:table-row>
        <table:table-row table:style-name="ro1">
          <table:table-cell office:value-type="float" office:value="6.647" calcext:value-type="float">
            <text:p>6,6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5"/>eV / (1</text:p>
          </table:table-cell>
          <table:table-cell office:value-type="string" calcext:value-type="string">
            <text:p>E15 ato</text:p>
          </table:table-cell>
          <table:table-cell office:value-type="string" calcext:value-type="string">
            <text:p>ms/c</text:p>
          </table:table-cell>
          <table:table-cell office:value-type="string" calcext:value-type="string">
            <text:p>m2)</text:p>
          </table:table-cell>
          <table:table-cell table:number-columns-repeated="11"/>
        </table:table-row>
        <table:table-row table:style-name="ro1">
          <table:table-cell office:value-type="float" office:value="6.998" calcext:value-type="float">
            <text:p>6,99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<text:s text:c="4"/>L.S.S. r</text:p>
          </table:table-cell>
          <table:table-cell office:value-type="string" calcext:value-type="string">
            <text:p>educed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======</text:p>
          </table:table-cell>
          <table:table-cell table:formula="of:======" office:value-type="string" office:string-value="" calcext:value-type="error">
            <text:p>Err :510</text:p>
          </table:table-cell>
          <table:table-cell table:formula="of:===========" office:value-type="string" office:string-value="" calcext:value-type="error">
            <text:p>Err :510</text:p>
          </table:table-cell>
          <table:table-cell table:formula="of:============" office:value-type="string" office:string-value="" calcext:value-type="error">
            <text:p>Err :510</text:p>
          </table:table-cell>
          <table:table-cell table:formula="of:=======" office:value-type="string" office:string-value="" calcext:value-type="error">
            <text:p>Err :510</text:p>
          </table:table-cell>
          <table:table-cell table:formula="of:====" office:value-type="string" office:string-value="" calcext:value-type="error">
            <text:p>Err :510</text:p>
          </table:table-cell>
          <table:table-cell table:formula="of:========" office:value-type="string" office:string-value="" calcext:value-type="error">
            <text:p>Err :510</text:p>
          </table:table-cell>
          <table:table-cell table:formula="of:====" office:value-type="string" office:string-value="" calcext:value-type="error">
            <text:p>Err :510</text:p>
          </table:table-cell>
          <table:table-cell table:formula="of:========" office:value-type="string" office:string-value="" calcext:value-type="error">
            <text:p>Err :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(C) 19</text:p>
          </table:table-cell>
          <table:table-cell office:value-type="float" office:value="84.198" calcext:value-type="float">
            <text:p>84,198</text:p>
          </table:table-cell>
          <table:table-cell office:value-type="string" calcext:value-type="string">
            <text:p>9,1992,1998</text:p>
          </table:table-cell>
          <table:table-cell office:value-type="string" calcext:value-type="string">
            <text:p>,2008 by J.P</text:p>
          </table:table-cell>
          <table:table-cell office:value-type="string" calcext:value-type="string">
            <text:p>. Biers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and J.F.</text:p>
          </table:table-cell>
          <table:table-cell office:value-type="string" calcext:value-type="string">
            <text:p><text:s/>Zie</text:p>
          </table:table-cell>
          <table:table-cell office:value-type="string" calcext:value-type="string">
            <text:p>gler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1T22:17:41.720000000</dc:date>
    <meta:editing-duration>PT1M52S</meta:editing-duration>
    <meta:editing-cycles>1</meta:editing-cycles>
    <meta:document-statistic meta:table-count="1" meta:cell-count="2139" meta:object-count="0"/>
    <meta:generator>LibreOffice/6.0.0.3$Windows_X86_64 LibreOffice_project/64a0f66915f38c6217de274f0aa8e15618924765</meta:generator>
  </office:meta>
</office:document-meta>
</file>